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pitch="fixed"/>
    <style:font-face style:name="Liberation Sans5" svg:font-family="'Liberation Sans'" style:font-family-generic="swiss" style:font-pitch="fixed"/>
    <style:font-face style:name="Lucida Console2" svg:font-family="'Lucida Console'" style:font-family-generic="swiss" style:font-pitch="fixed"/>
    <style:font-face style:name="Liberation Sans2" svg:font-family="'Liberation Sans'" style:font-pitch="variable"/>
    <style:font-face style:name="Lucida Console" svg:font-family="'Lucida Conso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iberation Sans3" svg:font-family="'Liberation Sans'" style:font-family-generic="swiss" style:font-pitch="variable"/>
    <style:font-face style:name="Liberation Sans4" svg:font-family="'Liberation Sans'" style:font-adornments="Italic"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83ca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style:text-properties fo:font-size="24pt" style:font-size-asian="24pt" style:font-size-complex="24pt"/>
    </style:style>
    <style:style style:name="P3" style:family="paragraph">
      <style:text-properties fo:color="#808080"/>
    </style:style>
    <style:style style:name="P4" style:family="paragraph">
      <style:paragraph-properties fo:margin-left="2.896cm" fo:margin-right="0cm" fo:text-indent="0cm"/>
    </style:style>
    <style:style style:name="P5" style:family="paragraph">
      <style:paragraph-properties fo:margin-left="0cm" fo:margin-right="0cm" fo:text-indent="0cm"/>
    </style:style>
    <style:style style:name="P6" style:family="paragraph">
      <style:text-properties style:font-name="Comic Sans MS"/>
    </style:style>
    <style:style style:name="P7" style:family="paragraph">
      <style:text-properties style:font-name="Lucida Console1" fo:font-size="20pt" style:font-size-asian="20pt" style:font-size-complex="20pt"/>
    </style:style>
    <style:style style:name="P8" style:family="paragraph">
      <style:text-properties fo:color="#808080" style:font-name="Lucida Console1" fo:font-size="20pt" style:font-size-asian="20pt" style:font-size-complex="20pt"/>
    </style:style>
    <style:style style:name="P9" style:family="paragraph">
      <style:paragraph-properties fo:text-align="center"/>
    </style:style>
    <style:style style:name="P10" style:family="paragraph">
      <style:text-properties fo:font-size="36pt" style:font-size-asian="36pt" style:font-size-complex="36pt"/>
    </style:style>
    <style:style style:name="P11" style:family="paragraph">
      <style:paragraph-properties fo:margin-left="1.27cm" fo:margin-right="0cm" fo:text-indent="0cm"/>
    </style:style>
    <style:style style:name="P12" style:family="paragraph">
      <style:text-properties fo:color="#ff0000" fo:font-size="54pt" fo:font-weight="bold" style:font-size-asian="54pt" style:font-weight-asian="bold" style:font-size-complex="54pt" style:font-weight-complex="bold"/>
    </style:style>
    <style:style style:name="P13" style:family="paragraph">
      <style:text-properties style:font-name="Lucida Console1" fo:font-size="24pt" style:font-size-asian="24pt" style:font-size-complex="24pt"/>
    </style:style>
    <style:style style:name="P14" style:family="paragraph">
      <style:text-properties style:font-name="Lucida Console1" fo:font-size="22pt" style:font-size-asian="22pt" style:font-size-complex="22pt"/>
    </style:style>
    <style:style style:name="P15" style:family="paragraph">
      <style:paragraph-properties fo:margin-left="1.372cm" fo:margin-right="0cm" fo:text-indent="0cm"/>
    </style:style>
    <style:style style:name="P16" style:family="paragraph">
      <style:text-properties fo:font-size="20pt"/>
    </style:style>
    <style:style style:name="P17" style:family="paragraph">
      <style:text-properties fo:font-size="18pt"/>
    </style:style>
    <style:style style:name="P18" style:family="paragraph">
      <style:text-properties fo:color="#000000" fo:font-size="32pt" fo:font-weight="normal" style:font-size-asian="32pt" style:font-weight-asian="normal" style:font-size-complex="32pt" style:font-weight-complex="normal"/>
    </style:style>
    <style:style style:name="P19" style:family="paragraph">
      <style:text-properties fo:color="#000000" style:font-name="Lucida Console1" fo:font-size="24pt" style:font-size-asian="24pt" style:font-size-complex="24pt"/>
    </style:style>
    <style:style style:name="P20" style:family="paragraph">
      <style:paragraph-properties fo:margin-left="1.1cm" fo:margin-right="0cm" fo:text-indent="0cm"/>
    </style:style>
    <style:style style:name="P21" style:family="paragraph">
      <style:paragraph-properties fo:margin-left="0.914cm" fo:margin-right="0cm" fo:text-indent="0cm"/>
    </style:style>
    <style:style style:name="P22" style:family="paragraph">
      <style:paragraph-properties fo:margin-left="0.965cm" fo:margin-right="0cm" fo:text-indent="0cm"/>
    </style:style>
    <style:style style:name="P23" style:family="paragraph">
      <style:paragraph-properties fo:margin-left="0.965cm" fo:margin-right="0cm" fo:text-indent="0cm"/>
      <style:text-properties style:font-name="Lucida Console1" fo:font-size="26pt" style:font-size-asian="26pt" style:font-size-complex="26pt"/>
    </style:style>
    <style:style style:name="P24" style:family="paragraph">
      <style:paragraph-properties fo:margin-left="0.61cm" fo:margin-right="0cm" fo:text-indent="0cm"/>
    </style:style>
    <style:style style:name="P25" style:family="paragraph">
      <style:paragraph-properties fo:margin-left="2.591cm" fo:margin-right="0cm" fo:text-indent="0cm"/>
    </style:style>
    <style:style style:name="P26" style:family="paragraph">
      <style:text-properties fo:font-size="32pt" style:font-size-asian="32pt" style:font-size-complex="32pt"/>
    </style:style>
    <style:style style:name="P27" style:family="paragraph">
      <style:paragraph-properties fo:margin-left="1.422cm" fo:margin-right="0cm" fo:text-indent="0cm"/>
    </style:style>
    <style:style style:name="P28" style:family="paragraph">
      <style:paragraph-properties fo:margin-left="1.118cm" fo:margin-right="0cm" fo:text-indent="0cm"/>
    </style:style>
    <style:style style:name="P29" style:family="paragraph">
      <style:text-properties fo:color="#000000" fo:font-size="36pt" fo:font-weight="normal" style:font-size-asian="36pt" style:font-weight-asian="normal" style:font-size-complex="36pt" style:font-weight-complex="normal"/>
    </style:style>
    <style:style style:name="P30" style:family="paragraph">
      <style:paragraph-properties fo:margin-left="2.642cm" fo:margin-right="0cm" fo:text-indent="0cm"/>
    </style:style>
    <style:style style:name="P31" style:family="paragraph">
      <style:paragraph-properties fo:margin-left="2.54cm" fo:margin-right="0cm" fo:text-indent="0cm"/>
    </style:style>
    <style:style style:name="P32" style:family="paragraph">
      <style:text-properties fo:font-size="40pt" style:font-size-asian="40pt" style:font-size-complex="40pt"/>
    </style:style>
    <style:style style:name="P33" style:family="paragraph">
      <style:paragraph-properties fo:margin-left="0.102cm" fo:margin-right="0cm" fo:text-indent="0cm"/>
    </style:style>
    <style:style style:name="P34" style:family="paragraph">
      <style:paragraph-properties fo:margin-left="1.067cm" fo:margin-right="0cm" fo:text-indent="0cm"/>
    </style:style>
    <style:style style:name="P35" style:family="paragraph">
      <style:paragraph-properties fo:margin-left="1.168cm" fo:margin-right="0cm" fo:text-indent="0cm"/>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color="#c0c0c0"/>
    </style:style>
    <style:style style:name="T5" style:family="text">
      <style:text-properties fo:color="#808080"/>
    </style:style>
    <style:style style:name="T6" style:family="text">
      <style:text-properties fo:color="#808080" style:text-line-through-style="solid" style:text-line-through-type="single"/>
    </style:style>
    <style:style style:name="T7" style:family="text">
      <style:text-properties fo:color="#000000" style:text-line-through-style="none" style:text-line-through-type="none"/>
    </style:style>
    <style:style style:name="T8" style:family="text">
      <style:text-properties fo:color="#808080" style:text-line-through-style="none" style:text-line-through-type="none"/>
    </style:style>
    <style:style style:name="T9" style:family="text">
      <style:text-properties style:text-line-through-style="none" style:text-line-through-type="none"/>
    </style:style>
    <style:style style:name="T10" style:family="text">
      <style:text-properties style:text-line-through-style="none" style:text-line-through-type="none" fo:font-style="italic" style:font-style-asian="italic" style:font-style-complex="italic"/>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808080" fo:font-style="italic"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color="#808080" fo:font-size="28pt" fo:font-style="italic" style:font-size-asian="28pt" style:font-style-asian="italic" style:font-size-complex="28pt" style:font-style-complex="italic"/>
    </style:style>
    <style:style style:name="T1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8"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9" style:family="text">
      <style:text-properties fo:color="#808080" fo:font-size="32pt" fo:font-style="normal" fo:font-weight="normal" style:font-size-asian="32pt" style:font-style-asian="normal" style:font-weight-asian="normal" style:font-size-complex="32pt" style:font-style-complex="normal" style:font-weight-complex="normal"/>
    </style:style>
    <style:style style:name="T20" style:family="text">
      <style:text-properties fo:color="#808080" fo:font-size="26pt" fo:font-style="normal" fo:font-weight="normal" style:font-size-asian="26pt" style:font-style-asian="normal" style:font-weight-asian="normal" style:font-size-complex="26pt" style:font-style-complex="normal" style:font-weight-complex="normal"/>
    </style:style>
    <style:style style:name="T21" style:family="text">
      <style:text-properties fo:font-style="italic" style:font-style-asian="italic" style:font-style-complex="italic"/>
    </style:style>
    <style:style style:name="T22" style:family="text">
      <style:text-properties fo:color="#ff00ff" style:font-name="Comic Sans MS"/>
    </style:style>
    <style:style style:name="T23" style:family="text">
      <style:text-properties style:font-name="Comic Sans MS"/>
    </style:style>
    <style:style style:name="T24" style:family="text">
      <style:text-properties fo:color="#00ff00" style:font-name="Comic Sans MS"/>
    </style:style>
    <style:style style:name="T25" style:family="text">
      <style:text-properties fo:color="#004586" style:font-name="Comic Sans MS"/>
    </style:style>
    <style:style style:name="T26" style:family="text">
      <style:text-properties fo:color="#ff0000" style:font-name="Comic Sans MS"/>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Lucida Console1"/>
    </style:style>
    <style:style style:name="T29" style:family="text">
      <style:text-properties style:font-name="Lucida Console1" fo:font-size="26pt" style:font-size-asian="26pt" style:font-size-complex="26pt"/>
    </style:style>
    <style:style style:name="T30" style:family="text">
      <style:text-properties style:font-name="Lucida Console1" fo:font-size="20pt" style:font-size-asian="20pt" style:font-size-complex="20pt"/>
    </style:style>
    <style:style style:name="T31" style:family="text">
      <style:text-properties fo:color="#808080" style:font-name="Lucida Console1" fo:font-size="20pt" style:font-size-asian="20pt" style:font-size-complex="20pt"/>
    </style:style>
    <style:style style:name="T32" style:family="text">
      <style:text-properties fo:color="#0000ff" style:font-name="Lucida Console1" fo:font-size="20pt" style:font-size-asian="20pt" style:font-size-complex="20pt"/>
    </style:style>
    <style:style style:name="T33" style:family="text">
      <style:text-properties fo:color="#808080" style:font-name="Lucida Console1" fo:font-size="20pt" fo:font-weight="normal" style:font-size-asian="20pt" style:font-weight-asian="normal" style:font-size-complex="20pt" style:font-weight-complex="normal"/>
    </style:style>
    <style:style style:name="T34" style:family="text">
      <style:text-properties fo:font-size="14pt" style:font-size-asian="14pt" style:font-size-complex="14pt"/>
    </style:style>
    <style:style style:name="T35" style:family="text">
      <style:text-properties fo:color="#808080" fo:font-size="14pt" style:font-size-asian="14pt" style:font-size-complex="14pt"/>
    </style:style>
    <style:style style:name="T36" style:family="text">
      <style:text-properties style:font-name="Liberation Sans4" fo:font-size="32pt" style:font-size-asian="32pt" style:font-size-complex="32pt"/>
    </style:style>
    <style:style style:name="T37" style:family="text">
      <style:text-properties style:font-name="Liberation Sans4" fo:font-size="28pt" style:font-size-asian="28pt" style:font-size-complex="28pt"/>
    </style:style>
    <style:style style:name="T38" style:family="text">
      <style:text-properties fo:font-size="36pt" style:font-size-asian="36pt" style:font-size-complex="36pt"/>
    </style:style>
    <style:style style:name="T39" style:family="text">
      <style:text-properties fo:color="#94bd5e" style:font-name="Lucida Console1" fo:font-size="20pt" style:font-size-asian="20pt" style:font-size-complex="20pt"/>
    </style:style>
    <style:style style:name="T40" style:family="text">
      <style:text-properties fo:color="#000000" style:font-name="Lucida Console1" fo:font-size="20pt" style:font-size-asian="20pt" style:font-size-complex="20pt"/>
    </style:style>
    <style:style style:name="T41" style:family="text">
      <style:text-properties style:font-name="Lucida Console1" fo:font-size="24pt" style:font-size-asian="24pt" style:font-size-complex="24pt"/>
    </style:style>
    <style:style style:name="T42" style:family="text">
      <style:text-properties fo:color="#94bd5e" style:font-name="Lucida Console1" fo:font-size="24pt" style:font-size-asian="24pt" style:font-size-complex="24pt"/>
    </style:style>
    <style:style style:name="T43" style:family="text">
      <style:text-properties fo:color="#000000" fo:font-size="40pt" fo:font-weight="normal" style:font-size-asian="40pt" style:font-weight-asian="normal" style:font-size-complex="40pt" style:font-weight-complex="normal"/>
    </style:style>
    <style:style style:name="T44" style:family="text">
      <style:text-properties fo:color="#ff0000" fo:font-size="54pt" fo:font-weight="bold" style:font-size-asian="54pt" style:font-weight-asian="bold" style:font-size-complex="54pt" style:font-weight-complex="bold"/>
    </style:style>
    <style:style style:name="T45" style:family="text">
      <style:text-properties fo:color="#808080" fo:font-size="20pt" style:font-size-asian="20pt" style:font-size-complex="20pt"/>
    </style:style>
    <style:style style:name="T46" style:family="text">
      <style:text-properties fo:color="#808080" style:font-name="Lucida Console1" fo:font-size="24pt" style:font-size-asian="24pt" style:font-size-complex="24pt"/>
    </style:style>
    <style:style style:name="T47" style:family="text">
      <style:text-properties style:font-name="Lucida Console1" fo:font-size="24pt" fo:font-weight="bold" style:font-size-asian="24pt" style:font-weight-asian="bold" style:font-size-complex="24pt" style:font-weight-complex="bold"/>
    </style:style>
    <style:style style:name="T48" style:family="text">
      <style:text-properties fo:color="#808080" style:font-name="Lucida Console1" fo:font-size="24pt" fo:font-weight="normal" style:font-size-asian="24pt" style:font-weight-asian="normal" style:font-size-complex="24pt" style:font-weight-complex="normal"/>
    </style:style>
    <style:style style:name="T49" style:family="text">
      <style:text-properties fo:color="#000000" style:font-name="Lucida Console1" fo:font-size="24pt" style:font-size-asian="24pt" style:font-size-complex="24pt"/>
    </style:style>
    <style:style style:name="T50" style:family="text">
      <style:text-properties fo:color="#000000" style:font-name="Lucida Console1" fo:font-size="24pt" fo:font-weight="bold" style:font-size-asian="24pt" style:font-weight-asian="bold" style:font-size-complex="24pt" style:font-weight-complex="bold"/>
    </style:style>
    <style:style style:name="T51" style:family="text">
      <style:text-properties style:font-name="Lucida Console1" fo:font-size="22pt" style:font-size-asian="22pt" style:font-size-complex="22pt"/>
    </style:style>
    <style:style style:name="T52" style:family="text">
      <style:text-properties fo:color="#0047ff" style:font-name="Lucida Console1" fo:font-size="22pt" style:font-size-asian="22pt" style:font-size-complex="22pt"/>
    </style:style>
    <style:style style:name="T53" style:family="text">
      <style:text-properties fo:color="#808080" style:font-name="Lucida Console1" fo:font-size="22pt" style:font-size-asian="22pt" style:font-size-complex="22pt"/>
    </style:style>
    <style:style style:name="T54" style:family="text">
      <style:text-properties fo:color="#808080" style:font-name="Lucida Console1" fo:font-size="22pt" fo:font-weight="normal" style:font-size-asian="22pt" style:font-weight-asian="normal" style:font-size-complex="22pt" style:font-weight-complex="normal"/>
    </style:style>
    <style:style style:name="T55" style:family="text">
      <style:text-properties fo:color="#000000" style:font-name="Lucida Console1" fo:font-size="22pt" fo:font-weight="bold" style:font-size-asian="22pt" style:font-weight-asian="bold" style:font-size-complex="22pt" style:font-weight-complex="bold"/>
    </style:style>
    <style:style style:name="T56" style:family="text">
      <style:text-properties fo:color="#000000" style:font-name="Liberation Sans4" fo:font-size="32pt" fo:font-weight="normal" style:font-size-asian="32pt" style:font-weight-asian="normal" style:font-size-complex="32pt" style:font-weight-complex="normal"/>
    </style:style>
    <style:style style:name="T57" style:family="text">
      <style:text-properties fo:color="#808080" style:font-name="Liberation Sans4" fo:font-size="32pt" fo:font-weight="normal" style:font-size-asian="32pt" style:font-weight-asian="normal" style:font-size-complex="32pt" style:font-weight-complex="normal"/>
    </style:style>
    <style:style style:name="T58" style:family="text">
      <style:text-properties fo:color="#0047ff" style:font-name="Liberation Sans4" fo:font-size="32pt" fo:font-weight="normal" style:font-size-asian="32pt" style:font-weight-asian="normal" style:font-size-complex="32pt" style:font-weight-complex="normal"/>
    </style:style>
    <style:style style:name="T59" style:family="text">
      <style:text-properties fo:color="#0047ff" style:font-name="Lucida Console1" fo:font-size="22pt" fo:font-weight="normal" style:font-size-asian="22pt" style:font-weight-asian="normal" style:font-size-complex="22pt" style:font-weight-complex="normal"/>
    </style:style>
    <style:style style:name="T60" style:family="text">
      <style:text-properties fo:font-size="28pt" style:font-size-asian="28pt" style:font-size-complex="28pt"/>
    </style:style>
    <style:style style:name="T61" style:family="text">
      <style:text-properties fo:color="#000000" style:font-name="Liberation Sans4" fo:font-size="28pt" style:font-size-asian="28pt" style:font-size-complex="28pt"/>
    </style:style>
    <style:style style:name="T62" style:family="text">
      <style:text-properties fo:color="#0000ff" style:font-name="Lucida Console1" fo:font-size="22pt" style:font-size-asian="22pt" style:font-size-complex="22pt"/>
    </style:style>
    <style:style style:name="T63" style:family="text">
      <style:text-properties fo:color="#000000" style:font-name="Liberation Sans4" fo:font-size="18pt" style:font-size-asian="18pt" style:font-size-complex="18pt"/>
    </style:style>
    <style:style style:name="T64" style:family="text">
      <style:text-properties fo:color="#0047ff" style:font-name="Lucida Console1" fo:font-size="24pt" style:font-size-asian="24pt" style:font-size-complex="24pt"/>
    </style:style>
    <style:style style:name="T65" style:family="text">
      <style:text-properties style:font-name="Lucida Console1" fo:font-size="20pt" fo:font-weight="normal" style:font-size-asian="20pt" style:font-weight-asian="normal" style:font-size-complex="20pt" style:font-weight-complex="normal"/>
    </style:style>
    <style:style style:name="T66" style:family="text">
      <style:text-properties fo:font-size="18pt"/>
    </style:style>
    <style:style style:name="T67" style:family="text">
      <style:text-properties fo:color="#000000" style:font-name="Lucida Console1" fo:font-size="20pt" fo:font-weight="bold" style:font-size-asian="20pt" style:font-weight-asian="bold" style:font-size-complex="20pt" style:font-weight-complex="bold"/>
    </style:style>
    <style:style style:name="T68" style:family="text">
      <style:text-properties fo:color="#94bd5e" style:font-name="Lucida Console1" fo:font-size="22pt" style:font-size-asian="22pt" style:font-size-complex="22pt"/>
    </style:style>
    <style:style style:name="T69" style:family="text">
      <style:text-properties fo:color="#000000" fo:font-size="32pt" fo:font-weight="normal" style:font-size-asian="32pt" style:font-weight-asian="normal" style:font-size-complex="32pt" style:font-weight-complex="normal"/>
    </style:style>
    <style:style style:name="T70" style:family="text">
      <style:text-properties fo:font-weight="bold" style:font-weight-asian="bold" style:font-weight-complex="bold"/>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color="#808080" fo:font-size="24pt" style:font-size-asian="24pt" style:font-size-complex="24pt"/>
    </style:style>
    <style:style style:name="T74" style:family="text">
      <style:text-properties fo:color="#000000" fo:font-size="28pt" style:font-size-asian="28pt" style:font-size-complex="28pt"/>
    </style:style>
    <style:style style:name="T75" style:family="text">
      <style:text-properties fo:color="#dc2300" style:font-name="Lucida Console1" fo:font-size="24pt" style:font-size-asian="24pt" style:font-size-complex="24pt"/>
    </style:style>
    <style:style style:name="T76" style:family="text">
      <style:text-properties fo:color="#000000" style:font-name="Lucida Console1" fo:font-size="32pt" fo:font-weight="normal" style:font-size-asian="32pt" style:font-weight-asian="normal" style:font-size-complex="32pt" style:font-weight-complex="normal"/>
    </style:style>
    <style:style style:name="T77" style:family="text">
      <style:text-properties fo:color="#94bd5e" style:font-name="Lucida Console1" fo:font-size="26pt" style:font-size-asian="26pt" style:font-size-complex="26pt"/>
    </style:style>
    <style:style style:name="T78" style:family="text">
      <style:text-properties style:font-name="Lucida Console1" fo:font-size="26pt" fo:font-weight="bold" style:font-size-asian="26pt" style:font-weight-asian="bold" style:font-size-complex="26pt" style:font-weight-complex="bold"/>
    </style:style>
    <style:style style:name="T79" style:family="text">
      <style:text-properties style:font-name="Lucida Console1" fo:font-size="20pt" fo:font-weight="bold" style:font-size-asian="20pt" style:font-weight-asian="bold" style:font-size-complex="20pt" style:font-weight-complex="bold"/>
    </style:style>
    <style:style style:name="T80" style:family="text">
      <style:text-properties fo:color="#0047ff" style:font-name="Lucida Console1" fo:font-size="20pt" fo:font-weight="bold" style:font-size-asian="20pt" style:font-weight-asian="bold" style:font-size-complex="20pt" style:font-weight-complex="bold"/>
    </style:style>
    <style:style style:name="T81" style:family="text">
      <style:text-properties fo:font-weight="normal" style:font-weight-asian="normal" style:font-weight-complex="normal"/>
    </style:style>
    <style:style style:name="T82" style:family="text">
      <style:text-properties fo:color="#808080" style:font-name="Lucida Console1" fo:font-size="24pt" fo:font-weight="bold" style:font-size-asian="24pt" style:font-weight-asian="bold" style:font-size-complex="24pt" style:font-weight-complex="bold"/>
    </style:style>
    <style:style style:name="T83" style:family="text">
      <style:text-properties fo:color="#808080" style:font-name="Lucida Console1" fo:font-size="22pt" fo:font-weight="bold" style:font-size-asian="22pt" style:font-weight-asian="bold" style:font-size-complex="22pt" style:font-weight-complex="bold"/>
    </style:style>
    <style:style style:name="T84" style:family="text">
      <style:text-properties style:font-name="Lucida Console1" fo:font-size="18pt" fo:font-weight="bold" style:font-size-asian="18pt" style:font-weight-asian="bold" style:font-size-complex="18pt" style:font-weight-complex="bold"/>
    </style:style>
    <style:style style:name="T85" style:family="text">
      <style:text-properties fo:color="#808080" style:font-name="Lucida Console1" fo:font-size="18pt" style:font-size-asian="18pt" style:font-size-complex="18pt"/>
    </style:style>
    <style:style style:name="T86" style:family="text">
      <style:text-properties fo:color="#808080" style:font-name="Lucida Console1" fo:font-size="18pt" fo:font-weight="bold" style:font-size-asian="18pt" style:font-weight-asian="bold" style:font-size-complex="18pt" style:font-weight-complex="bold"/>
    </style:style>
    <style:style style:name="T87" style:family="text">
      <style:text-properties fo:color="#000000" style:font-name="Lucida Console1" fo:font-size="18pt" fo:font-weight="bold" style:font-size-asian="18pt" style:font-weight-asian="bold" style:font-size-complex="18pt" style:font-weight-complex="bold"/>
    </style:style>
    <style:style style:name="T88" style:family="text">
      <style:text-properties fo:color="#0047ff" style:font-name="Lucida Console1" fo:font-size="18pt" fo:font-weight="bold" style:font-size-asian="18pt" style:font-weight-asian="bold" style:font-size-complex="18pt" style:font-weight-complex="bold"/>
    </style:style>
    <style:style style:name="T89" style:family="text">
      <style:text-properties style:font-name="Lucida Console1" fo:font-size="18pt" style:font-size-asian="18pt" style:font-size-complex="18pt"/>
    </style:style>
    <style:style style:name="T90" style:family="text">
      <style:text-properties fo:color="#94bd5e" style:font-name="Lucida Console1" fo:font-size="18pt" fo:font-weight="normal" style:font-size-asian="18pt" style:font-weight-asian="normal" style:font-size-complex="18pt" style:font-weight-complex="normal"/>
    </style:style>
    <style:style style:name="T91" style:family="text">
      <style:text-properties fo:color="#0047ff" style:font-name="Lucida Console1" fo:font-size="24pt" fo:font-weight="bold" style:font-size-asian="24pt" style:font-weight-asian="bold" style:font-size-complex="24pt" style:font-weight-complex="bold"/>
    </style:style>
    <style:style style:name="T92" style:family="text">
      <style:text-properties fo:color="#94bd5e" style:font-name="Lucida Console1" fo:font-size="24pt" fo:font-weight="normal" style:font-size-asian="24pt" style:font-weight-asian="normal" style:font-size-complex="24pt" style:font-weight-complex="normal"/>
    </style:style>
    <style:style style:name="T93" style:family="text">
      <style:text-properties fo:color="#94bd5e" style:font-name="Lucida Console1" fo:font-size="24pt" fo:font-weight="bold" style:font-size-asian="24pt" style:font-weight-asian="bold" style:font-size-complex="24pt" style:font-weight-complex="bold"/>
    </style:style>
    <style:style style:name="T94" style:family="text">
      <style:text-properties fo:color="#808080" style:font-name="Lucida Console1"/>
    </style:style>
    <style:style style:name="T95" style:family="text">
      <style:text-properties fo:color="#94bd5e" style:font-name="Lucida Console1"/>
    </style:style>
    <style:style style:name="T96" style:family="text">
      <style:text-properties fo:font-size="32pt" style:font-size-asian="32pt" style:font-size-complex="32pt"/>
    </style:style>
    <style:style style:name="T97" style:family="text">
      <style:text-properties fo:color="#0047ff" style:font-name="Lucida Console1" fo:font-size="18pt" style:font-size-asian="18pt" style:font-size-complex="18pt"/>
    </style:style>
    <style:style style:name="T98" style:family="text">
      <style:text-properties fo:font-size="15pt" style:font-size-asian="15pt" style:font-size-complex="15pt"/>
    </style:style>
    <style:style style:name="T99" style:family="text">
      <style:text-properties fo:color="#0047ff" style:font-name="Lucida Console1" fo:font-size="20pt" style:font-size-asian="20pt" style:font-size-complex="20pt"/>
    </style:style>
    <style:style style:name="T100" style:family="text">
      <style:text-properties fo:font-size="26pt" style:font-size-asian="26pt" style:font-size-complex="26pt"/>
    </style:style>
    <style:style style:name="T101" style:family="text">
      <style:text-properties fo:font-size="22pt" style:font-size-asian="22pt" style:font-size-complex="22pt"/>
    </style:style>
    <style:style style:name="T102" style:family="text">
      <style:text-properties fo:font-size="18pt" style:font-size-asian="18pt" style:font-size-complex="18pt"/>
    </style:style>
    <style:style style:name="T103" style:family="text">
      <style:text-properties fo:color="#000000" fo:font-size="36pt" fo:font-weight="normal" style:font-size-asian="36pt" style:font-weight-asian="normal" style:font-size-complex="36pt" style:font-weight-complex="normal"/>
    </style:style>
    <style:style style:name="T104" style:family="text">
      <style:text-properties style:font-name="Lucida Console1" fo:font-size="28pt" style:font-size-asian="28pt" style:font-size-complex="28pt"/>
    </style:style>
    <style:style style:name="T105" style:family="text">
      <style:text-properties fo:font-size="40pt" style:font-size-asian="40pt" style:font-size-complex="40pt"/>
    </style:style>
    <style:style style:name="T106" style:family="text">
      <style:text-properties fo:color="#94bd5e" style:font-name="Lucida Console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Building a Truly Modern Web App/API with Scala, Akka and Spray</text:p>
          </draw:text-box>
        </draw:frame>
        <draw:frame presentation:style-name="pr2" draw:text-style-name="P1" draw:layer="layout" svg:width="25.199cm" svg:height="12.179cm" svg:x="1.4cm" svg:y="4.914cm" presentation:class="subtitle">
          <draw:text-box>
            <text:p><text:span text:style-name="T1">Alex Cruise</text:span></text:p>
            <text:p><text:span text:style-name="T2">May 23</text:span><text:span text:style-name="T3">rd</text:span><text:span text:style-name="T2">, 2014</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Who am I?</text:p>
          </draw:text-box>
        </draw:frame>
        <draw:frame presentation:style-name="pr5" draw:layer="layout" svg:width="25.199cm" svg:height="12.179cm" svg:x="1.4cm" svg:y="4.914cm" presentation:class="outline">
          <draw:text-box>
            <text:list text:style-name="L2">
              <text:list-item>
                <text:p>Just getting to be a greybeard, but not a manager!</text:p>
              </text:list-item>
              <text:list-item>
                <text:p>Self-taught</text:p>
                <text:list>
                  <text:list-item>
                    <text:p>Been programming since I was a little kid, in the early 80s</text:p>
                  </text:list-item>
                  <text:list-item>
                    <text:p>I came to Computer Science as such (not the same as writing code for a living!) because I saw how it would help me solve problems I was already having, not because it seemed like it would be a good job when I was 18. :)</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HE FUTURE</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HE FUTURE IS...</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HE FUTURE IS REACTIVE!</text:p>
                <text:list>
                  <text:list-item>
                    <text:p>Well, that's just like, your OPINION, man.</text:p>
                    <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THE FUTURE IS REACTIVE!</text:span></text:p>
                <text:list>
                  <text:list-item>
                    <text:p><text:span text:style-name="T5">Well, that's just like, your OPINION, man.</text:span></text:p>
                  </text:list-item>
                  <text:list-item>
                    <text:p>Well, not JUST mine.<text:line-break/><text:line-break/><text:a xlink:href="http://reactivemanifesto.org/" xlink:type="simple">http://reactivemanifesto.org/</text:a></text:p>
                    <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Scaling is hard</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Fault tolerance is hard</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Concurrency is hard</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text:span text:style-name="T5">Concurrency is hard</text:span></text:p>
              </text:list-item>
              <text:list-item>
                <text:p>Correctness is hard</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text:span text:style-name="T5">Concurrency is hard</text:span></text:p>
              </text:list-item>
              <text:list-item>
                <text:p><text:span text:style-name="T5">Correctness is hard</text:span></text:p>
              </text:list-item>
              <text:list-item>
                <text:p>Let's go shopping!</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text:span text:style-name="T5">Concurrency is hard</text:span></text:p>
              </text:list-item>
              <text:list-item>
                <text:p><text:span text:style-name="T5">Correctness is hard</text:span></text:p>
              </text:list-item>
              <text:list-item>
                <text:p><text:span text:style-name="T6">Let's go shopping!</text:span></text:p>
              </text:list-item>
            </text:list>
            <text:p><text:span text:style-name="T7"/></text:p>
          </draw:text-box>
        </draw:frame>
        <draw:frame draw:style-name="gr2" draw:text-style-name="P2" draw:layer="layout" svg:width="3.556cm" svg:height="1.606cm" svg:x="12.192cm" svg:y="11.938cm">
          <draw:text-box>
            <text:p><text:span text:style-name="T2">ಠ</text:span><text:span text:style-name="T2">_</text:span><text:span text:style-name="T2">ಠ</text:span></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text:span text:style-name="T5">Concurrency is hard</text:span></text:p>
              </text:list-item>
              <text:list-item>
                <text:p><text:span text:style-name="T5">Correctness is hard</text:span></text:p>
              </text:list-item>
              <text:list-item>
                <text:p><text:span text:style-name="T6">Let's go shopping!</text:span></text:p>
              </text:list-item>
              <text:list-item>
                <text:p><text:span text:style-name="T7">Well... It's not like we have any choice, really. :/</text:span></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text:span text:style-name="T5">Concurrency is hard</text:span></text:p>
              </text:list-item>
              <text:list-item>
                <text:p><text:span text:style-name="T5">Correctness is hard</text:span></text:p>
              </text:list-item>
              <text:list-item>
                <text:p><text:span text:style-name="T6">Let's go shopping!</text:span></text:p>
              </text:list-item>
              <text:list-item>
                <text:p><text:span text:style-name="T8">Well... It's not like we have any choice, really. :/</text:span></text:p>
              </text:list-item>
              <text:list-item>
                <text:p><text:span text:style-name="T7">We need this stuff to stay relevant.</text:span></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5">Scaling is hard</text:span></text:p>
              </text:list-item>
              <text:list-item>
                <text:p><text:span text:style-name="T5">Fault tolerance is hard</text:span></text:p>
              </text:list-item>
              <text:list-item>
                <text:p><text:span text:style-name="T5">Concurrency is hard</text:span></text:p>
              </text:list-item>
              <text:list-item>
                <text:p><text:span text:style-name="T5">Correctness is hard</text:span></text:p>
              </text:list-item>
              <text:list-item>
                <text:p><text:span text:style-name="T6">Let's go shopping!</text:span></text:p>
              </text:list-item>
              <text:list-item>
                <text:p><text:span text:style-name="T8">Well... It's not like we have any choice, really. :/</text:span></text:p>
              </text:list-item>
              <text:list-item>
                <text:p><text:span text:style-name="T7">We need this stuff to stay </text:span><text:span text:style-name="T6">relevant</text:span><text:span text:style-name="T7"> employed.</text:span></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layer="layout" svg:width="25.199cm" svg:height="12.179cm" svg:x="1.4cm" svg:y="4.914cm" presentation:class="outline">
          <draw:text-box>
            <text:list text:style-name="L2">
              <text:list-item>
                <text:p>SURELY all this stuff is a Simple Matter of Programming...</text:p>
              </text:list-item>
            </text:list>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layer="layout" svg:width="25.199cm" svg:height="12.179cm" svg:x="1.4cm" svg:y="4.914cm" presentation:class="outline">
          <draw:text-box>
            <text:list text:style-name="L2">
              <text:list-item>
                <text:p>SURELY all this stuff is a Simple Matter of <text:span text:style-name="T6">Programming</text:span><text:span text:style-name="T9"> </text:span><text:span text:style-name="T10">sufficiently advanced</text:span><text:span text:style-name="T9"> frameworks</text:span>...</text:p>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text-style-name="P3" draw:layer="layout" svg:width="25.199cm" svg:height="12.179cm" svg:x="1.4cm" svg:y="4.914cm" presentation:class="outline">
          <draw:text-box>
            <text:list text:style-name="L2">
              <text:list-item>
                <text:p><text:span text:style-name="T5">SURELY all this stuff is a Simple Matter of </text:span><text:span text:style-name="T6">Programming</text:span><text:span text:style-name="T8"> sufficiently advanced libraries</text:span><text:span text:style-name="T5">...</text:span></text:p>
              </text:list-item>
              <text:list-item>
                <text:p><text:span text:style-name="T11">*shrug* well... </text:span><text:span text:style-name="T12">I</text:span><text:span text:style-name="T11"> haven't seen the Magic Framework yet. And I'm OLD.</text:span></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text-style-name="P3" draw:layer="layout" svg:width="25.199cm" svg:height="12.179cm" svg:x="1.4cm" svg:y="4.914cm" presentation:class="outline">
          <draw:text-box>
            <text:list text:style-name="L2">
              <text:list-item>
                <text:p><text:span text:style-name="T5">SURELY all this stuff is a Simple Matter of </text:span><text:span text:style-name="T6">Programming</text:span><text:span text:style-name="T8"> sufficiently advanced libraries</text:span><text:span text:style-name="T5">...</text:span></text:p>
              </text:list-item>
              <text:list-item>
                <text:p><text:span text:style-name="T5">*shrug* well... </text:span><text:span text:style-name="T13">I</text:span><text:span text:style-name="T5"> haven't seen the Magic Framework yet. And I'm OLD.</text:span></text:p>
              </text:list-item>
              <text:list-item>
                <text:p><text:span text:style-name="T14">Why not?</text:span></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2.179cm" svg:x="1.4cm" svg:y="4.914cm" presentation:class="outline">
          <draw:text-box>
            <text:p text:style-name="P4"><text:span text:style-name="T15">“</text:span><text:span text:style-name="T15">Happy families are all alike; every unhappy family is unhappy in its own way”</text:span><text:span text:style-name="T15"><text:line-break/></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Leo Tolstoy</text:span></text:p>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2.179cm" svg:x="1.4cm" svg:y="4.914cm" presentation:class="outline">
          <draw:text-box>
            <text:p text:style-name="P4"><text:span text:style-name="T16">“</text:span><text:span text:style-name="T16">Happy families are all alike; every unhappy family is unhappy in its own way”</text:span><text:span text:style-name="T16"><text:line-break/></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Leo Tolstoy</text:span></text:p>
            <text:p text:style-name="P4"><text:span text:style-name="T15"/></text:p>
            <text:list text:style-name="L2">
              <text:list-item>
                <text:p text:style-name="P5"><text:span text:style-name="T17">The small systems all start to look the same after awhile</text:span></text:p>
              </text:list-item>
            </text:list>
            <text:p text:style-name="P5"><text:span text:style-name="T15"/></text:p>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2.179cm" svg:x="1.4cm" svg:y="4.914cm" presentation:class="outline">
          <draw:text-box>
            <text:p text:style-name="P4"><text:span text:style-name="T16">“</text:span><text:span text:style-name="T16">Happy families are all alike; every unhappy family is unhappy in its own way”</text:span><text:span text:style-name="T16"><text:line-break/></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Leo Tolstoy</text:span></text:p>
            <text:p text:style-name="P4"><text:span text:style-name="T15"/></text:p>
            <text:list text:style-name="L2">
              <text:list-item>
                <text:p text:style-name="P5"><text:span text:style-name="T17">The small systems all start to look the same after awhile</text:span></text:p>
                <text:list>
                  <text:list-item>
                    <text:p><text:span text:style-name="T18">if you squint</text:span></text:p>
                  </text:list-item>
                  <text:list-item>
                    <text:p><text:span text:style-name="T18">when you're bitter enough</text:span></text:p>
                  </text:list-item>
                </text:list>
              </text:list-item>
            </text:list>
            <text:p text:style-name="P5"><text:span text:style-name="T15"/></text:p>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5.152cm" svg:x="1.4cm" svg:y="4.914cm" presentation:class="outline" presentation:user-transformed="true">
          <draw:text-box>
            <text:p text:style-name="P4"><text:span text:style-name="T16">“</text:span><text:span text:style-name="T16">Happy families are all alike; every unhappy family is unhappy in its own way”</text:span><text:span text:style-name="T16"><text:line-break/></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Leo Tolstoy</text:span></text:p>
            <text:p text:style-name="P4"><text:span text:style-name="T15"/></text:p>
            <text:list text:style-name="L2">
              <text:list-item>
                <text:p text:style-name="P5"><text:span text:style-name="T19">The small systems all start to look the same after awhile</text:span></text:p>
                <text:list>
                  <text:list-item>
                    <text:p><text:span text:style-name="T20">if you squint</text:span></text:p>
                  </text:list-item>
                  <text:list-item>
                    <text:p><text:span text:style-name="T20">when you're bitter enough</text:span></text:p>
                  </text:list-item>
                </text:list>
              </text:list-item>
              <text:list-item>
                <text:p><text:span text:style-name="T17">But large systems are UNIQUE and TERRIFYING.</text:span></text:p>
              </text:list-item>
            </text:list>
            <text:p text:style-name="P5"><text:span text:style-name="T15"/></text:p>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2.179cm" svg:x="1.4cm" svg:y="4.914cm" presentation:class="outline">
          <draw:text-box>
            <text:list text:style-name="L2">
              <text:list-item>
                <text:p>There's no magic technology that will make everything easy.</text:p>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2.179cm" svg:x="1.4cm" svg:y="4.914cm" presentation:class="outline">
          <draw:text-box>
            <text:list text:style-name="L2">
              <text:list-item>
                <text:p><text:span text:style-name="T5">There's no magic technology that will make everything easy.</text:span></text:p>
              </text:list-item>
              <text:list-item>
                <text:p>But there are some “new” tools that can help:</text:p>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5">There's no magic technology that will make everything easy.</text:span></text:p>
              </text:list-item>
              <text:list-item>
                <text:p>But there are some “new” tools that can help:</text:p>
                <text:list>
                  <text:list-item>
                    <text:p>Have confidence in your programs' correctness</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5">There's no magic technology that will make everything easy.</text:span></text:p>
              </text:list-item>
              <text:list-item>
                <text:p>But there are some “new” tools that can help:</text:p>
                <text:list>
                  <text:list-item>
                    <text:p><text:span text:style-name="T5">Have confidence in your programs' correctness</text:span></text:p>
                  </text:list-item>
                  <text:list-item>
                    <text:p>Reason about concurrency without blood coming out of your ears</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5">There's no magic technology that will make everything easy.</text:span></text:p>
              </text:list-item>
              <text:list-item>
                <text:p>But there are some “new” tools that can help:</text:p>
                <text:list>
                  <text:list-item>
                    <text:p><text:span text:style-name="T5">Have confidence in your programs' correctness</text:span></text:p>
                  </text:list-item>
                  <text:list-item>
                    <text:p><text:span text:style-name="T5">Reason about concurrency without blood coming out of your ears</text:span></text:p>
                  </text:list-item>
                  <text:list-item>
                    <text:p>Write code and still be able to understand it next year</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5">There's no magic technology that will make everything easy.</text:span></text:p>
              </text:list-item>
              <text:list-item>
                <text:p>But there are some “new” tools that can help:</text:p>
                <text:list>
                  <text:list-item>
                    <text:p><text:span text:style-name="T5">Have confidence in your programs' correctness</text:span></text:p>
                  </text:list-item>
                  <text:list-item>
                    <text:p><text:span text:style-name="T5">Reason about concurrency without blood coming out of your ears</text:span></text:p>
                  </text:list-item>
                  <text:list-item>
                    <text:p><text:span text:style-name="T5">Write code and still be able to understand it next year</text:span></text:p>
                  </text:list-item>
                  <text:list-item>
                    <text:p>Enjoy your work (at least <text:span text:style-name="T21">I</text:span> still do... After 5+ years of Scala!)</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5">There's no magic technology that will make everything easy.</text:span></text:p>
              </text:list-item>
              <text:list-item>
                <text:p>But there are some “new” tools that can help:</text:p>
                <text:list>
                  <text:list-item>
                    <text:p><text:span text:style-name="T5">Have confidence in your programs' correctness</text:span></text:p>
                  </text:list-item>
                  <text:list-item>
                    <text:p><text:span text:style-name="T5">Reason about concurrency without blood coming out of your ears</text:span></text:p>
                  </text:list-item>
                  <text:list-item>
                    <text:p><text:span text:style-name="T5">Write code and still be able to understand it next year</text:span></text:p>
                  </text:list-item>
                  <text:list-item>
                    <text:p><text:span text:style-name="T5">Enjoy your work (at least </text:span><text:span text:style-name="T13">I</text:span><text:span text:style-name="T5"> still do... After 5+ years of Scala!)</text:span></text:p>
                  </text:list-item>
                  <text:list-item>
                    <text:p>Make scaling less awful</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Tools</text:p>
          </draw:text-box>
        </draw:frame>
        <draw:frame presentation:style-name="pr5" draw:layer="layout" svg:width="25.199cm" svg:height="12.179cm" svg:x="1.4cm" svg:y="4.914cm" presentation:class="outline">
          <draw:text-box>
            <text:list text:style-name="L2">
              <text:list-item>
                <text:p>Scala</text:p>
              </text:list-item>
              <text:list-item>
                <text:p>Akka</text:p>
              </text:list-item>
              <text:list-item>
                <text:p>Spray</text:p>
              </text:list-item>
              <text:list-item>
                <text:p>Spray-JSON</text:p>
              </text:list-item>
              <text:list-item>
                <text:p>mumble database mumble</text:p>
              </text:list-item>
            </text:list>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Scala</text:p>
          </draw:text-box>
        </draw:frame>
        <draw:frame presentation:style-name="pr5" draw:text-style-name="P6" draw:layer="layout" svg:width="25.199cm" svg:height="12.179cm" svg:x="1.4cm" svg:y="4.914cm" presentation:class="outline">
          <draw:text-box>
            <text:list text:style-name="L2">
              <text:list-item>
                <text:p><text:span text:style-name="T22">wow</text:span><text:span text:style-name="T23"><text:line-break/></text:span><text:span text:style-name="T23"><text:tab/></text:span><text:span text:style-name="T23"><text:line-break/></text:span><text:span text:style-name="T23"><text:tab/></text:span><text:span text:style-name="T24"><text:tab/></text:span><text:span text:style-name="T24">much Hybrid OO-FP</text:span><text:span text:style-name="T23"><text:line-break/></text:span><text:span text:style-name="T23"><text:line-break/></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 text:c="7"/></text:span><text:span text:style-name="T23"><text:tab/></text:span><text:span text:style-name="T23"><text:tab/></text:span><text:span text:style-name="T23">such JVM</text:span><text:span text:style-name="T23"><text:line-break/></text:span><text:span text:style-name="T23"><text:line-break/></text:span><text:span text:style-name="T25"><text:tab/></text:span><text:span text:style-name="T25"><text:tab/></text:span><text:span text:style-name="T25"><text:tab/></text:span><text:span text:style-name="T25">very Java compatibility</text:span><text:span text:style-name="T23"><text:line-break/></text:span><text:span text:style-name="T23"><text:line-break/></text:span><text:span text:style-name="T26"> <text:s text:c="6"/>nice codings</text:span></text:p>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Akka</text:p>
          </draw:text-box>
        </draw:frame>
        <draw:frame presentation:style-name="pr5" draw:layer="layout" svg:width="25.199cm" svg:height="12.179cm" svg:x="1.4cm" svg:y="4.914cm" presentation:class="outline">
          <draw:text-box>
            <text:list text:style-name="L2">
              <text:list-item>
                <text:p>Industrial strength, battle-tested implementation of the Actor Model</text:p>
              </text:list-item>
              <text:list-item>
                <text:p>Concurrency with sanity</text:p>
              </text:list-item>
              <text:list-item>
                <text:p>Fault tolerance</text:p>
              </text:list-item>
              <text:list-item>
                <text:p>Location transparency without lies</text:p>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Spray</text:p>
          </draw:text-box>
        </draw:frame>
        <draw:frame presentation:style-name="pr5" draw:layer="layout" svg:width="25.199cm" svg:height="12.179cm" svg:x="1.4cm" svg:y="4.914cm" presentation:class="outline">
          <draw:text-box>
            <text:list text:style-name="L2">
              <text:list-item>
                <text:p>A tasteful HTTP server layer built on Akka</text:p>
              </text:list-item>
              <text:list-item>
                <text:p>High performance</text:p>
              </text:list-item>
              <text:list-item>
                <text:p>Immutable requests and responses</text:p>
              </text:list-item>
              <text:list-item>
                <text:p>Pleasant and powerful routing DSL</text:p>
              </text:list-item>
              <text:list-item>
                <text:p>NOT Yet Another Web Framework (use your own template system if you want to generate HTML)</text:p>
              </text:list-item>
            </text:list>
          </draw:text-box>
        </draw:frame>
        <presentation:notes draw:style-name="dp2">
          <draw:page-thumbnail draw:style-name="gr1"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Spray-JSON</text:p>
          </draw:text-box>
        </draw:frame>
        <draw:frame presentation:style-name="pr5" draw:layer="layout" svg:width="25.199cm" svg:height="12.179cm" svg:x="1.4cm" svg:y="4.914cm" presentation:class="outline">
          <draw:text-box>
            <text:list text:style-name="L2">
              <text:list-item>
                <text:p>Typeclass-based JSON serialization/deserialization library</text:p>
              </text:list-item>
              <text:list-item>
                <text:p>Type safe (compile-time error if you try to ser/des a type with no known format)</text:p>
              </text:list-item>
              <text:list-item>
                <text:p>Nicely maps to and from Scala types </text:p>
              </text:list-item>
              <text:list-item>
                <text:p>No annotation mess</text:p>
              </text:list-item>
              <text:list-item>
                <text:p>Very little reflection</text:p>
              </text:list-item>
              <text:list-item>
                <text:p>Domain model and JSON codec completely decoupled</text:p>
              </text:list-item>
            </text:list>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text:span text:style-name="T21">mumble </text:span>Database <text:span text:style-name="T21">mumble </text:span></text:p>
          </draw:text-box>
        </draw:frame>
        <draw:frame presentation:style-name="pr5" draw:layer="layout" svg:width="25.199cm" svg:height="12.179cm" svg:x="1.4cm" svg:y="4.914cm" presentation:class="outline">
          <draw:text-box>
            <text:list text:style-name="L2">
              <text:list-item>
                <text:p>I haven't found a fantastic solution yet</text:p>
              </text:list-item>
              <text:list-item>
                <text:p>Hibernate works <text:span text:style-name="T27">okay </text:span>if you can stomach it</text:p>
                <text:list>
                  <text:list-item>
                    <text:p>Immutable domain model works, but it insists on mutating collections in-place</text:p>
                  </text:list-item>
                </text:list>
              </text:list-item>
              <text:list-item>
                <text:p>I have an ORM that I like, but if you're picky about mapping like me, it might be painful</text:p>
              </text:list-item>
              <text:list-item>
                <text:p>Lots of innovation ongoing in this space</text:p>
                <text:list>
                  <text:list-item>
                    <text:p>Async drivers (non-blocking, streaming results...)</text:p>
                  </text:list-item>
                  <text:list-item>
                    <text:p>macros to avoid boilerplate</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9">
        <draw:frame presentation:style-name="pr4" draw:layer="layout" svg:width="25.199cm" svg:height="3.506cm" svg:x="1.4cm" svg:y="0.837cm" presentation:class="title">
          <draw:text-box>
            <text:p>Part 1: Scala</text:p>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Scala!</text:p>
          </draw:text-box>
        </draw:frame>
        <draw:frame presentation:style-name="pr5" draw:layer="layout" svg:width="25.199cm" svg:height="15.406cm" svg:x="1.4cm" svg:y="4.914cm" presentation:class="outline" presentation:user-transformed="true">
          <draw:text-box>
            <text:list text:style-name="L2">
              <text:list-item>
                <text:p>OO in that everything is an object</text:p>
              </text:list-item>
              <text:list-item>
                <text:p>FP in that functions are values</text:p>
              </text:list-item>
              <text:list-item>
                <text:p>Opinionated but not dogmatic</text:p>
                <text:list>
                  <text:list-item>
                    <text:p>imperative style is not punished (much)</text:p>
                  </text:list-item>
                  <text:list-item>
                    <text:p>ergonomic defaults to FP style</text:p>
                    <text:list>
                      <text:list-item>
                        <text:p>e.g.<text:span text:style-name="T28"> Map(1 → “one”)</text:span> is an <text:span text:style-name="T21">immutable</text:span> map</text:p>
                      </text:list-item>
                    </text:list>
                  </text:list-item>
                </text:list>
              </text:list-item>
              <text:list-item>
                <text:p>People like to joke about MOAR LANGUAGE FEATURES!!!11one~~ but:</text:p>
                <text:list>
                  <text:list-item>
                    <text:p>the features that are there are pretty orthogonal</text:p>
                  </text:list-item>
                  <text:list-item>
                    <text:p>Martin is gunshy about letting anyone else into the boat.</text:p>
                  </text:list-item>
                  <text:list-item>
                    <text:p>the Cascade of Attention Deficit Grad Students is SO OVER</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Quick Tour of Scala: FP Basics</text:p>
          </draw:text-box>
        </draw:frame>
        <draw:frame presentation:style-name="pr5" draw:layer="layout" svg:width="25.199cm" svg:height="12.179cm" svg:x="1.4cm" svg:y="4.914cm" presentation:class="outline">
          <draw:text-box>
            <text:list text:style-name="L2">
              <text:list-item>
                <text:p>Collections are everywhere, and a pleasure to work with</text:p>
              </text:list-item>
              <text:list-item>
                <text:p>Functions (e.g. lambdas, closures, methods) make life easier</text:p>
              </text:list-item>
              <text:list-item>
                <text:p>Higher-order functions are cute and cuddly</text:p>
              </text:list-item>
            </text:list>
            <text:p><text:span text:style-name="T29"/></text:p>
          </draw:text-box>
        </draw:frame>
        <presentation:notes draw:style-name="dp2">
          <draw:page-thumbnail draw:style-name="gr1"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7" draw:layer="layout" svg:width="25.199cm" svg:height="15.152cm" svg:x="1.4cm" svg:y="4.914cm" presentation:class="outline" presentation:user-transformed="true">
          <draw:text-box>
            <text:p><text:span text:style-name="T30">case class Person(name: String, age: Int)</text:span></text:p>
            <text:p><text:span text:style-name="T30">val people = List(</text:span></text:p>
            <text:p><text:span text:style-name="T30"><text:s text:c="2"/></text:span><text:span text:style-name="T30">Person(“Alex”, 40),</text:span></text:p>
            <text:p><text:span text:style-name="T30"><text:s text:c="2"/></text:span><text:span text:style-name="T30">Person(“Dexter”, 7),</text:span></text:p>
            <text:p><text:span text:style-name="T30"><text:s text:c="2"/></text:span><text:span text:style-name="T30">Person(“Holly”, 29),</text:span></text:p>
            <text:p><text:span text:style-name="T30"><text:s text:c="2"/></text:span><text:span text:style-name="T30">Person(“Spike”, 4))</text:span></text:p>
            <text:p><text:span text:style-name="T30"/></text:p>
            <text:p><text:span text:style-name="T30">val (minors, adults) = people.partition(_.age &lt; 19)</text:span></text:p>
            <text:p><text:span text:style-name="T30">// minors =&gt; List(Person(Dexter,7),Person(Spike,4))</text:span></text:p>
            <text:p><text:span text:style-name="T30">// adults =&gt; List(Person(Alex,40),Person(Holly,29))</text:span><text:span text:style-name="T30"><text:line-break/></text:span><text:span text:style-name="T30"><text:line-break/></text:span><text:span text:style-name="T30"><text:line-break/></text:span><text:span text:style-name="T30">minors.foreach(_.goToSchool)</text:span></text:p>
            <text:p><text:span text:style-name="T30">adults.foreach(_.goToWork)</text:span></text:p>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8" draw:layer="layout" svg:width="25.199cm" svg:height="15.152cm" svg:x="1.4cm" svg:y="4.914cm" presentation:class="outline" presentation:user-transformed="true">
          <draw:text-box>
            <text:p><text:span text:style-name="T31">case class Person(name: String, age: Int)</text:span></text:p>
            <text:p><text:span text:style-name="T31">val people = </text:span><text:span text:style-name="T32">List(</text:span></text:p>
            <text:p><text:span text:style-name="T32"><text:s text:c="2"/></text:span><text:span text:style-name="T32">Person(“Alex”, 40),</text:span></text:p>
            <text:p><text:span text:style-name="T32"><text:s text:c="2"/></text:span><text:span text:style-name="T32">Person(“Dexter”, 7),</text:span></text:p>
            <text:p><text:span text:style-name="T32"><text:s text:c="2"/></text:span><text:span text:style-name="T32">Person(“Holly”, 29),</text:span></text:p>
            <text:p><text:span text:style-name="T32"><text:s text:c="2"/></text:span><text:span text:style-name="T32">Person(“Spike”, 4))</text:span></text:p>
            <text:p><text:span text:style-name="T31"/></text:p>
            <text:p><text:span text:style-name="T31">val (minors, adults) = people.partition(_.age &lt; 19)</text:span></text:p>
            <text:p><text:span text:style-name="T31">// minors =&gt; List(Person(Dexter,7),Person(Spike,4))</text:span></text:p>
            <text:p><text:span text:style-name="T31">// adults =&gt; List(Person(Alex,40),Person(Holly,29))</text:span><text:span text:style-name="T31"><text:line-break/></text:span><text:span text:style-name="T31"><text:line-break/></text:span><text:span text:style-name="T31"><text:line-break/></text:span><text:span text:style-name="T31">minors.foreach(_.goToSchool)</text:span></text:p>
            <text:p><text:span text:style-name="T31">adults.foreach(_.goToWork)</text:span></text:p>
          </draw:text-box>
        </draw:frame>
        <draw:custom-shape draw:style-name="gr3" draw:text-style-name="P9" draw:layer="layout" svg:width="2.032cm" svg:height="1.016cm" svg:x="9.65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7.874cm" svg:height="0.962cm" svg:x="11.684cm" svg:y="5.896cm">
          <draw:text-box>
            <text:p>A collection “literal”</text:p>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8" draw:layer="layout" svg:width="25.199cm" svg:height="15.152cm" svg:x="1.4cm" svg:y="4.914cm" presentation:class="outline" presentation:user-transformed="true">
          <draw:text-box>
            <text:p><text:span text:style-name="T31">case class Person(name: String, age: Int)</text:span></text:p>
            <text:p><text:span text:style-name="T31">val people = List(</text:span></text:p>
            <text:p><text:span text:style-name="T31"><text:s text:c="2"/></text:span><text:span text:style-name="T31">Person(“Alex”, 40),</text:span></text:p>
            <text:p><text:span text:style-name="T31"><text:s text:c="2"/></text:span><text:span text:style-name="T31">Person(“Dexter”, 7),</text:span></text:p>
            <text:p><text:span text:style-name="T31"><text:s text:c="2"/></text:span><text:span text:style-name="T31">Person(“Holly”, 29),</text:span></text:p>
            <text:p><text:span text:style-name="T31"><text:s text:c="2"/></text:span><text:span text:style-name="T31">Person(“Spike”, 4))</text:span></text:p>
            <text:p><text:span text:style-name="T31"/></text:p>
            <text:p><text:span text:style-name="T31">val (minors, adults) = people</text:span><text:span text:style-name="T32">.partition(</text:span><text:span text:style-name="T31">_.age &lt; 19</text:span><text:span text:style-name="T32">)</text:span></text:p>
            <text:p><text:span text:style-name="T31">// minors =&gt; List(Person(Dexter,7),Person(Spike,4))</text:span></text:p>
            <text:p><text:span text:style-name="T31">// adults =&gt; List(Person(Alex,40),Person(Holly,29))</text:span><text:span text:style-name="T31"><text:line-break/></text:span><text:span text:style-name="T31"><text:line-break/></text:span><text:span text:style-name="T31"><text:line-break/></text:span><text:span text:style-name="T31">minors.foreach(_.goToSchool)</text:span></text:p>
            <text:p><text:span text:style-name="T31">adults.foreach(_.goToWork)</text:span></text:p>
          </draw:text-box>
        </draw:frame>
        <draw:custom-shape draw:style-name="gr4" draw:text-style-name="P9" draw:layer="layout" svg:width="2.032cm" svg:height="1.016cm" svg:x="9.65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7.874cm" svg:height="0.962cm" svg:x="11.684cm" svg:y="5.896cm">
          <draw:text-box>
            <text:p><text:span text:style-name="T5">A collection “literal”</text:span></text:p>
          </draw:text-box>
        </draw:frame>
        <draw:custom-shape draw:style-name="gr3" draw:text-style-name="P9"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636cm" svg:height="0.962cm" svg:x="11.938cm" svg:y="9.652cm">
          <draw:text-box>
            <text:p>A Higher-Order Function</text:p>
          </draw:text-box>
        </draw:frame>
        <presentation:notes draw:style-name="dp2">
          <draw:page-thumbnail draw:style-name="gr1" draw:layer="layout" svg:width="13.968cm" svg:height="10.476cm" svg:x="3.81cm" svg:y="2.123cm" draw:page-number="42" presentation:class="page"/>
          <draw:frame presentation:style-name="pr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8" draw:layer="layout" svg:width="25.199cm" svg:height="15.152cm" svg:x="1.4cm" svg:y="4.914cm" presentation:class="outline" presentation:user-transformed="true">
          <draw:text-box>
            <text:p><text:span text:style-name="T31">case class Person(name: String, age: Int)</text:span></text:p>
            <text:p><text:span text:style-name="T31">val people = List(</text:span></text:p>
            <text:p><text:span text:style-name="T31"><text:s text:c="2"/></text:span><text:span text:style-name="T31">Person(“Alex”, 40),</text:span></text:p>
            <text:p><text:span text:style-name="T31"><text:s text:c="2"/></text:span><text:span text:style-name="T31">Person(“Dexter”, 7),</text:span></text:p>
            <text:p><text:span text:style-name="T31"><text:s text:c="2"/></text:span><text:span text:style-name="T31">Person(“Holly”, 29),</text:span></text:p>
            <text:p><text:span text:style-name="T31"><text:s text:c="2"/></text:span><text:span text:style-name="T31">Person(“Spike”, 4))</text:span></text:p>
            <text:p><text:span text:style-name="T31"/></text:p>
            <text:p><text:span text:style-name="T32">val (minors, adults)</text:span><text:span text:style-name="T31"> = people.partition(_.age &lt; 19)</text:span></text:p>
            <text:p><text:span text:style-name="T31">// minors =&gt; List(Person(Dexter,7),Person(Spike,4))</text:span></text:p>
            <text:p><text:span text:style-name="T31">// adults =&gt; List(Person(Alex,40),Person(Holly,29))</text:span><text:span text:style-name="T31"><text:line-break/></text:span><text:span text:style-name="T31"><text:line-break/></text:span><text:span text:style-name="T31"><text:line-break/></text:span><text:span text:style-name="T31">minors.foreach(_.goToSchool)</text:span></text:p>
            <text:p><text:span text:style-name="T31">adults.foreach(_.goToWork)</text:span></text:p>
          </draw:text-box>
        </draw:frame>
        <draw:custom-shape draw:style-name="gr4" draw:text-style-name="P9" draw:layer="layout" svg:width="2.032cm" svg:height="1.016cm" svg:x="9.65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7.874cm" svg:height="0.962cm" svg:x="11.684cm" svg:y="5.896cm">
          <draw:text-box>
            <text:p><text:span text:style-name="T5">A collection “literal”</text:span></text:p>
          </draw:text-box>
        </draw:frame>
        <draw:custom-shape draw:style-name="gr4" draw:text-style-name="P9"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8.636cm" svg:height="0.962cm" svg:x="11.938cm" svg:y="9.652cm">
          <draw:text-box>
            <text:p><text:span text:style-name="T5">A Higher-Order Function</text:span></text:p>
          </draw:text-box>
        </draw:frame>
        <draw:custom-shape draw:style-name="gr3" draw:text-style-name="P9" draw:layer="layout" svg:width="2.032cm" svg:height="0.963cm" draw:transform="rotate (0.438601241026175) translate (3.847cm 12.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7.366cm" svg:height="0.962cm" svg:x="6.096cm" svg:y="11.938cm">
          <draw:text-box>
            <text:p>Pattern Matching</text:p>
          </draw:text-box>
        </draw:frame>
        <presentation:notes draw:style-name="dp2">
          <draw:page-thumbnail draw:style-name="gr1" draw:layer="layout" svg:width="13.968cm" svg:height="10.476cm" svg:x="3.81cm" svg:y="2.123cm" draw:page-number="43" presentation:class="page"/>
          <draw:frame presentation:style-name="pr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8" draw:layer="layout" svg:width="25.199cm" svg:height="15.152cm" svg:x="1.4cm" svg:y="4.914cm" presentation:class="outline" presentation:user-transformed="true">
          <draw:text-box>
            <text:p><text:span text:style-name="T31">case class Person(name: String, age: Int)</text:span></text:p>
            <text:p><text:span text:style-name="T31">val people = </text:span><text:span text:style-name="T33">List(</text:span></text:p>
            <text:p><text:span text:style-name="T33"><text:s text:c="2"/></text:span><text:span text:style-name="T33">Person(“Alex”, 40),</text:span></text:p>
            <text:p><text:span text:style-name="T33"><text:s text:c="2"/></text:span><text:span text:style-name="T33">Person(“Dexter”, 7),</text:span></text:p>
            <text:p><text:span text:style-name="T33"><text:s text:c="2"/></text:span><text:span text:style-name="T33">Person(“Holly”, 29),</text:span></text:p>
            <text:p><text:span text:style-name="T33"><text:s text:c="2"/></text:span><text:span text:style-name="T33">Person(“Spike”, 4))</text:span></text:p>
            <text:p><text:span text:style-name="T31"/></text:p>
            <text:p><text:span text:style-name="T31">val (minors, adults) = people.partition(</text:span><text:span text:style-name="T32">_.age &lt; 19</text:span><text:span text:style-name="T31">)</text:span></text:p>
            <text:p><text:span text:style-name="T31">// minors =&gt; List(Person(Dexter,7),Person(Spike,4))</text:span></text:p>
            <text:p><text:span text:style-name="T31">// adults =&gt; List(Person(Alex,40),Person(Holly,29))</text:span><text:span text:style-name="T31"><text:line-break/></text:span><text:span text:style-name="T31"><text:line-break/></text:span><text:span text:style-name="T31"><text:line-break/></text:span><text:span text:style-name="T31">minors.foreach(_.goToSchool)</text:span></text:p>
            <text:p><text:span text:style-name="T31">adults.foreach(_.goToWork)</text:span></text:p>
          </draw:text-box>
        </draw:frame>
        <draw:custom-shape draw:style-name="gr4" draw:text-style-name="P9" draw:layer="layout" svg:width="2.032cm" svg:height="1.016cm" svg:x="9.398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7.874cm" svg:height="0.962cm" svg:x="11.43cm" svg:y="5.896cm">
          <draw:text-box>
            <text:p><text:span text:style-name="T5">A collection “literal”</text:span></text:p>
          </draw:text-box>
        </draw:frame>
        <draw:custom-shape draw:style-name="gr4" draw:text-style-name="P9"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8.636cm" svg:height="0.962cm" svg:x="11.938cm" svg:y="9.652cm">
          <draw:text-box>
            <text:p><text:span text:style-name="T5">A Higher-Order Function</text:span></text:p>
          </draw:text-box>
        </draw:frame>
        <draw:custom-shape draw:style-name="gr4" draw:text-style-name="P9" draw:layer="layout" svg:width="2.032cm" svg:height="0.963cm" draw:transform="rotate (0.438601241026175) translate (3.847cm 12.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7.366cm" svg:height="0.962cm" svg:x="6.096cm" svg:y="11.938cm">
          <draw:text-box>
            <text:p><text:span text:style-name="T5">Pattern Matching</text:span></text:p>
          </draw:text-box>
        </draw:frame>
        <draw:custom-shape draw:style-name="gr3" draw:text-style-name="P9" draw:layer="layout" svg:width="2.794cm" svg:height="1.27cm" draw:transform="rotate (0.826413400819315) translate (18.542cm 12.7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6.858cm" svg:height="1.517cm" svg:x="20.066cm" svg:y="9.144cm">
          <draw:text-box>
            <text:p>A lambda <text:line-break/><text:span text:style-name="T34">(anonymous function literal)</text:span></text:p>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8" draw:layer="layout" svg:width="25.199cm" svg:height="15.152cm" svg:x="1.4cm" svg:y="4.914cm" presentation:class="outline" presentation:user-transformed="true">
          <draw:text-box>
            <text:p><text:span text:style-name="T31">case class Person(name: String, age: Int)</text:span></text:p>
            <text:p><text:span text:style-name="T31">val people = </text:span><text:span text:style-name="T33">List(</text:span></text:p>
            <text:p><text:span text:style-name="T33"><text:s text:c="2"/></text:span><text:span text:style-name="T33">Person(“Alex”, 40),</text:span></text:p>
            <text:p><text:span text:style-name="T33"><text:s text:c="2"/></text:span><text:span text:style-name="T33">Person(“Dexter”, 7),</text:span></text:p>
            <text:p><text:span text:style-name="T33"><text:s text:c="2"/></text:span><text:span text:style-name="T33">Person(“Holly”, 29),</text:span></text:p>
            <text:p><text:span text:style-name="T33"><text:s text:c="2"/></text:span><text:span text:style-name="T33">Person(“Spike”, 4))</text:span></text:p>
            <text:p><text:span text:style-name="T31"/></text:p>
            <text:p><text:span text:style-name="T31">val (minors, adults) = people.partition(_.age &lt; 19)</text:span></text:p>
            <text:p><text:span text:style-name="T31">// minors =&gt; List(Person(Dexter,7),Person(Spike,4))</text:span></text:p>
            <text:p><text:span text:style-name="T31">// adults =&gt; List(Person(Alex,40),Person(Holly,29))</text:span><text:span text:style-name="T31"><text:line-break/></text:span><text:span text:style-name="T31"><text:line-break/></text:span><text:span text:style-name="T31"><text:line-break/></text:span><text:span text:style-name="T31">minors.foreach(</text:span><text:span text:style-name="T32">_.goToSchool</text:span><text:span text:style-name="T31">)</text:span></text:p>
            <text:p><text:span text:style-name="T31">adults.foreach(</text:span><text:span text:style-name="T32">_.goToWork</text:span><text:span text:style-name="T31">)</text:span></text:p>
          </draw:text-box>
        </draw:frame>
        <draw:custom-shape draw:style-name="gr4" draw:text-style-name="P9" draw:layer="layout" svg:width="2.032cm" svg:height="1.016cm" svg:x="9.398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7.874cm" svg:height="0.962cm" svg:x="11.43cm" svg:y="5.896cm">
          <draw:text-box>
            <text:p><text:span text:style-name="T5">A collection “literal”</text:span></text:p>
          </draw:text-box>
        </draw:frame>
        <draw:custom-shape draw:style-name="gr4" draw:text-style-name="P9"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8.636cm" svg:height="0.962cm" svg:x="11.938cm" svg:y="9.652cm">
          <draw:text-box>
            <text:p><text:span text:style-name="T5">A Higher-Order Function</text:span></text:p>
          </draw:text-box>
        </draw:frame>
        <draw:custom-shape draw:style-name="gr4" draw:text-style-name="P9" draw:layer="layout" svg:width="2.032cm" svg:height="0.963cm" draw:transform="rotate (0.438601241026175) translate (3.847cm 12.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7.366cm" svg:height="0.962cm" svg:x="6.096cm" svg:y="11.938cm">
          <draw:text-box>
            <text:p><text:span text:style-name="T5">Pattern Matching</text:span></text:p>
          </draw:text-box>
        </draw:frame>
        <draw:custom-shape draw:style-name="gr4" draw:text-style-name="P9" draw:layer="layout" svg:width="2.794cm" svg:height="1.27cm" draw:transform="rotate (0.826413400819315) translate (18.542cm 12.7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6.858cm" svg:height="1.517cm" svg:x="20.066cm" svg:y="9.144cm">
          <draw:text-box>
            <text:p><text:span text:style-name="T5">A lambda </text:span><text:span text:style-name="T5"><text:line-break/></text:span><text:span text:style-name="T35">(anonymous function literal)</text:span></text:p>
          </draw:text-box>
        </draw:frame>
        <draw:custom-shape draw:style-name="gr3" draw:text-style-name="P9" draw:layer="layout" svg:width="3.302cm" svg:height="1.016cm" svg:x="13.462cm" svg:y="18.2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6.858cm" svg:height="1.517cm" svg:x="17.018cm" svg:y="18.034cm">
          <draw:text-box>
            <text:p>More lambdas<text:line-break/><text:span text:style-name="T34">(no return values though)</text:span></text:p>
          </draw:text-box>
        </draw:frame>
        <presentation:notes draw:style-name="dp2">
          <draw:page-thumbnail draw:style-name="gr1" draw:layer="layout" svg:width="13.968cm" svg:height="10.476cm" svg:x="3.81cm" svg:y="2.123cm" draw:page-number="45" presentation:class="page"/>
          <draw:frame presentation:style-name="pr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Handy higher-order functions found on nearly all collections (including Maps!)</text:p>
                <text:list>
                  <text:list-item>
                    <text:p>map, filter, collect, find, exists, forall, flatMap, foreach, etc.</text:p>
                  </text:list-item>
                </text:list>
              </text:list-item>
              <text:list-item>
                <text:p>For comprehensions</text:p>
                <text:list>
                  <text:list-item>
                    <text:p>work on everything that has map/filter/flatMap</text:p>
                  </text:list-item>
                  <text:list-item>
                    <text:p>Not just nominally typed collections/iterables</text:p>
                  </text:list-item>
                </text:list>
              </text:list-item>
              <text:list-item>
                <text:p>flatMap is... special.</text:p>
                <text:list>
                  <text:list-item>
                    <text:p>The “M” word! DUN DUN DUN</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map</text:p>
                <text:list>
                  <text:list-item>
                    <text:p>given a collection C[A] and a function A =&gt; B, produce a C[B] by applying the function to each element</text:p>
                  </text:list-item>
                </text:list>
              </text:list-item>
              <text:list-item>
                <text:p>filter</text:p>
                <text:list>
                  <text:list-item>
                    <text:p>given a collection C[A] and a predicate A =&gt; Boolean, produce another C[A] consisting of only those elements for which the predicate was satisfied</text:p>
                  </text:list-item>
                </text:list>
              </text:list-item>
            </text:list>
          </draw:text-box>
        </draw:frame>
        <presentation:notes draw:style-name="dp2">
          <draw:page-thumbnail draw:style-name="gr1" draw:layer="layout" svg:width="13.968cm" svg:height="10.476cm" svg:x="3.81cm" svg:y="2.123cm" draw:page-number="47" presentation:class="page"/>
          <draw:frame presentation:style-name="pr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collect</text:p>
                <text:list>
                  <text:list-item>
                    <text:p>Basically filter+map in one traversal</text:p>
                  </text:list-item>
                  <text:list-item>
                    <text:p>Given a collection C[A] and a PartialFunction[A,B], build a new collection C[B] consisting of the A's that satisfied the PartialFunction and were then transformed by it into B's </text:p>
                  </text:list-item>
                </text:list>
              </text:list-item>
              <text:list-item>
                <text:p>find</text:p>
                <text:list>
                  <text:list-item>
                    <text:p>Given a collection C[A] and a predicate A =&gt; Boolean, find the <text:span text:style-name="T27">first </text:span>element of C that satisfied the predicate and wrap it in a Some[A], otherwise None</text:p>
                  </text:list-item>
                  <text:list-item>
                    <text:p>Also see collectFirst</text:p>
                  </text:list-item>
                </text:list>
              </text:list-item>
            </text:list>
          </draw:text-box>
        </draw:frame>
        <presentation:notes draw:style-name="dp2">
          <draw:page-thumbnail draw:style-name="gr1" draw:layer="layout" svg:width="13.968cm" svg:height="10.476cm" svg:x="3.81cm" svg:y="2.123cm" draw:page-number="48" presentation:class="page"/>
          <draw:frame presentation:style-name="pr6"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exists</text:p>
                <text:list>
                  <text:list-item>
                    <text:p>Given a collection C[A] and a predicate A =&gt; Boolean, return true as soon as the first element satisfying the predicate is found, or false if no satisfactory element is found</text:p>
                  </text:list-item>
                </text:list>
              </text:list-item>
              <text:list-item>
                <text:p>forall</text:p>
                <text:list>
                  <text:list-item>
                    <text:p>Given a collection C[A] and a predicate A =&gt; Boolean, return true iif <text:span text:style-name="T27">every </text:span>element in the collection satisfied the predicate, or false if <text:span text:style-name="T27">no </text:span>element satisfied the predicate</text:p>
                  </text:list-item>
                  <text:list-item>
                    <text:p>Note! <text:span text:style-name="T27">empty</text:span>.forall(<text:span text:style-name="T27">anything</text:span>) is always true!</text:p>
                    <text:list>
                      <text:list-item>
                        <text:p>Even <text:span text:style-name="T27">empty</text:span>.forall(<text:span text:style-name="T27">_ =&gt; false</text:span>)</text:p>
                      </text:list-item>
                    </text:list>
                  </text:list-item>
                </text:list>
              </text:list-item>
            </text:list>
          </draw:text-box>
        </draw:frame>
        <presentation:notes draw:style-name="dp2">
          <draw:page-thumbnail draw:style-name="gr1" draw:layer="layout" svg:width="13.968cm" svg:height="10.476cm" svg:x="3.81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foreach</text:p>
                <text:list>
                  <text:list-item>
                    <text:p>Given a collection C[A], and a <text:span text:style-name="T27">procedure </text:span>A =&gt; Unit, call the procedure on each element of C.</text:p>
                  </text:list-item>
                  <text:list-item>
                    <text:p>It's all about side effects</text:p>
                  </text:list-item>
                </text:list>
              </text:list-item>
              <text:list-item>
                <text:p text:style-name="P5"><text:span text:style-name="T36">flatMap</text:span></text:p>
                <text:list>
                  <text:list-item>
                    <text:p><text:span text:style-name="T37">Given a collection C[A], and a function A =&gt; C[B], returns the C[B] resulting from concatenating every “small” C[B] resulting from the function into one “big” C[B]</text:span></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text-style-name="P10" draw:layer="layout" svg:width="25.199cm" svg:height="3.506cm" svg:x="1.4cm" svg:y="0.837cm" presentation:class="title">
          <draw:text-box>
            <text:p><text:span text:style-name="T38">Scala FP Basics: For Comprehensions (1/3)</text:span></text:p>
          </draw:text-box>
        </draw:frame>
        <draw:frame presentation:style-name="pr5" draw:layer="layout" svg:width="25.199cm" svg:height="14.644cm" svg:x="1.4cm" svg:y="4.914cm" presentation:class="outline" presentation:user-transformed="true">
          <draw:text-box>
            <text:list text:style-name="L2">
              <text:list-item>
                <text:p text:style-name="P5">With one generator and “yield”, translates to calls to map/filter</text:p>
              </text:list-item>
            </text:list>
            <text:p text:style-name="P11"><text:span text:style-name="T30">val xs = List(1,2,3)</text:span></text:p>
            <text:p text:style-name="P11"><text:span text:style-name="T30"><text:line-break/></text:span><text:span text:style-name="T30">for (x &lt;- xs) yield x * 2 </text:span></text:p>
            <text:p text:style-name="P11"><text:span text:style-name="T39">// returns List(2,4,6)</text:span></text:p>
            <text:p text:style-name="P11"><text:span text:style-name="T39">// exactly equivalent to:</text:span></text:p>
            <text:p text:style-name="P11"><text:span text:style-name="T30">xs.map(x =&gt; x*2)</text:span></text:p>
            <text:p text:style-name="P11"><text:span text:style-name="T30"/></text:p>
            <text:p text:style-name="P11"><text:span text:style-name="T30">for (x &lt;- xs if x % 2 == 0) yield x * 10</text:span><text:span text:style-name="T30"><text:line-break/></text:span><text:span text:style-name="T39">// returns List(20)</text:span><text:span text:style-name="T39"><text:line-break/></text:span><text:span text:style-name="T39"><text:line-break/></text:span><text:span text:style-name="T39">// exactly equivalent to:</text:span><text:span text:style-name="T39"><text:line-break/></text:span><text:span text:style-name="T40">xs.filter(x =&gt; x % 2 == 0).map(x =&gt; x * 10)</text:span></text:p>
          </draw:text-box>
        </draw:frame>
        <presentation:notes draw:style-name="dp2">
          <draw:page-thumbnail draw:style-name="gr1" draw:layer="layout" svg:width="13.968cm" svg:height="10.476cm" svg:x="3.81cm" svg:y="2.123cm" draw:page-number="51" presentation:class="page"/>
          <draw:frame presentation:style-name="pr6"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text-style-name="P10" draw:layer="layout" svg:width="25.199cm" svg:height="3.506cm" svg:x="1.4cm" svg:y="0.837cm" presentation:class="title">
          <draw:text-box>
            <text:p><text:span text:style-name="T38">Scala FP Basics: For Comprehensions (2/3)</text:span></text:p>
          </draw:text-box>
        </draw:frame>
        <draw:frame presentation:style-name="pr5" draw:text-style-name="P2" draw:layer="layout" svg:width="25.199cm" svg:height="12.179cm" svg:x="1.4cm" svg:y="4.914cm" presentation:class="outline">
          <draw:text-box>
            <text:list text:style-name="L2">
              <text:list-item>
                <text:p text:style-name="P5"><text:span text:style-name="T37">With multiple generators and “yield”, translates to map/flatMap</text:span></text:p>
              </text:list-item>
              <text:list-item>
                <text:p text:style-name="P5"><text:span text:style-name="T37">Looks like a nested loop but isn't</text:span><text:span text:style-name="T37"><text:line-break/></text:span><text:span text:style-name="T37"/></text:p>
              </text:list-item>
            </text:list>
            <text:p text:style-name="P11"><text:span text:style-name="T41">val ys = List(10,20,30)</text:span></text:p>
            <text:p text:style-name="P11"><text:span text:style-name="T41">for (x &lt;- xs; y &lt;- ys) yield x*y </text:span><text:span text:style-name="T41"><text:line-break/></text:span><text:span text:style-name="T42">// returns List(10, 20, 30, 20, 40, 60, 30, 60, 90)</text:span></text:p>
            <text:p text:style-name="P11"><text:span text:style-name="T42">// exactly equivalent to:</text:span><text:span text:style-name="T42"><text:line-break/></text:span><text:span text:style-name="T41">xs.flatMap(x =&gt; ys.map(y =&gt; x * y))</text:span></text:p>
            <text:p text:style-name="P11"><text:span text:style-name="T41"/></text:p>
          </draw:text-box>
        </draw:frame>
        <presentation:notes draw:style-name="dp2">
          <draw:page-thumbnail draw:style-name="gr1" draw:layer="layout" svg:width="13.968cm" svg:height="10.476cm" svg:x="3.81cm" svg:y="2.123cm" draw:page-number="52" presentation:class="page"/>
          <draw:frame presentation:style-name="pr6"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text-style-name="P10" draw:layer="layout" svg:width="25.199cm" svg:height="3.506cm" svg:x="1.4cm" svg:y="0.837cm" presentation:class="title">
          <draw:text-box>
            <text:p><text:span text:style-name="T38">Scala FP Basics: For Comprehensions (3/3)</text:span></text:p>
          </draw:text-box>
        </draw:frame>
        <draw:frame presentation:style-name="pr5" draw:layer="layout" svg:width="25.199cm" svg:height="14.644cm" svg:x="1.4cm" svg:y="4.914cm" presentation:class="outline" presentation:user-transformed="true">
          <draw:text-box>
            <text:list text:style-name="L2">
              <text:list-item>
                <text:p text:style-name="P5">Without “yield”, translates to calls to foreach</text:p>
              </text:list-item>
            </text:list>
            <text:p text:style-name="P11"><text:span text:style-name="T30">val xs = List(1,2,3)</text:span><text:span text:style-name="T30"><text:line-break/></text:span><text:span text:style-name="T30">val ys = List(10,20,30)</text:span></text:p>
            <text:p text:style-name="P11"><text:span text:style-name="T30"><text:line-break/></text:span><text:span text:style-name="T30">for (x &lt;- xs) printf(“%d “, x * 2)</text:span><text:span text:style-name="T30"><text:line-break/></text:span><text:span text:style-name="T39">// prints “2 4 6 “, doesn't return anything</text:span></text:p>
            <text:p text:style-name="P11"><text:span text:style-name="T39">// exactly equivalent to:</text:span><text:span text:style-name="T39"><text:line-break/></text:span><text:span text:style-name="T30">xs.foreach(x =&gt; printf(“%d “, x*2))</text:span><text:span text:style-name="T30"><text:line-break/></text:span><text:span text:style-name="T30"><text:line-break/></text:span><text:span text:style-name="T30"><text:line-break/></text:span><text:span text:style-name="T30">for (x &lt;- xs; y &lt;- ys) printf(“%d “, x*y)</text:span><text:span text:style-name="T30"><text:line-break/></text:span><text:span text:style-name="T39">// prints “10 20 30 20 40 60 30 60 90 ”, doesn't return</text:span></text:p>
            <text:p text:style-name="P11"><text:span text:style-name="T39">// exactly equivalent to:</text:span><text:span text:style-name="T39"><text:line-break/></text:span><text:span text:style-name="T30">xs.foreach(x =&gt; ys.foreach(y =&gt; x * y)))</text:span></text:p>
          </draw:text-box>
        </draw:frame>
        <presentation:notes draw:style-name="dp2">
          <draw:page-thumbnail draw:style-name="gr1" draw:layer="layout" svg:width="13.968cm" svg:height="10.476cm" svg:x="3.81cm" svg:y="2.123cm" draw:page-number="53" presentation:class="page"/>
          <draw:frame presentation:style-name="pr6"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la: FP Basics Exercise</text:p>
          </draw:text-box>
        </draw:frame>
        <draw:frame presentation:style-name="pr5" draw:text-style-name="P12" draw:layer="layout" svg:width="25.199cm" svg:height="12.179cm" svg:x="1.4cm" svg:y="4.914cm" presentation:class="outline">
          <draw:text-box>
            <text:list text:style-name="L2">
              <text:list-item>
                <text:p><text:span text:style-name="T43">Implement List</text:span></text:p>
                <text:list>
                  <text:list-item>
                    <text:p><text:span text:style-name="T43">Data constructors</text:span></text:p>
                    <text:list>
                      <text:list-item>
                        <text:p><text:span text:style-name="T43">Empty</text:span></text:p>
                      </text:list-item>
                      <text:list-item>
                        <text:p><text:span text:style-name="T43">Non-Empty</text:span></text:p>
                      </text:list-item>
                    </text:list>
                  </text:list-item>
                  <text:list-item>
                    <text:p><text:span text:style-name="T43">foreach method</text:span></text:p>
                  </text:list-item>
                  <text:list-item>
                    <text:p><text:span text:style-name="T43">map method</text:span></text:p>
                    <text:p><text:span text:style-name="T44"/></text:p>
                  </text:list-item>
                </text:list>
              </text:list-item>
            </text:list>
          </draw:text-box>
        </draw:frame>
        <presentation:notes draw:style-name="dp2">
          <draw:page-thumbnail draw:style-name="gr1" draw:layer="layout" svg:width="13.968cm" svg:height="10.476cm" svg:x="3.81cm" svg:y="2.123cm" draw:page-number="54" presentation:class="page"/>
          <draw:frame presentation:style-name="pr6"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draw:text-box>
            <text:p>Scala: Algebraic Data Types</text:p>
          </draw:text-box>
        </draw:frame>
        <draw:frame presentation:style-name="pr5" draw:layer="layout" svg:width="25.199cm" svg:height="12.179cm" svg:x="1.4cm" svg:y="4.914cm" presentation:class="outline" presentation:user-transformed="true">
          <draw:text-box>
            <text:list text:style-name="L2">
              <text:list-item>
                <text:p>Define families of related types</text:p>
              </text:list-item>
              <text:list-item>
                <text:p>Concise declaration syntax</text:p>
              </text:list-item>
              <text:list-item>
                <text:p><text:span text:style-name="T11">Pattern matcher can test for missing cases</text:span></text:p>
              </text:list-item>
              <text:list-item>
                <text:p>case classes</text:p>
                <text:list>
                  <text:list-item>
                    <text:p>Boilerplate generated for you </text:p>
                    <text:list>
                      <text:list-item>
                        <text:p>equals, hashCode, toString, constructor, getters<text:span text:style-name="T5">/</text:span><text:span text:style-name="T45">setters</text:span></text:p>
                      </text:list-item>
                    </text:list>
                  </text:list-item>
                </text:list>
              </text:list-item>
              <text:list-item>
                <text:p><text:span text:style-name="T11">Uniform Access Principle</text:span></text:p>
                <text:list>
                  <text:list-item>
                    <text:p><text:span text:style-name="T11">All access is through methods (generated or overridden), not fields</text:span></text:p>
                  </text:list-item>
                  <text:list-item>
                    <text:p><text:span text:style-name="T11">Refactor without flipping back and forth between foo.bar, <text:s/>foo.getBar(), foo.bar()</text:span></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6"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draw:text-box>
            <text:p>Scala: ADTs in the Library</text:p>
          </draw:text-box>
        </draw:frame>
        <draw:frame presentation:style-name="pr5" draw:layer="layout" svg:width="25.199cm" svg:height="12.179cm" svg:x="1.4cm" svg:y="4.914cm" presentation:class="outline">
          <draw:text-box>
            <text:list text:style-name="L2">
              <text:list-item>
                <text:p>Option[X]</text:p>
                <text:list>
                  <text:list-item>
                    <text:p>Value is present or not present</text:p>
                  </text:list-item>
                  <text:list-item>
                    <text:p>Some(x) or None</text:p>
                  </text:list-item>
                  <text:list-item>
                    <text:p>Can still call methods on None, without risking NPE</text:p>
                  </text:list-item>
                  <text:list-item>
                    <text:p>has map, flatMap, foreach</text:p>
                    <text:list>
                      <text:list-item>
                        <text:p>surprisingly useful, especially when the value might be None</text:p>
                      </text:list-item>
                    </text:list>
                  </text:list-item>
                </text:list>
              </text:list-item>
            </text:list>
          </draw:text-box>
        </draw:frame>
        <presentation:notes draw:style-name="dp2">
          <draw:page-thumbnail draw:style-name="gr1" draw:layer="layout" svg:width="13.968cm" svg:height="10.476cm" svg:x="3.81cm" svg:y="2.123cm" draw:page-number="56" presentation:class="page"/>
          <draw:frame presentation:style-name="pr6"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draw:text-box>
            <text:p>Scala: ADTs in the Library</text:p>
          </draw:text-box>
        </draw:frame>
        <draw:frame presentation:style-name="pr5" draw:layer="layout" svg:width="25.199cm" svg:height="12.179cm" svg:x="1.4cm" svg:y="4.914cm" presentation:class="outline">
          <draw:text-box>
            <text:list text:style-name="L2">
              <text:list-item>
                <text:p>Either[A,B]</text:p>
                <text:list>
                  <text:list-item>
                    <text:p>Value is Left(a) or Right(b)</text:p>
                  </text:list-item>
                  <text:list-item>
                    <text:p>By convention, Right means “correct” and Left means “error”, but there's no inherent bias in the library</text:p>
                  </text:list-item>
                  <text:list-item>
                    <text:p>A lot of people would have preferred a Right-biased Either...</text:p>
                  </text:list-item>
                </text:list>
              </text:list-item>
            </text:list>
          </draw:text-box>
        </draw:frame>
        <presentation:notes draw:style-name="dp2">
          <draw:page-thumbnail draw:style-name="gr1" draw:layer="layout" svg:width="13.968cm" svg:height="10.476cm" svg:x="3.81cm" svg:y="2.123cm" draw:page-number="57" presentation:class="page"/>
          <draw:frame presentation:style-name="pr6"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Scala: ADTs in the Library</text:p>
          </draw:text-box>
        </draw:frame>
        <draw:frame presentation:style-name="pr5" draw:layer="layout" svg:width="25.199cm" svg:height="14.644cm" svg:x="1.4cm" svg:y="4.914cm" presentation:class="outline" presentation:user-transformed="true">
          <draw:text-box>
            <text:list text:style-name="L2">
              <text:list-item>
                <text:p>List[A]</text:p>
                <text:list>
                  <text:list-item>
                    <text:p>Classical immutable singly linked list</text:p>
                  </text:list-item>
                  <text:list-item>
                    <text:p>Value is non-empty or empty</text:p>
                  </text:list-item>
                  <text:list-item>
                    <text:p>Data constructors are:</text:p>
                    <text:list>
                      <text:list-item>
                        <text:p>::(hd: A, tl: List[A]) (pronounced “cons”)</text:p>
                      </text:list-item>
                      <text:list-item>
                        <text:p>Nil</text:p>
                      </text:list-item>
                    </text:list>
                  </text:list-item>
                  <text:list-item>
                    <text:p>Easy to understand, but be careful with performance characteristics</text:p>
                    <text:list>
                      <text:list-item>
                        <text:p>O(1) prepend</text:p>
                      </text:list-item>
                      <text:list-item>
                        <text:p>O(n) append, scan, size, reverse</text:p>
                      </text:list-item>
                    </text:list>
                  </text:list-item>
                  <text:list-item>
                    <text:p>Use Vector if unsure about performance</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3" draw:layer="layout" svg:width="25.199cm" svg:height="12.179cm" svg:x="1.4cm" svg:y="4.914cm" presentation:class="outline" presentation:user-transformed="true">
          <draw:text-box>
            <text:p><text:span text:style-name="T42">/** the state of a request */</text:span><text:span text:style-name="T41"><text:line-break/></text:span><text:span text:style-name="T41">sealed trait RequestState[+T]</text:span></text:p>
            <text:p><text:span text:style-name="T42">/** we made a request at time `when` */</text:span><text:span text:style-name="T41"><text:line-break/></text:span><text:span text:style-name="T41">case class Requested(when: Long) </text:span><text:span text:style-name="T46">extends RequestState[Nothing]</text:span></text:p>
            <text:p><text:span text:style-name="T42">/** our request was denied for some `reason` :( */</text:span><text:span text:style-name="T41"><text:line-break/></text:span><text:span text:style-name="T41">case class Rejected(reason: String) </text:span><text:span text:style-name="T46">extends RequestState[Nothing]</text:span></text:p>
            <text:p><text:span text:style-name="T42">/** we waited `howLong` ms but to no avail */</text:span><text:span text:style-name="T41"><text:line-break/></text:span><text:span text:style-name="T41">case class TimedOut(howLong: Long) </text:span><text:span text:style-name="T46">extends RequestState[Nothing]</text:span></text:p>
            <text:p><text:span text:style-name="T42">/** we got `it`! */</text:span><text:span text:style-name="T41"><text:line-break/></text:span><text:span text:style-name="T41">case class Got[T](it: T) </text:span><text:span text:style-name="T46">extends RequestState[T]</text:span></text:p>
          </draw:text-box>
        </draw:frame>
        <presentation:notes draw:style-name="dp2">
          <draw:page-thumbnail draw:style-name="gr1" draw:layer="layout" svg:width="13.968cm" svg:height="10.476cm" svg:x="3.81cm" svg:y="2.123cm" draw:page-number="59" presentation:class="page"/>
          <draw:frame presentation:style-name="pr6"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3" draw:layer="layout" svg:width="25.199cm" svg:height="12.179cm" svg:x="1.4cm" svg:y="4.914cm" presentation:class="outline" presentation:user-transformed="true">
          <draw:text-box>
            <text:p><text:span text:style-name="T42">/** the state of a request */</text:span><text:span text:style-name="T41"><text:line-break/></text:span><text:span text:style-name="T47">sealed</text:span><text:span text:style-name="T41"> </text:span><text:span text:style-name="T47">trait</text:span><text:span text:style-name="T41"> RequestState[+T]</text:span></text:p>
            <text:p><text:span text:style-name="T42">/** we made a request at time `when` */</text:span><text:span text:style-name="T41"><text:line-break/></text:span><text:span text:style-name="T46">case class Requested(when: Long)</text:span><text:span text:style-name="T41"> </text:span><text:span text:style-name="T46">extends RequestState[Nothing]</text:span></text:p>
            <text:p><text:span text:style-name="T42">/** our request was denied for some `reason` :( */</text:span><text:span text:style-name="T41"><text:line-break/></text:span><text:span text:style-name="T46">case class Rejected(reason: String)</text:span><text:span text:style-name="T41"> </text:span><text:span text:style-name="T46">extends RequestState[Nothing]</text:span></text:p>
            <text:p><text:span text:style-name="T42">/** we waited `howLong` ms but to no avail */</text:span><text:span text:style-name="T41"><text:line-break/></text:span><text:span text:style-name="T46">case class TimedOut(howLong: Long)</text:span><text:span text:style-name="T41"> </text:span><text:span text:style-name="T46">extends RequestState[Nothing]</text:span></text:p>
            <text:p><text:span text:style-name="T42">/** we got `it`! */</text:span><text:span text:style-name="T41"><text:line-break/></text:span><text:span text:style-name="T46">case class Got[T](it: T)</text:span><text:span text:style-name="T41"> </text:span><text:span text:style-name="T46">extends RequestState[T]</text:span></text:p>
          </draw:text-box>
        </draw:frame>
        <presentation:notes draw:style-name="dp2">
          <draw:page-thumbnail draw:style-name="gr1" draw:layer="layout" svg:width="13.968cm" svg:height="10.476cm" svg:x="3.81cm" svg:y="2.123cm" draw:page-number="60" presentation:class="page"/>
          <draw:frame presentation:style-name="pr6"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3" draw:layer="layout" svg:width="25.199cm" svg:height="12.179cm" svg:x="1.4cm" svg:y="4.914cm" presentation:class="outline" presentation:user-transformed="true">
          <draw:text-box>
            <text:p><text:span text:style-name="T42">/** the state of a request */</text:span><text:span text:style-name="T41"><text:line-break/></text:span><text:span text:style-name="T48">sealed trait</text:span><text:span text:style-name="T46"> RequestState[+T]</text:span></text:p>
            <text:p><text:span text:style-name="T42">/** we made a request at time `when` */</text:span><text:span text:style-name="T41"><text:line-break/></text:span><text:span text:style-name="T49">case class </text:span><text:span text:style-name="T50">Requested(when: Long)</text:span><text:span text:style-name="T41"> </text:span><text:span text:style-name="T46">extends RequestState[Nothing]</text:span></text:p>
            <text:p><text:span text:style-name="T42">/** our request was denied for some `reason` :( */</text:span><text:span text:style-name="T41"><text:line-break/></text:span><text:span text:style-name="T46">case class Rejected(reason: String)</text:span><text:span text:style-name="T41"> </text:span><text:span text:style-name="T46">extends RequestState[Nothing]</text:span></text:p>
            <text:p><text:span text:style-name="T42">/** we waited `howLong` ms but to no avail */</text:span><text:span text:style-name="T41"><text:line-break/></text:span><text:span text:style-name="T46">case class TimedOut(howLong: Long)</text:span><text:span text:style-name="T41"> </text:span><text:span text:style-name="T46">extends RequestState[Nothing]</text:span></text:p>
            <text:p><text:span text:style-name="T42">/** we got `it`! */</text:span><text:span text:style-name="T41"><text:line-break/></text:span><text:span text:style-name="T46">case class Got[T](it: T)</text:span><text:span text:style-name="T41"> </text:span><text:span text:style-name="T46">extends RequestState[T]</text:span></text:p>
          </draw:text-box>
        </draw:frame>
        <presentation:notes draw:style-name="dp2">
          <draw:page-thumbnail draw:style-name="gr1" draw:layer="layout" svg:width="13.968cm" svg:height="10.476cm" svg:x="3.81cm" svg:y="2.123cm" draw:page-number="61" presentation:class="page"/>
          <draw:frame presentation:style-name="pr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3" draw:layer="layout" svg:width="25.199cm" svg:height="12.179cm" svg:x="1.4cm" svg:y="4.914cm" presentation:class="outline" presentation:user-transformed="true">
          <draw:text-box>
            <text:p><text:span text:style-name="T42">/** the state of a request */</text:span><text:span text:style-name="T41"><text:line-break/></text:span><text:span text:style-name="T48">sealed trait</text:span><text:span text:style-name="T46"> RequestState[+T]</text:span></text:p>
            <text:p><text:span text:style-name="T42">/** we made a request at time `when` */</text:span><text:span text:style-name="T41"><text:line-break/></text:span><text:span text:style-name="T46">case class </text:span><text:span text:style-name="T48">Requested</text:span><text:span text:style-name="T46">(when: Long)</text:span><text:span text:style-name="T41"> </text:span><text:span text:style-name="T46">extends RequestState[Nothing]</text:span></text:p>
            <text:p><text:span text:style-name="T42">/** our request was denied for some `reason` :( */</text:span><text:span text:style-name="T41"><text:line-break/></text:span><text:span text:style-name="T46">case class </text:span><text:span text:style-name="T50">Rejected(reason: String)</text:span><text:span text:style-name="T41"> </text:span><text:span text:style-name="T46">extends RequestState[Nothing]</text:span></text:p>
            <text:p><text:span text:style-name="T42">/** we waited `howLong` ms but to no avail */</text:span><text:span text:style-name="T41"><text:line-break/></text:span><text:span text:style-name="T46">case class TimedOut(howLong: Long)</text:span><text:span text:style-name="T41"> </text:span><text:span text:style-name="T46">extends RequestState[Nothing]</text:span></text:p>
            <text:p><text:span text:style-name="T42">/** we got `it`! */</text:span><text:span text:style-name="T41"><text:line-break/></text:span><text:span text:style-name="T46">case class Got[T](it: T)</text:span><text:span text:style-name="T41"> </text:span><text:span text:style-name="T46">extends RequestState[T]</text:span></text:p>
          </draw:text-box>
        </draw:frame>
        <presentation:notes draw:style-name="dp2">
          <draw:page-thumbnail draw:style-name="gr1"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3" draw:layer="layout" svg:width="25.199cm" svg:height="12.179cm" svg:x="1.4cm" svg:y="4.914cm" presentation:class="outline" presentation:user-transformed="true">
          <draw:text-box>
            <text:p><text:span text:style-name="T42">/** the state of a request */</text:span><text:span text:style-name="T41"><text:line-break/></text:span><text:span text:style-name="T48">sealed trait</text:span><text:span text:style-name="T46"> RequestState[+T]</text:span></text:p>
            <text:p><text:span text:style-name="T42">/** we made a request at time `when` */</text:span><text:span text:style-name="T41"><text:line-break/></text:span><text:span text:style-name="T46">case class </text:span><text:span text:style-name="T48">Requested</text:span><text:span text:style-name="T46">(when: Long)</text:span><text:span text:style-name="T41"> </text:span><text:span text:style-name="T46">extends RequestState[Nothing]</text:span></text:p>
            <text:p><text:span text:style-name="T42">/** our request was denied for some `reason` :( */</text:span><text:span text:style-name="T41"><text:line-break/></text:span><text:span text:style-name="T46">case class </text:span><text:span text:style-name="T48">Rejected(reason: String)</text:span><text:span text:style-name="T41"> </text:span><text:span text:style-name="T46">extends RequestState[Nothing]</text:span></text:p>
            <text:p><text:span text:style-name="T42">/** we waited `howLong` ms but to no avail */</text:span><text:span text:style-name="T41"><text:line-break/></text:span><text:span text:style-name="T46">case class </text:span><text:span text:style-name="T50">TimedOut(howLong: Long)</text:span><text:span text:style-name="T41"> </text:span><text:span text:style-name="T46">extends RequestState[Nothing]</text:span></text:p>
            <text:p><text:span text:style-name="T42">/** we got `it`! */</text:span><text:span text:style-name="T41"><text:line-break/></text:span><text:span text:style-name="T46">case class Got[T](it: T)</text:span><text:span text:style-name="T41"> </text:span><text:span text:style-name="T46">extends RequestState[T]</text:span></text:p>
          </draw:text-box>
        </draw:frame>
        <presentation:notes draw:style-name="dp2">
          <draw:page-thumbnail draw:style-name="gr1"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3" draw:layer="layout" svg:width="25.199cm" svg:height="12.179cm" svg:x="1.4cm" svg:y="4.914cm" presentation:class="outline" presentation:user-transformed="true">
          <draw:text-box>
            <text:p><text:span text:style-name="T42">/** the state of a request */</text:span><text:span text:style-name="T41"><text:line-break/></text:span><text:span text:style-name="T48">sealed trait</text:span><text:span text:style-name="T46"> RequestState[+T]</text:span></text:p>
            <text:p><text:span text:style-name="T42">/** we made a request at time `when` */</text:span><text:span text:style-name="T41"><text:line-break/></text:span><text:span text:style-name="T46">case class </text:span><text:span text:style-name="T48">Requested</text:span><text:span text:style-name="T46">(when: Long)</text:span><text:span text:style-name="T41"> </text:span><text:span text:style-name="T46">extends RequestState[Nothing]</text:span></text:p>
            <text:p><text:span text:style-name="T42">/** our request was denied for some `reason` :( */</text:span><text:span text:style-name="T41"><text:line-break/></text:span><text:span text:style-name="T46">case class </text:span><text:span text:style-name="T48">Rejected(reason: String)</text:span><text:span text:style-name="T41"> </text:span><text:span text:style-name="T46">extends RequestState[Nothing]</text:span></text:p>
            <text:p><text:span text:style-name="T42">/** we waited `howLong` ms but to no avail */</text:span><text:span text:style-name="T41"><text:line-break/></text:span><text:span text:style-name="T46">case class </text:span><text:span text:style-name="T48">TimedOut(howLong: Long)</text:span><text:span text:style-name="T41"> </text:span><text:span text:style-name="T46">extends RequestState[Nothing]</text:span></text:p>
            <text:p><text:span text:style-name="T42">/** we got `it`! */</text:span><text:span text:style-name="T41"><text:line-break/></text:span><text:span text:style-name="T46">case class </text:span><text:span text:style-name="T50">Got[T](it: T)</text:span><text:span text:style-name="T41"> </text:span><text:span text:style-name="T46">extends RequestState[T]</text:span></text:p>
          </draw:text-box>
        </draw:frame>
        <presentation:notes draw:style-name="dp2">
          <draw:page-thumbnail draw:style-name="gr1" draw:layer="layout" svg:width="13.968cm" svg:height="10.476cm" svg:x="3.81cm" svg:y="2.123cm" draw:page-number="64" presentation:class="page"/>
          <draw:frame presentation:style-name="pr6"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Scala: ADTs Exercise</text:p>
          </draw:text-box>
        </draw:frame>
        <draw:frame presentation:style-name="pr5" draw:layer="layout" svg:width="25.199cm" svg:height="12.179cm" svg:x="1.4cm" svg:y="4.914cm" presentation:class="outline">
          <draw:text-box>
            <text:list text:style-name="L2">
              <text:list-item>
                <text:p><text:span text:style-name="T44">TODO TODO TODO</text:span></text:p>
              </text:list-item>
            </text:list>
          </draw:text-box>
        </draw:frame>
        <presentation:notes draw:style-name="dp2">
          <draw:page-thumbnail draw:style-name="gr1" draw:layer="layout" svg:width="13.968cm" svg:height="10.476cm" svg:x="3.81cm" svg:y="2.123cm" draw:page-number="65" presentation:class="page"/>
          <draw:frame presentation:style-name="pr6"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la: Pattern Matching</text:p>
          </draw:text-box>
        </draw:frame>
        <draw:frame presentation:style-name="pr5" draw:layer="layout" svg:width="25.199cm" svg:height="12.179cm" svg:x="1.4cm" svg:y="4.914cm" presentation:class="outline">
          <draw:text-box>
            <text:list text:style-name="L2">
              <text:list-item>
                <text:p>When you have a family of types, you need to be able to distinguish between them at runtime</text:p>
              </text:list-item>
              <text:list-item>
                <text:p>Replacement for typecheck-and-downcast ladders</text:p>
              </text:list-item>
              <text:list-item>
                <text:p>Matches not just type, but inner structure of values</text:p>
              </text:list-item>
              <text:list-item>
                <text:p>Extracts values from inner structure</text:p>
              </text:list-item>
              <text:list-item>
                <text:p>OO dogma says “favour polymorphism over conditionals”, but...</text:p>
                <text:list>
                  <text:list-item>
                    <text:p>Functionality gets spread all over the place, hard to read actual functionality at a glance</text:p>
                  </text:list-item>
                </text:list>
              </text:list-item>
            </text:list>
          </draw:text-box>
        </draw:frame>
        <presentation:notes draw:style-name="dp2">
          <draw:page-thumbnail draw:style-name="gr1" draw:layer="layout" svg:width="13.968cm" svg:height="10.476cm" svg:x="3.81cm" svg:y="2.123cm" draw:page-number="66" presentation:class="page"/>
          <draw:frame presentation:style-name="pr6"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4" draw:layer="layout" svg:width="25.199cm" svg:height="12.179cm" svg:x="1.4cm" svg:y="4.914cm" presentation:class="outline" presentation:user-transformed="true">
          <draw:text-box>
            <text:p><text:span text:style-name="T51"/></text:p>
            <text:p><text:span text:style-name="T51">val username: Option[String] = ???</text:span><text:span text:style-name="T51"><text:line-break/></text:span><text:span text:style-name="T51"/></text:p>
            <text:p><text:span text:style-name="T52">username match {</text:span></text:p>
            <text:p><text:span text:style-name="T51"><text:s text:c="2"/></text:span><text:span text:style-name="T52">case</text:span><text:span text:style-name="T51"> Some(name) </text:span><text:span text:style-name="T52">=&gt;</text:span><text:span text:style-name="T51"> </text:span></text:p>
            <text:p><text:span text:style-name="T51"><text:s text:c="4"/></text:span><text:span text:style-name="T51">println(s“Hi there $name!”)</text:span></text:p>
            <text:p><text:span text:style-name="T51"><text:s text:c="2"/></text:span><text:span text:style-name="T51">case Some(name) </text:span><text:span text:style-name="T52">if name.toLowerCase == “alex”</text:span><text:span text:style-name="T51"> =&gt; </text:span></text:p>
            <text:p><text:span text:style-name="T51"><text:s text:c="4"/></text:span><text:span text:style-name="T51">println(“Hey, 'sup Alex buddy?”)</text:span></text:p>
            <text:p><text:span text:style-name="T51"><text:s text:c="2"/></text:span><text:span text:style-name="T52">case</text:span><text:span text:style-name="T51"> None </text:span><text:span text:style-name="T52">=&gt;</text:span><text:span text:style-name="T51"> </text:span></text:p>
            <text:p><text:span text:style-name="T51"><text:s text:c="4"/></text:span><text:span text:style-name="T51">println(“Howdy stranger!”)</text:span></text:p>
            <text:p><text:span text:style-name="T52">}</text:span></text:p>
          </draw:text-box>
        </draw:frame>
        <presentation:notes draw:style-name="dp2">
          <draw:page-thumbnail draw:style-name="gr1" draw:layer="layout" svg:width="13.968cm" svg:height="10.476cm" svg:x="3.81cm" svg:y="2.123cm" draw:page-number="67" presentation:class="page"/>
          <draw:frame presentation:style-name="pr6"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4" draw:layer="layout" svg:width="25.199cm" svg:height="12.179cm" svg:x="1.4cm" svg:y="4.914cm" presentation:class="outline" presentation:user-transformed="true">
          <draw:text-box>
            <text:p><text:span text:style-name="T51"/></text:p>
            <text:p><text:span text:style-name="T53">val username: Option[String] = ???</text:span><text:span text:style-name="T53"><text:line-break/></text:span><text:span text:style-name="T53"/></text:p>
            <text:p><text:span text:style-name="T53">username </text:span><text:span text:style-name="T54">match {</text:span></text:p>
            <text:p><text:span text:style-name="T53"><text:s text:c="2"/></text:span><text:span text:style-name="T54">case</text:span><text:span text:style-name="T53"> </text:span><text:span text:style-name="T55">Some(name)</text:span><text:span text:style-name="T53"> </text:span><text:span text:style-name="T54">=&gt;</text:span><text:span text:style-name="T53"> </text:span></text:p>
            <text:p><text:span text:style-name="T53"><text:s text:c="4"/></text:span><text:span text:style-name="T53">println(s“Hi there $name!”)</text:span></text:p>
            <text:p><text:span text:style-name="T53"><text:s text:c="2"/></text:span><text:span text:style-name="T53">case Some(name) if name.toLowerCase == “alex” =&gt; </text:span></text:p>
            <text:p><text:span text:style-name="T53"><text:s text:c="4"/></text:span><text:span text:style-name="T53">println(“Hey, 'sup Alex buddy?”)</text:span></text:p>
            <text:p><text:span text:style-name="T53"><text:s text:c="2"/></text:span><text:span text:style-name="T54">case</text:span><text:span text:style-name="T53"> None </text:span><text:span text:style-name="T54">=&gt;</text:span><text:span text:style-name="T53"> </text:span></text:p>
            <text:p><text:span text:style-name="T53"><text:s text:c="4"/></text:span><text:span text:style-name="T53">println(“Howdy stranger!”)</text:span></text:p>
            <text:p><text:span text:style-name="T54">}</text:span></text:p>
          </draw:text-box>
        </draw:frame>
        <draw:custom-shape draw:style-name="gr3" draw:text-style-name="P9" draw:layer="layout" svg:width="2.54cm" svg:height="1.016cm" draw:transform="rotate (0.699702497124527) translate (5.531cm 8.8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5.588cm" svg:height="0.962cm" svg:x="7.874cm" svg:y="6.912cm">
          <draw:text-box>
            <text:p>Type check</text:p>
          </draw:text-box>
        </draw:frame>
        <presentation:notes draw:style-name="dp2">
          <draw:page-thumbnail draw:style-name="gr1" draw:layer="layout" svg:width="13.968cm" svg:height="10.476cm" svg:x="3.81cm" svg:y="2.123cm" draw:page-number="68" presentation:class="page"/>
          <draw:frame presentation:style-name="pr6"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4" draw:layer="layout" svg:width="25.199cm" svg:height="12.179cm" svg:x="1.4cm" svg:y="4.914cm" presentation:class="outline" presentation:user-transformed="true">
          <draw:text-box>
            <text:p><text:span text:style-name="T51"/></text:p>
            <text:p><text:span text:style-name="T53">val username: Option[String] = ???</text:span><text:span text:style-name="T53"><text:line-break/></text:span><text:span text:style-name="T53"/></text:p>
            <text:p><text:span text:style-name="T53">username </text:span><text:span text:style-name="T54">match {</text:span></text:p>
            <text:p><text:span text:style-name="T53"><text:s text:c="2"/></text:span><text:span text:style-name="T54">case</text:span><text:span text:style-name="T53"> </text:span><text:span text:style-name="T55">Some(name)</text:span><text:span text:style-name="T53"> </text:span><text:span text:style-name="T54">=&gt;</text:span><text:span text:style-name="T53"> </text:span></text:p>
            <text:p><text:span text:style-name="T53"><text:s text:c="4"/></text:span><text:span text:style-name="T53">println(s“Hi there $name!”)</text:span></text:p>
            <text:p><text:span text:style-name="T53"><text:s text:c="2"/></text:span><text:span text:style-name="T53">case Some(name) if name.toLowerCase == “alex” =&gt; </text:span></text:p>
            <text:p><text:span text:style-name="T53"><text:s text:c="4"/></text:span><text:span text:style-name="T53">println(“Hey, 'sup Alex buddy?”)</text:span></text:p>
            <text:p><text:span text:style-name="T53"><text:s text:c="2"/></text:span><text:span text:style-name="T54">case</text:span><text:span text:style-name="T53"> None </text:span><text:span text:style-name="T54">=&gt;</text:span><text:span text:style-name="T53"> </text:span></text:p>
            <text:p><text:span text:style-name="T53"><text:s text:c="4"/></text:span><text:span text:style-name="T53">println(“Howdy stranger!”)</text:span></text:p>
            <text:p><text:span text:style-name="T54">}</text:span></text:p>
          </draw:text-box>
        </draw:frame>
        <draw:custom-shape draw:style-name="gr3" draw:text-style-name="P9" draw:layer="layout" svg:width="2.005cm" svg:height="1.016cm" draw:transform="rotate (0.699702497124527) translate (8.226cm 8.65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5.588cm" svg:height="0.962cm" svg:x="10.16cm" svg:y="7.166cm">
          <draw:text-box>
            <text:p>Value extraction</text:p>
          </draw:text-box>
        </draw:frame>
        <presentation:notes draw:style-name="dp2">
          <draw:page-thumbnail draw:style-name="gr1" draw:layer="layout" svg:width="13.968cm" svg:height="10.476cm" svg:x="3.81cm" svg:y="2.123cm" draw:page-number="69" presentation:class="page"/>
          <draw:frame presentation:style-name="pr6"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4" draw:layer="layout" svg:width="25.199cm" svg:height="12.179cm" svg:x="1.4cm" svg:y="4.914cm" presentation:class="outline" presentation:user-transformed="true">
          <draw:text-box>
            <text:p><text:span text:style-name="T51"/></text:p>
            <text:p><text:span text:style-name="T53">val username: Option[String] = ???</text:span><text:span text:style-name="T53"><text:line-break/></text:span><text:span text:style-name="T53"/></text:p>
            <text:p><text:span text:style-name="T53">username </text:span><text:span text:style-name="T54">match {</text:span></text:p>
            <text:p><text:span text:style-name="T53"><text:s text:c="2"/></text:span><text:span text:style-name="T54">case</text:span><text:span text:style-name="T53"> </text:span><text:span text:style-name="T54">Some(name)</text:span><text:span text:style-name="T53"> </text:span><text:span text:style-name="T54">=&gt;</text:span><text:span text:style-name="T53"> </text:span></text:p>
            <text:p><text:span text:style-name="T53"><text:s text:c="4"/></text:span><text:span text:style-name="T53">println(s“Hi there $name!”)</text:span></text:p>
            <text:p><text:span text:style-name="T53"><text:s text:c="2"/></text:span><text:span text:style-name="T53">case Some(name) </text:span><text:span text:style-name="T55">if name.toLowerCase == “alex”</text:span><text:span text:style-name="T53"> =&gt; </text:span></text:p>
            <text:p><text:span text:style-name="T53"><text:s text:c="4"/></text:span><text:span text:style-name="T53">println(“Hey, 'sup Alex buddy?”)</text:span></text:p>
            <text:p><text:span text:style-name="T53"><text:s text:c="2"/></text:span><text:span text:style-name="T54">case</text:span><text:span text:style-name="T53"> None </text:span><text:span text:style-name="T54">=&gt;</text:span><text:span text:style-name="T53"> </text:span></text:p>
            <text:p><text:span text:style-name="T53"><text:s text:c="4"/></text:span><text:span text:style-name="T53">println(“Howdy stranger!”)</text:span></text:p>
            <text:p><text:span text:style-name="T54">}</text:span></text:p>
          </draw:text-box>
        </draw:frame>
        <draw:custom-shape draw:style-name="gr3" draw:text-style-name="P9" draw:layer="layout" svg:width="2.005cm" svg:height="1.016cm" draw:transform="rotate (0.699702497124527) translate (9.75cm 10.9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5.588cm" svg:height="0.962cm" svg:x="11.684cm" svg:y="9.398cm">
          <draw:text-box>
            <text:p>Pattern guard</text:p>
          </draw:text-box>
        </draw:frame>
        <presentation:notes draw:style-name="dp2">
          <draw:page-thumbnail draw:style-name="gr1" draw:layer="layout" svg:width="13.968cm" svg:height="10.476cm" svg:x="3.81cm" svg:y="2.123cm" draw:page-number="70" presentation:class="page"/>
          <draw:frame presentation:style-name="pr6"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4" draw:layer="layout" svg:width="25.199cm" svg:height="12.179cm" svg:x="1.4cm" svg:y="4.914cm" presentation:class="outline" presentation:user-transformed="true">
          <draw:text-box>
            <text:p><text:span text:style-name="T51"/></text:p>
            <text:p><text:span text:style-name="T53">val username: Option[String] = ???</text:span><text:span text:style-name="T53"><text:line-break/></text:span><text:span text:style-name="T53"/></text:p>
            <text:p><text:span text:style-name="T53">username </text:span><text:span text:style-name="T54">match {</text:span></text:p>
            <text:p><text:span text:style-name="T53"><text:s text:c="2"/></text:span><text:span text:style-name="T54">case</text:span><text:span text:style-name="T53"> </text:span><text:span text:style-name="T54">Some(name)</text:span><text:span text:style-name="T53"> </text:span><text:span text:style-name="T54">=&gt;</text:span><text:span text:style-name="T53"> </text:span></text:p>
            <text:p><text:span text:style-name="T53"><text:s text:c="4"/></text:span><text:span text:style-name="T53">println(s“Hi there $name!”)</text:span></text:p>
            <text:p><text:span text:style-name="T53"><text:s text:c="2"/></text:span><text:span text:style-name="T53">case Some(name) </text:span><text:span text:style-name="T54">if name.toLowerCase == “alex”</text:span><text:span text:style-name="T53"> =&gt; </text:span></text:p>
            <text:p><text:span text:style-name="T53"><text:s text:c="4"/></text:span><text:span text:style-name="T53">println(“Hey, 'sup Alex buddy?”)</text:span></text:p>
            <text:p><text:span text:style-name="T53"><text:s text:c="2"/></text:span><text:span text:style-name="T54">case</text:span><text:span text:style-name="T53"> None </text:span><text:span text:style-name="T54">=&gt;</text:span><text:span text:style-name="T53"> </text:span></text:p>
            <text:p><text:span text:style-name="T53"><text:s text:c="4"/></text:span><text:span text:style-name="T53">println(“Howdy stranger!”)</text:span></text:p>
            <text:p><text:span text:style-name="T54">}</text:span></text:p>
            <text:list text:style-name="L2">
              <text:list-item>
                <text:p><text:span text:style-name="T56">Spot the bug? :)</text:span></text:p>
              </text:list-item>
            </text:list>
          </draw:text-box>
        </draw:frame>
        <presentation:notes draw:style-name="dp2">
          <draw:page-thumbnail draw:style-name="gr1" draw:layer="layout" svg:width="13.968cm" svg:height="10.476cm" svg:x="3.81cm" svg:y="2.123cm" draw:page-number="71" presentation:class="page"/>
          <draw:frame presentation:style-name="pr6"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4" draw:layer="layout" svg:width="25.199cm" svg:height="14.39cm" svg:x="1.4cm" svg:y="4.914cm" presentation:class="outline" presentation:user-transformed="true">
          <draw:text-box>
            <text:p><text:span text:style-name="T51"/></text:p>
            <text:p><text:span text:style-name="T53">val username: Option[String] = ???</text:span><text:span text:style-name="T53"><text:line-break/></text:span><text:span text:style-name="T53"/></text:p>
            <text:p><text:span text:style-name="T53">username </text:span><text:span text:style-name="T54">match {</text:span></text:p>
            <text:p><text:span text:style-name="T53"><text:s text:c="2"/></text:span><text:span text:style-name="T54">case</text:span><text:span text:style-name="T53"> </text:span><text:span text:style-name="T54">Some(name)</text:span><text:span text:style-name="T53"> </text:span><text:span text:style-name="T54">=&gt;</text:span><text:span text:style-name="T53"> </text:span></text:p>
            <text:p><text:span text:style-name="T53"><text:s text:c="4"/></text:span><text:span text:style-name="T53">println(s“Hi there $name!”)</text:span></text:p>
            <text:p><text:span text:style-name="T53"><text:s text:c="2"/></text:span><text:span text:style-name="T53">case Some(name) </text:span><text:span text:style-name="T54">if name.toLowerCase == “alex”</text:span><text:span text:style-name="T53"> =&gt; </text:span></text:p>
            <text:p><text:span text:style-name="T53"><text:s text:c="4"/></text:span><text:span text:style-name="T53">println(“Hey, 'sup Alex buddy?”)</text:span></text:p>
            <text:p><text:span text:style-name="T53"><text:s text:c="2"/></text:span><text:span text:style-name="T54">case</text:span><text:span text:style-name="T53"> None </text:span><text:span text:style-name="T54">=&gt;</text:span><text:span text:style-name="T53"> </text:span></text:p>
            <text:p><text:span text:style-name="T53"><text:s text:c="4"/></text:span><text:span text:style-name="T53">println(“Howdy stranger!”)</text:span></text:p>
            <text:p><text:span text:style-name="T54">}</text:span></text:p>
            <text:list text:style-name="L2">
              <text:list-item>
                <text:p><text:span text:style-name="T57">Spot the bug? </text:span></text:p>
              </text:list-item>
              <text:list-item>
                <text:p><text:span text:style-name="T58">The compiler did! :)</text:span></text:p>
              </text:list-item>
            </text:list>
            <text:p><text:span text:style-name="T59">&lt;console&gt;:14: warning: unreachable code</text:span></text:p>
            <text:p><text:span text:style-name="T59"><text:s text:c="16"/></text:span><text:span text:style-name="T59">println(“Hey, 'sup Alex buddy?”)</text:span></text:p>
          </draw:text-box>
        </draw:frame>
        <presentation:notes draw:style-name="dp2">
          <draw:page-thumbnail draw:style-name="gr1" draw:layer="layout" svg:width="13.968cm" svg:height="10.476cm" svg:x="3.81cm" svg:y="2.123cm" draw:page-number="72" presentation:class="page"/>
          <draw:frame presentation:style-name="pr6"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layer="layout" svg:width="25.199cm" svg:height="3.506cm" svg:x="1.4cm" svg:y="0.837cm" presentation:class="title">
          <draw:text-box>
            <text:p>Scala: <text:span text:style-name="T60">Less </text:span>Simple Pattern Matching</text:p>
          </draw:text-box>
        </draw:frame>
        <draw:frame presentation:style-name="pr5" draw:layer="layout" svg:width="25.199cm" svg:height="12.179cm" svg:x="1.4cm" svg:y="4.914cm" presentation:class="outline" presentation:user-transformed="true">
          <draw:text-box>
            <text:p><text:span text:style-name="T51">val response: </text:span><text:span text:style-name="T52">Option[Either[String,List[Int]]]</text:span><text:span text:style-name="T51"> = ???</text:span></text:p>
            <text:p><text:span text:style-name="T51"/></text:p>
            <text:p><text:span text:style-name="T52">response match {</text:span></text:p>
            <text:p><text:span text:style-name="T51"><text:s text:c="2"/></text:span><text:span text:style-name="T52">case Some(Right(numbers)) =&gt; </text:span></text:p>
            <text:p><text:span text:style-name="T51"><text:s text:c="4"/></text:span><text:span text:style-name="T51">println(s“Yay, I got ${numbers.sum}”)</text:span></text:p>
            <text:p><text:span text:style-name="T51"><text:s text:c="2"/></text:span><text:span text:style-name="T52">case None =&gt;</text:span><text:span text:style-name="T51"> </text:span></text:p>
            <text:p><text:span text:style-name="T51"><text:s text:c="4"/></text:span><text:span text:style-name="T51">println(“No numbers yet :(“)</text:span></text:p>
            <text:p><text:span text:style-name="T52">}</text:span></text:p>
            <text:p/>
          </draw:text-box>
        </draw:frame>
        <draw:custom-shape draw:style-name="gr3" draw:text-style-name="P9" draw:layer="layout" svg:width="2.794cm" svg:height="1.016cm" draw:transform="rotate (0.583987167717303) translate (8.539cm 8.39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9.883cm" svg:height="0.962cm" svg:x="11.233cm" svg:y="6.604cm">
          <draw:text-box>
            <text:p>Test &amp; extract from nested values</text:p>
          </draw:text-box>
        </draw:frame>
        <presentation:notes draw:style-name="dp2">
          <draw:page-thumbnail draw:style-name="gr1" draw:layer="layout" svg:width="13.968cm" svg:height="10.476cm" svg:x="3.81cm" svg:y="2.123cm" draw:page-number="73" presentation:class="page"/>
          <draw:frame presentation:style-name="pr6"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Scala: <text:span text:style-name="T60">Less </text:span>Simple Pattern Matching</text:p>
          </draw:text-box>
        </draw:frame>
        <draw:frame presentation:style-name="pr5" draw:layer="layout" svg:width="25.199cm" svg:height="12.179cm" svg:x="1.4cm" svg:y="4.914cm" presentation:class="outline" presentation:user-transformed="true">
          <draw:text-box>
            <text:p><text:span text:style-name="T53">val response: Option[Either[String,List[Int]]] = ???</text:span></text:p>
            <text:p><text:span text:style-name="T53"/></text:p>
            <text:p><text:span text:style-name="T53">response match {</text:span></text:p>
            <text:p><text:span text:style-name="T53"><text:s text:c="2"/></text:span><text:span text:style-name="T53">case Some(Right(numbers)) =&gt; </text:span></text:p>
            <text:p><text:span text:style-name="T53"><text:s text:c="4"/></text:span><text:span text:style-name="T53">println(s“Yay, I got ${numbers.sum}”)</text:span></text:p>
            <text:p><text:span text:style-name="T53"><text:s text:c="2"/></text:span><text:span text:style-name="T53">case None =&gt; </text:span></text:p>
            <text:p><text:span text:style-name="T53"><text:s text:c="4"/></text:span><text:span text:style-name="T53">println(“No numbers yet :(“)</text:span></text:p>
            <text:p><text:span text:style-name="T53">}</text:span></text:p>
            <text:list text:style-name="L2">
              <text:list-item>
                <text:p><text:span text:style-name="T61">Spot the bug?</text:span></text:p>
              </text:list-item>
            </text:list>
            <text:p/>
          </draw:text-box>
        </draw:frame>
        <presentation:notes draw:style-name="dp2">
          <draw:page-thumbnail draw:style-name="gr1" draw:layer="layout" svg:width="13.968cm" svg:height="10.476cm" svg:x="3.81cm" svg:y="2.123cm" draw:page-number="74" presentation:class="page"/>
          <draw:frame presentation:style-name="pr6"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Scala: <text:span text:style-name="T60">Less </text:span>Simple Pattern Matching</text:p>
          </draw:text-box>
        </draw:frame>
        <draw:frame presentation:style-name="pr5" draw:layer="layout" svg:width="25.199cm" svg:height="15.66cm" svg:x="1.4cm" svg:y="4.914cm" presentation:class="outline" presentation:user-transformed="true">
          <draw:text-box>
            <text:p><text:span text:style-name="T53">val response: Option[Either[String,List[Int]]] = ???</text:span></text:p>
            <text:p><text:span text:style-name="T53"/></text:p>
            <text:p><text:span text:style-name="T53">response match {</text:span></text:p>
            <text:p><text:span text:style-name="T53"><text:s text:c="2"/></text:span><text:span text:style-name="T53">case Some(Right(numbers)) =&gt; </text:span></text:p>
            <text:p><text:span text:style-name="T53"><text:s text:c="4"/></text:span><text:span text:style-name="T53">println(s“Yay, I got ${numbers.sum}”)</text:span></text:p>
            <text:p><text:span text:style-name="T53"><text:s text:c="2"/></text:span><text:span text:style-name="T53">case None =&gt; </text:span></text:p>
            <text:p><text:span text:style-name="T53"><text:s text:c="4"/></text:span><text:span text:style-name="T53">println(“No numbers yet :(“)</text:span></text:p>
            <text:p><text:span text:style-name="T53">}</text:span></text:p>
            <text:list text:style-name="L2">
              <text:list-item>
                <text:p><text:span text:style-name="T61">Spot the bug?</text:span></text:p>
              </text:list-item>
              <text:list-item>
                <text:p><text:span text:style-name="T61">The compiler did!</text:span></text:p>
              </text:list-item>
            </text:list>
            <text:p text:style-name="P15"><text:span text:style-name="T62">&lt;console&gt;:9: warning: match may not be exhaustive.</text:span></text:p>
            <text:p text:style-name="P15"><text:span text:style-name="T62">It would fail on the following input: Some(Left(_))</text:span></text:p>
            <text:p/>
          </draw:text-box>
        </draw:frame>
        <presentation:notes draw:style-name="dp2">
          <draw:page-thumbnail draw:style-name="gr1" draw:layer="layout" svg:width="13.968cm" svg:height="10.476cm" svg:x="3.81cm" svg:y="2.123cm" draw:page-number="75" presentation:class="page"/>
          <draw:frame presentation:style-name="pr6"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Scala: <text:span text:style-name="T60">Less </text:span>Simple Pattern Matching</text:p>
          </draw:text-box>
        </draw:frame>
        <draw:frame presentation:style-name="pr5" draw:layer="layout" svg:width="25.199cm" svg:height="14.644cm" svg:x="1.4cm" svg:y="4.914cm" presentation:class="outline" presentation:user-transformed="true">
          <draw:text-box>
            <text:p><text:span text:style-name="T53">val response: Option[Either[String,List[Int]]] = ???</text:span></text:p>
            <text:p><text:span text:style-name="T53"/></text:p>
            <text:p><text:span text:style-name="T53">response match {</text:span></text:p>
            <text:p><text:span text:style-name="T53"><text:s text:c="2"/></text:span><text:span text:style-name="T53">case Some(Right(numbers)) =&gt; </text:span></text:p>
            <text:p><text:span text:style-name="T53"><text:s text:c="4"/></text:span><text:span text:style-name="T53">println(s“Yay, I got ${numbers.sum}”)</text:span></text:p>
            <text:p><text:span text:style-name="T53"><text:s text:c="2"/></text:span><text:span text:style-name="T62">case Some(Left(err)) =&gt; </text:span></text:p>
            <text:p><text:span text:style-name="T62"><text:s text:c="4"/></text:span><text:span text:style-name="T62">println(s”Aww, we got an error: $err”)</text:span></text:p>
            <text:p><text:span text:style-name="T53"><text:s text:c="2"/></text:span><text:span text:style-name="T53">case None =&gt; </text:span></text:p>
            <text:p><text:span text:style-name="T53"><text:s text:c="4"/></text:span><text:span text:style-name="T53">println(“No numbers yet :(“)</text:span></text:p>
            <text:p><text:span text:style-name="T53">}</text:span></text:p>
            <text:list text:style-name="L2">
              <text:list-item>
                <text:p><text:span text:style-name="T61">Note: Those are warnings by default, not errors. <text:s/>Use -Xfatalwarnings if you want to be a cool kid.</text:span></text:p>
                <text:list>
                  <text:list-item>
                    <text:p><text:span text:style-name="T63">I'm not a cool kid</text:span></text:p>
                  </text:list-item>
                </text:list>
              </text:list-item>
            </text:list>
            <text:p/>
          </draw:text-box>
        </draw:frame>
        <presentation:notes draw:style-name="dp2">
          <draw:page-thumbnail draw:style-name="gr1" draw:layer="layout" svg:width="13.968cm" svg:height="10.476cm" svg:x="3.81cm" svg:y="2.123cm" draw:page-number="76" presentation:class="page"/>
          <draw:frame presentation:style-name="pr6" draw:text-style-name="P16"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Scala: Pattern Matching Exercise</text:p>
          </draw:text-box>
        </draw:frame>
        <draw:frame presentation:style-name="pr5" draw:layer="layout" svg:width="25.199cm" svg:height="12.179cm" svg:x="1.4cm" svg:y="4.914cm" presentation:class="outline">
          <draw:text-box>
            <text:list text:style-name="L2">
              <text:list-item>
                <text:p><text:span text:style-name="T44">TODO TODO TODO</text:span></text:p>
              </text:list-item>
            </text:list>
          </draw:text-box>
        </draw:frame>
        <presentation:notes draw:style-name="dp2">
          <draw:page-thumbnail draw:style-name="gr1" draw:layer="layout" svg:width="13.968cm" svg:height="10.476cm" svg:x="3.81cm" svg:y="2.123cm" draw:page-number="77" presentation:class="page"/>
          <draw:frame presentation:style-name="pr6"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draw:text-box>
            <text:list text:style-name="L2">
              <text:list-item>
                <text:p>A function A⇒B that returns some B for every possible A is a <text:span text:style-name="T27">total function</text:span></text:p>
              </text:list-item>
              <text:list-item>
                <text:p>But many things that we call “functions” in the mathematical sense are not in fact total, e.g.:</text:p>
                <text:list>
                  <text:list-item>
                    <text:p>f(x) = 1/x where x = 0</text:p>
                  </text:list-item>
                  <text:list-item>
                    <text:p>f(x) = tan(x) where x = π/2</text:p>
                  </text:list-item>
                </text:list>
              </text:list-item>
              <text:list-item>
                <text:p>Instead of throwing an exception... Why not ask the function?</text:p>
              </text:list-item>
            </text:list>
          </draw:text-box>
        </draw:frame>
        <presentation:notes draw:style-name="dp2">
          <draw:page-thumbnail draw:style-name="gr1" draw:layer="layout" svg:width="13.968cm" svg:height="10.476cm" svg:x="3.81cm" svg:y="2.123cm" draw:page-number="78" presentation:class="page"/>
          <draw:frame presentation:style-name="pr6"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13" draw:layer="layout" svg:width="25.199cm" svg:height="12.179cm" svg:x="1.4cm" svg:y="4.914cm" presentation:class="outline">
          <draw:text-box>
            <text:p><text:span text:style-name="T41"/></text:p>
            <text:p><text:span text:style-name="T41">trait PartialFunction[-A,+B] </text:span><text:span text:style-name="T47">extends (A=&gt;B)</text:span><text:span text:style-name="T41"> {</text:span></text:p>
            <text:p><text:span text:style-name="T46"><text:s text:c="2"/></text:span><text:span text:style-name="T46">// inherited from Function1[A,B]</text:span></text:p>
            <text:p><text:span text:style-name="T46"><text:s text:c="2"/></text:span><text:span text:style-name="T46">// def apply(a: A): B</text:span></text:p>
            <text:p><text:span text:style-name="T41"><text:s text:c="2"/></text:span><text:span text:style-name="T64">def isDefinedAt(x: A): Boolean</text:span></text:p>
            <text:p><text:span text:style-name="T41">}</text:span></text:p>
          </draw:text-box>
        </draw:frame>
        <presentation:notes draw:style-name="dp2">
          <draw:page-thumbnail draw:style-name="gr1" draw:layer="layout" svg:width="13.968cm" svg:height="10.476cm" svg:x="3.81cm" svg:y="2.123cm" draw:page-number="79" presentation:class="page"/>
          <draw:frame presentation:style-name="pr6"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7" draw:layer="layout" svg:width="25.199cm" svg:height="12.179cm" svg:x="1.4cm" svg:y="4.914cm" presentation:class="outline">
          <draw:text-box>
            <text:p><text:span text:style-name="T30">val divide: PartialFunction[(Int, Int),Int] = ???</text:span></text:p>
            <text:p><text:span text:style-name="T30"/></text:p>
            <text:p><text:span text:style-name="T30">val x = ??? </text:span><text:span text:style-name="T39">// values from elsewhere</text:span></text:p>
            <text:p><text:span text:style-name="T30">val y = ???</text:span></text:p>
            <text:p><text:span text:style-name="T30"/></text:p>
            <text:p><text:span text:style-name="T30">if (</text:span><text:span text:style-name="T65">divide.isDefinedAt</text:span><text:span text:style-name="T30">((x, y))) {</text:span></text:p>
            <text:p><text:span text:style-name="T30"><text:s text:c="2"/></text:span><text:span text:style-name="T30">divide((x,y)) </text:span><text:span text:style-name="T39">// foo(bar) is sugar for foo.apply(bar)</text:span></text:p>
            <text:p><text:span text:style-name="T30">} else {</text:span></text:p>
            <text:p><text:span text:style-name="T30"><text:s text:c="2"/></text:span><text:span text:style-name="T30">println(“Nice try!”)</text:span></text:p>
            <text:p><text:span text:style-name="T30">}</text:span></text:p>
          </draw:text-box>
        </draw:frame>
        <presentation:notes draw:style-name="dp2">
          <draw:page-thumbnail draw:style-name="gr1" draw:layer="layout" svg:width="13.968cm" svg:height="10.476cm" svg:x="3.81cm" svg:y="2.123cm" draw:page-number="80" presentation:class="page"/>
          <draw:frame presentation:style-name="pr6"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8" draw:layer="layout" svg:width="25.199cm" svg:height="12.179cm" svg:x="1.4cm" svg:y="4.914cm" presentation:class="outline">
          <draw:text-box>
            <text:p><text:span text:style-name="T31">val divide: PartialFunction[(Int, Int),Int] = ???</text:span></text:p>
            <text:p><text:span text:style-name="T31"/></text:p>
            <text:p><text:span text:style-name="T31">val x = ??? // values from elsewhere</text:span></text:p>
            <text:p><text:span text:style-name="T31">val y = ???</text:span></text:p>
            <text:p><text:span text:style-name="T31"/></text:p>
            <text:p><text:span text:style-name="T31">if (</text:span><text:span text:style-name="T33">divide.isDefinedAt</text:span><text:span text:style-name="T31">((x, y))) {</text:span></text:p>
            <text:p><text:span text:style-name="T31"><text:s text:c="2"/></text:span><text:span text:style-name="T31">divide((x,y)) // foo(bar) is sugar for foo.apply(bar)</text:span></text:p>
            <text:p><text:span text:style-name="T31">} else {</text:span></text:p>
            <text:p><text:span text:style-name="T31"><text:s text:c="2"/></text:span><text:span text:style-name="T31">println(“Nice try!”)</text:span></text:p>
            <text:p><text:span text:style-name="T31">}</text:span></text:p>
          </draw:text-box>
        </draw:frame>
        <draw:custom-shape draw:style-name="gr3" draw:text-style-name="P9" draw:layer="layout" svg:width="2.54cm" svg:height="1.016cm" draw:transform="rotate (-0.996757535813962) translate (16.347cm 5.5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7" draw:layer="layout" svg:width="7.366cm" svg:height="0.962cm" svg:x="17.272cm" svg:y="7.62cm">
          <draw:text-box>
            <text:p><text:span text:style-name="T66">Sugar for Tuple2[Int,Int]</text:span></text:p>
          </draw:text-box>
        </draw:frame>
        <draw:custom-shape draw:style-name="gr3" draw:text-style-name="P9" draw:layer="layout" svg:width="2.794cm" svg:height="1.016cm" draw:transform="rotate (0.413643032722656) translate (12.954cm 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7" draw:layer="layout" svg:width="8.382cm" svg:height="0.962cm" svg:x="15.748cm" svg:y="9.198cm">
          <draw:text-box>
            <text:p><text:span text:style-name="T66">Sugar for Tuple2(x,y)</text:span></text:p>
          </draw:text-box>
        </draw:frame>
        <presentation:notes draw:style-name="dp2">
          <draw:page-thumbnail draw:style-name="gr1" draw:layer="layout" svg:width="13.968cm" svg:height="10.476cm" svg:x="3.81cm" svg:y="2.123cm" draw:page-number="81" presentation:class="page"/>
          <draw:frame presentation:style-name="pr6" draw:text-style-name="P16"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8" draw:layer="layout" svg:width="25.199cm" svg:height="12.179cm" svg:x="1.4cm" svg:y="4.914cm" presentation:class="outline">
          <draw:text-box>
            <text:p><text:span text:style-name="T31">val divide: PartialFunction[(Int, Int),Int] = ???</text:span></text:p>
            <text:p><text:span text:style-name="T31"/></text:p>
            <text:p><text:span text:style-name="T31">val x = ??? // values from elsewhere</text:span></text:p>
            <text:p><text:span text:style-name="T31">val y = ???</text:span></text:p>
            <text:p><text:span text:style-name="T31"/></text:p>
            <text:p><text:span text:style-name="T31">if (</text:span><text:span text:style-name="T67">divide.isDefinedAt((x, y))</text:span><text:span text:style-name="T31">) {</text:span></text:p>
            <text:p><text:span text:style-name="T31"><text:s text:c="2"/></text:span><text:span text:style-name="T31">divide((x,y)) // foo(bar) is sugar for foo.apply(bar)</text:span></text:p>
            <text:p><text:span text:style-name="T31">} else {</text:span></text:p>
            <text:p><text:span text:style-name="T31"><text:s text:c="2"/></text:span><text:span text:style-name="T31">println(“Nice try!”)</text:span></text:p>
            <text:p><text:span text:style-name="T31">}</text:span></text:p>
          </draw:text-box>
        </draw:frame>
        <draw:custom-shape draw:style-name="gr3" draw:text-style-name="P9" draw:layer="layout" svg:width="2.794cm" svg:height="1.016cm" draw:transform="rotate (0.413643032722656) translate (8.382cm 10.2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382cm" svg:height="0.962cm" svg:x="11.176cm" svg:y="8.944cm">
          <draw:text-box>
            <text:p>Ask nicely first!</text:p>
          </draw:text-box>
        </draw:frame>
        <presentation:notes draw:style-name="dp2">
          <draw:page-thumbnail draw:style-name="gr1" draw:layer="layout" svg:width="13.968cm" svg:height="10.476cm" svg:x="3.81cm" svg:y="2.123cm" draw:page-number="82" presentation:class="page"/>
          <draw:frame presentation:style-name="pr6"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8" draw:layer="layout" svg:width="25.199cm" svg:height="12.179cm" svg:x="1.4cm" svg:y="4.914cm" presentation:class="outline">
          <draw:text-box>
            <text:p><text:span text:style-name="T31">val divide: PartialFunction[(Int, Int),Int] = ???</text:span></text:p>
            <text:p><text:span text:style-name="T31"/></text:p>
            <text:p><text:span text:style-name="T31">val x = ??? // values from elsewhere</text:span></text:p>
            <text:p><text:span text:style-name="T31">val y = ???</text:span></text:p>
            <text:p><text:span text:style-name="T31"/></text:p>
            <text:p><text:span text:style-name="T31">if (</text:span><text:span text:style-name="T33">divide.isDefinedAt((x, y))</text:span><text:span text:style-name="T31">) {</text:span></text:p>
            <text:p><text:span text:style-name="T31"><text:s text:c="2"/></text:span><text:span text:style-name="T67">divide((x,y))</text:span><text:span text:style-name="T31"> </text:span><text:span text:style-name="T39">// foo(bar) is sugar for foo.apply(bar)</text:span></text:p>
            <text:p><text:span text:style-name="T31">} else {</text:span></text:p>
            <text:p><text:span text:style-name="T31"><text:s text:c="2"/></text:span><text:span text:style-name="T31">println(“Nice try!”)</text:span></text:p>
            <text:p><text:span text:style-name="T31">}</text:span></text:p>
          </draw:text-box>
        </draw:frame>
        <draw:custom-shape draw:style-name="gr3" draw:text-style-name="P9" draw:layer="layout" svg:width="2.794cm" svg:height="1.016cm" draw:transform="rotate (-0.280474410795488) translate (5.189cm 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382cm" svg:height="0.962cm" svg:x="7.874cm" svg:y="13.462cm">
          <draw:text-box>
            <text:p>Call when we know it's safe</text:p>
          </draw:text-box>
        </draw:frame>
        <presentation:notes draw:style-name="dp2">
          <draw:page-thumbnail draw:style-name="gr1" draw:layer="layout" svg:width="13.968cm" svg:height="10.476cm" svg:x="3.81cm" svg:y="2.123cm" draw:page-number="83" presentation:class="page"/>
          <draw:frame presentation:style-name="pr6"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8" draw:layer="layout" svg:width="25.199cm" svg:height="12.179cm" svg:x="1.4cm" svg:y="4.914cm" presentation:class="outline" presentation:user-transformed="true">
          <draw:text-box>
            <text:p><text:span text:style-name="T31">val divide: PartialFunction[(Int, Int),Int] = ???</text:span></text:p>
            <text:p><text:span text:style-name="T31"/></text:p>
            <text:p><text:span text:style-name="T31">val x = ??? // values from elsewhere</text:span></text:p>
            <text:p><text:span text:style-name="T31">val y = ???</text:span></text:p>
            <text:p><text:span text:style-name="T31"/></text:p>
            <text:p><text:span text:style-name="T31">if (</text:span><text:span text:style-name="T33">divide.isDefinedAt((x, y))</text:span><text:span text:style-name="T31">) {</text:span></text:p>
            <text:p><text:span text:style-name="T31"><text:s text:c="2"/></text:span><text:span text:style-name="T33">divide((x,y)) </text:span><text:span text:style-name="T31">// foo(bar) is sugar for foo.apply(bar)</text:span></text:p>
            <text:p><text:span text:style-name="T31">} else {</text:span></text:p>
            <text:p><text:span text:style-name="T31"><text:s text:c="2"/></text:span><text:span text:style-name="T67">println(“Nice try!”)</text:span></text:p>
            <text:p><text:span text:style-name="T31">}</text:span></text:p>
          </draw:text-box>
        </draw:frame>
        <draw:custom-shape draw:style-name="gr3" draw:text-style-name="P9" draw:layer="layout" svg:width="2.794cm" svg:height="1.016cm" draw:transform="rotate (-0.016929693744346) translate (11.701cm 14.4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9.144cm" svg:height="0.962cm" svg:x="14.495cm" svg:y="14.532cm">
          <draw:text-box>
            <text:p>Handle the “exception” cleanly</text:p>
          </draw:text-box>
        </draw:frame>
        <presentation:notes draw:style-name="dp2">
          <draw:page-thumbnail draw:style-name="gr1" draw:layer="layout" svg:width="13.968cm" svg:height="10.476cm" svg:x="3.81cm" svg:y="2.123cm" draw:page-number="84" presentation:class="page"/>
          <draw:frame presentation:style-name="pr6"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draw:text-box>
            <text:list text:style-name="L2">
              <text:list-item>
                <text:p>In practice, partial functions aren't generally this noisy, because...</text:p>
              </text:list-item>
              <text:list-item>
                <text:p>Partial functions and pattern matching go together like PB&amp;J</text:p>
              </text:list-item>
              <text:list-item>
                <text:p>Any place a <text:span text:style-name="T29">Function1[A,B]</text:span> or <text:span text:style-name="T29">PartialFunction[A,B] </text:span>is expected, you can pass a “partial function literal”</text:p>
              </text:list-item>
            </text:list>
          </draw:text-box>
        </draw:frame>
        <presentation:notes draw:style-name="dp2">
          <draw:page-thumbnail draw:style-name="gr1" draw:layer="layout" svg:width="13.968cm" svg:height="10.476cm" svg:x="3.81cm" svg:y="2.123cm" draw:page-number="85" presentation:class="page"/>
          <draw:frame presentation:style-name="pr6"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presentation:user-transformed="true">
          <draw:text-box>
            <text:list text:style-name="L2">
              <text:list-item>
                <text:p>A “partial function literal” should look VERY familiar:</text:p>
              </text:list-item>
            </text:list>
            <text:p><text:span text:style-name="T51"/></text:p>
            <text:p><text:span text:style-name="T68">// declaration site</text:span></text:p>
            <text:p><text:span text:style-name="T51">def doStuff(</text:span><text:span text:style-name="T52">pf: PartialFunction[(Int,Int),Int]</text:span><text:span text:style-name="T51">) = ???</text:span></text:p>
            <text:p><text:span text:style-name="T51"/></text:p>
            <text:p><text:span text:style-name="T68">// call site</text:span></text:p>
            <text:p><text:span text:style-name="T51">doStuff </text:span><text:span text:style-name="T52">{</text:span></text:p>
            <text:p><text:span text:style-name="T52"><text:s text:c="2"/></text:span><text:span text:style-name="T52">case</text:span><text:span text:style-name="T51"> (x,y) if x == y </text:span><text:span text:style-name="T52">=&gt;</text:span><text:span text:style-name="T51"> ...</text:span></text:p>
            <text:p><text:span text:style-name="T51"><text:s text:c="2"/></text:span><text:span text:style-name="T52">case</text:span><text:span text:style-name="T51"> (x,y) </text:span><text:span text:style-name="T52">=&gt;</text:span><text:span text:style-name="T51"> ...</text:span></text:p>
            <text:p><text:span text:style-name="T52">}</text:span></text:p>
          </draw:text-box>
        </draw:frame>
        <presentation:notes draw:style-name="dp2">
          <draw:page-thumbnail draw:style-name="gr1" draw:layer="layout" svg:width="13.968cm" svg:height="10.476cm" svg:x="3.81cm" svg:y="2.123cm" draw:page-number="86" presentation:class="page"/>
          <draw:frame presentation:style-name="pr6"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presentation:user-transformed="true">
          <draw:text-box>
            <text:list text:style-name="L2">
              <text:list-item>
                <text:p>Martin used to tout PartialFunction as an example of OO-FP synergy</text:p>
              </text:list-item>
              <text:list-item>
                <text:p>Since functions are objects just like everything else, they can have other methods, not just apply</text:p>
              </text:list-item>
              <text:list-item>
                <text:p><text:span text:style-name="T2">In practice, the inheritance relationship between PartialFunction and Function1 is not without controversy...</text:span></text:p>
              </text:list-item>
            </text:list>
          </draw:text-box>
        </draw:frame>
        <presentation:notes draw:style-name="dp2">
          <draw:page-thumbnail draw:style-name="gr1" draw:layer="layout" svg:width="13.968cm" svg:height="10.476cm" svg:x="3.81cm" svg:y="2.123cm" draw:page-number="87" presentation:class="page"/>
          <draw:frame presentation:style-name="pr6"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la: Partial Functions Exercise</text:p>
          </draw:text-box>
        </draw:frame>
        <draw:frame presentation:style-name="pr5" draw:text-style-name="P18" draw:layer="layout" svg:width="25.199cm" svg:height="12.179cm" svg:x="1.4cm" svg:y="4.914cm" presentation:class="outline">
          <draw:text-box>
            <text:list text:style-name="L2">
              <text:list-item>
                <text:p><text:span text:style-name="T69">implement integer division as a PartialFunction</text:span></text:p>
                <text:list>
                  <text:list-item>
                    <text:p><text:span text:style-name="T69">class Foo extends PartialFunction[Tuple2[Int,Int],Int]</text:span></text:p>
                  </text:list-item>
                  <text:list-item>
                    <text:p><text:span text:style-name="T69">def apply(t: (Int, Int)): Int</text:span></text:p>
                  </text:list-item>
                  <text:list-item>
                    <text:p><text:span text:style-name="T69">def isDefinedAt(t: (Int, Int)): Boolean</text:span></text:p>
                  </text:list-item>
                  <text:list-item>
                    <text:p><text:span text:style-name="T69">Tuple reminders: </text:span></text:p>
                    <text:list>
                      <text:list-item>
                        <text:p><text:span text:style-name="T69">pattern matching: case (x,y) =&gt; ...</text:span></text:p>
                      </text:list-item>
                      <text:list-item>
                        <text:p><text:span text:style-name="T69">construction: (x,y)</text:span></text:p>
                      </text:list-item>
                      <text:list-item>
                        <text:p><text:span text:style-name="T69">selection (ewww) tuple._1, tuple._2</text:span></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6"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Scala: Implicits</text:p>
          </draw:text-box>
        </draw:frame>
        <draw:frame presentation:style-name="pr5" draw:layer="layout" svg:width="25.199cm" svg:height="12.179cm" svg:x="1.4cm" svg:y="4.914cm" presentation:class="outline">
          <draw:text-box>
            <text:list text:style-name="L2">
              <text:list-item>
                <text:p>When there's only one obviously reasonable thing to do, you'd rather not have to spell it out</text:p>
              </text:list-item>
              <text:list-item>
                <text:p>Implicit parameters</text:p>
              </text:list-item>
              <text:list-item>
                <text:p>Implicit classes (enhancing existing types with new functionality)</text:p>
              </text:list-item>
              <text:list-item>
                <text:p>typeclasses</text:p>
              </text:list-item>
            </text:list>
          </draw:text-box>
        </draw:frame>
        <presentation:notes draw:style-name="dp2">
          <draw:page-thumbnail draw:style-name="gr1" draw:layer="layout" svg:width="13.968cm" svg:height="10.476cm" svg:x="3.81cm" svg:y="2.123cm" draw:page-number="89" presentation:class="page"/>
          <draw:frame presentation:style-name="pr6"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draw:text-box>
            <text:p>Scala: Implicit Parameters</text:p>
          </draw:text-box>
        </draw:frame>
        <draw:frame presentation:style-name="pr5" draw:layer="layout" svg:width="25.199cm" svg:height="12.179cm" svg:x="1.4cm" svg:y="4.914cm" presentation:class="outline">
          <draw:text-box>
            <text:list text:style-name="L2">
              <text:list-item>
                <text:p>Methods (and constructors) can have <text:span text:style-name="T70">multiple parameters lists</text:span>; the <text:span text:style-name="T21">last </text:span>parameter list can be marked “implicit”</text:p>
              </text:list-item>
              <text:list-item>
                <text:p>Implicit parameters can always be passed explicitly. If omitted, the compiler will <text:span text:style-name="T27">search </text:span>for an implicit value that's in scope</text:p>
              </text:list-item>
              <text:list-item>
                <text:p>Values must be <text:span text:style-name="T27">declared as implicit </text:span>in order to be found </text:p>
                <text:list>
                  <text:list-item>
                    <text:p>The compiler will not pick up the random junk you left lying around that happens to be the correct type</text:p>
                  </text:list-item>
                </text:list>
              </text:list-item>
              <text:list-item>
                <text:p>Useful for stuff that's always there but not always needed, like loggers, context objects, etc.</text:p>
              </text:list-item>
            </text:list>
          </draw:text-box>
        </draw:frame>
        <presentation:notes draw:style-name="dp2">
          <draw:page-thumbnail draw:style-name="gr1" draw:layer="layout" svg:width="13.968cm" svg:height="10.476cm" svg:x="3.81cm" svg:y="2.123cm" draw:page-number="90" presentation:class="page"/>
          <draw:frame presentation:style-name="pr6"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4" draw:layer="layout" svg:width="25.199cm" svg:height="3.506cm" svg:x="1.4cm" svg:y="0.837cm" presentation:class="title">
          <draw:text-box>
            <text:p>Scala: Implicit Resolution</text:p>
          </draw:text-box>
        </draw:frame>
        <draw:frame presentation:style-name="pr5" draw:layer="layout" svg:width="25.199cm" svg:height="12.179cm" svg:x="1.4cm" svg:y="4.914cm" presentation:class="outline">
          <draw:text-box>
            <text:list text:style-name="L2">
              <text:list-item>
                <text:p>If <text:span text:style-name="T27">more than one </text:span><text:span text:style-name="T71">implicit </text:span>value is found to be in scope, it's a compile-time error</text:p>
              </text:list-item>
              <text:list-item>
                <text:p>If <text:span text:style-name="T27">no </text:span><text:span text:style-name="T72">implicit </text:span>value is found, it's a compile-time error</text:p>
              </text:list-item>
              <text:list-item>
                <text:p>Implicit resolution is powerful and a bit confusing when used to its fullest... ask me about the details later :)</text:p>
              </text:list-item>
            </text:list>
          </draw:text-box>
        </draw:frame>
        <presentation:notes draw:style-name="dp2">
          <draw:page-thumbnail draw:style-name="gr1" draw:layer="layout" svg:width="13.968cm" svg:height="10.476cm" svg:x="3.81cm" svg:y="2.123cm" draw:page-number="91" presentation:class="page"/>
          <draw:frame presentation:style-name="pr6"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draw:text-box>
            <text:p>Scala: Implicit Classes</text:p>
          </draw:text-box>
        </draw:frame>
        <draw:frame presentation:style-name="pr5" draw:layer="layout" svg:width="25.199cm" svg:height="12.179cm" svg:x="1.4cm" svg:y="4.914cm" presentation:class="outline">
          <draw:text-box>
            <text:list text:style-name="L2">
              <text:list-item>
                <text:p>You have an X, you want to be able to say X.foo, but X has no foo method</text:p>
              </text:list-item>
              <text:list-item>
                <text:p>X#foo is trivially implemented in terms of X's existing data/behaviour<text:span text:style-name="T73">/state</text:span></text:p>
              </text:list-item>
              <text:list-item>
                <text:p><text:span text:style-name="T74">No need to wrap/box explicitly</text:span></text:p>
              </text:list-item>
            </text:list>
          </draw:text-box>
        </draw:frame>
        <presentation:notes draw:style-name="dp2">
          <draw:page-thumbnail draw:style-name="gr1" draw:layer="layout" svg:width="13.968cm" svg:height="10.476cm" svg:x="3.81cm" svg:y="2.123cm" draw:page-number="92" presentation:class="page"/>
          <draw:frame presentation:style-name="pr6"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4" draw:layer="layout" svg:width="25.199cm" svg:height="3.506cm" svg:x="1.4cm" svg:y="0.837cm" presentation:class="title">
          <draw:text-box>
            <text:p>Scala: Implicit Classes</text:p>
          </draw:text-box>
        </draw:frame>
        <draw:frame presentation:style-name="pr5" draw:text-style-name="P19" draw:layer="layout" svg:width="25.199cm" svg:height="12.179cm" svg:x="1.4cm" svg:y="4.914cm" presentation:class="outline" presentation:user-transformed="true">
          <draw:text-box>
            <text:p><text:span text:style-name="T49">val x: X = ???</text:span><text:span text:style-name="T49"><text:line-break/></text:span><text:span text:style-name="T49"/></text:p>
            <text:p><text:span text:style-name="T49">x.foo </text:span><text:span text:style-name="T75">// error: foo is not a member of X</text:span><text:span text:style-name="T49"><text:line-break/></text:span><text:span text:style-name="T49"><text:line-break/></text:span><text:span text:style-name="T64">implicit class XWithFoo(val x: X) </text:span><text:span text:style-name="T64"><text:line-break/></text:span><text:span text:style-name="T64"> <text:s text:c="6"/>extends AnyVal </text:span><text:span text:style-name="T64"><text:line-break/></text:span><text:span text:style-name="T64">{</text:span><text:span text:style-name="T64"><text:line-break/></text:span><text:span text:style-name="T64"> def foo = x.???</text:span><text:span text:style-name="T64"><text:line-break/></text:span><text:span text:style-name="T64">}</text:span></text:p>
            <text:p><text:span text:style-name="T49"/></text:p>
            <text:p><text:span text:style-name="T49">x.foo </text:span><text:span text:style-name="T42">// OK, compiler wrapped x in a XWithFoo</text:span></text:p>
          </draw:text-box>
        </draw:frame>
        <presentation:notes draw:style-name="dp2">
          <draw:page-thumbnail draw:style-name="gr1" draw:layer="layout" svg:width="13.968cm" svg:height="10.476cm" svg:x="3.81cm" svg:y="2.123cm" draw:page-number="93" presentation:class="page"/>
          <draw:frame presentation:style-name="pr6"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la: Implicit Classes Exercise</text:p>
          </draw:text-box>
        </draw:frame>
        <draw:frame presentation:style-name="pr5" draw:text-style-name="P18" draw:layer="layout" svg:width="25.199cm" svg:height="12.179cm" svg:x="1.4cm" svg:y="4.914cm" presentation:class="outline">
          <draw:text-box>
            <text:list text:style-name="L2">
              <text:list-item>
                <text:p><text:span text:style-name="T69">Make it possible to call “halve”, “double” and “cube” methods on an Int</text:span></text:p>
              </text:list-item>
              <text:list-item>
                <text:p><text:span text:style-name="T69">Reminders:</text:span><text:span text:style-name="T69"><text:line-break/></text:span><text:span text:style-name="T69"/></text:p>
              </text:list-item>
            </text:list>
            <text:p text:style-name="P20"><text:span text:style-name="T76">implicit class Foo(val something: T) </text:span><text:span text:style-name="T76"><text:line-break/></text:span><text:span text:style-name="T76"> <text:s text:c="6"/>extends AnyVal </text:span><text:span text:style-name="T76"><text:line-break/></text:span><text:span text:style-name="T76">{</text:span></text:p>
            <text:p text:style-name="P20"><text:span text:style-name="T76"><text:s text:c="2"/></text:span><text:span text:style-name="T76">def bar(...) = something.???</text:span></text:p>
            <text:p text:style-name="P20"><text:span text:style-name="T76">}</text:span></text:p>
          </draw:text-box>
        </draw:frame>
        <presentation:notes draw:style-name="dp2">
          <draw:page-thumbnail draw:style-name="gr1" draw:layer="layout" svg:width="13.968cm" svg:height="10.476cm" svg:x="3.81cm" svg:y="2.123cm" draw:page-number="94" presentation:class="page"/>
          <draw:frame presentation:style-name="pr6"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draw:text-box>
            <text:p>Scala: Typeclasses</text:p>
          </draw:text-box>
        </draw:frame>
        <draw:frame presentation:style-name="pr5" draw:layer="layout" svg:width="25.199cm" svg:height="14.136cm" svg:x="1.4cm" svg:y="4.914cm" presentation:class="outline" presentation:user-transformed="true">
          <draw:text-box>
            <text:list text:style-name="L2">
              <text:list-item>
                <text:p>Shamelessly <text:span text:style-name="T21">but lovingly</text:span> borrowed from a Haskell language feature</text:p>
                <text:p/>
              </text:list-item>
            </text:list>
            <text:p text:style-name="P21"><text:span text:style-name="T41">class Eq a where</text:span></text:p>
            <text:p text:style-name="P21"><text:span text:style-name="T41"><text:s text:c="2"/></text:span><text:span text:style-name="T41">(==) :: a -&gt; a -&gt; Bool</text:span></text:p>
            <text:p text:style-name="P21"><text:span text:style-name="T41"/></text:p>
            <text:p text:style-name="P21"><text:span text:style-name="T41">instance Eq Integer where</text:span></text:p>
            <text:p text:style-name="P21"><text:span text:style-name="T41"><text:s text:c="2"/></text:span><text:span text:style-name="T41">x == y = x `integerEq` y</text:span><text:span text:style-name="T41"><text:line-break/></text:span><text:span text:style-name="T41"/></text:p>
            <text:list text:continue-numbering="true" text:style-name="L2">
              <text:list-item>
                <text:p>Not a language feature in Scala :)</text:p>
              </text:list-item>
            </text:list>
          </draw:text-box>
        </draw:frame>
        <presentation:notes draw:style-name="dp2">
          <draw:page-thumbnail draw:style-name="gr1" draw:layer="layout" svg:width="13.968cm" svg:height="10.476cm" svg:x="3.81cm" svg:y="2.123cm" draw:page-number="95" presentation:class="page"/>
          <draw:frame presentation:style-name="pr6"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draw:text-box>
            <text:p>Scala: Typeclasses</text:p>
          </draw:text-box>
        </draw:frame>
        <draw:frame presentation:style-name="pr5" draw:layer="layout" svg:width="25.199cm" svg:height="12.179cm" svg:x="1.4cm" svg:y="4.914cm" presentation:class="outline">
          <draw:text-box>
            <text:list text:style-name="L2">
              <text:list-item>
                <text:p>We often want to treat values of various unpredictable types as if they also had some other functionality, e.g.:</text:p>
                <text:list>
                  <text:list-item>
                    <text:p>serialize yourself as JSON</text:p>
                  </text:list-item>
                  <text:list-item>
                    <text:p>compare yourself to others</text:p>
                  </text:list-item>
                  <text:list-item>
                    <text:p>parse yourself from a String</text:p>
                  </text:list-item>
                </text:list>
              </text:list-item>
              <text:list-item>
                <text:p>We could use an implicit class, but that's not as cool!</text:p>
              </text:list-item>
            </text:list>
          </draw:text-box>
        </draw:frame>
        <presentation:notes draw:style-name="dp2">
          <draw:page-thumbnail draw:style-name="gr1" draw:layer="layout" svg:width="13.968cm" svg:height="10.476cm" svg:x="3.81cm" svg:y="2.123cm" draw:page-number="96" presentation:class="page"/>
          <draw:frame presentation:style-name="pr6"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draw:text-box>
            <text:p>Scala: Typeclasses</text:p>
          </draw:text-box>
        </draw:frame>
        <draw:frame presentation:style-name="pr5" draw:layer="layout" svg:width="25.199cm" svg:height="12.179cm" svg:x="1.4cm" svg:y="4.914cm" presentation:class="outline">
          <draw:text-box>
            <text:list text:style-name="L2">
              <text:list-item>
                <text:p>Sometimes you can't modify the original types</text:p>
                <text:list>
                  <text:list-item>
                    <text:p>e.g. closed source library, dependencies on particular versions</text:p>
                  </text:list-item>
                </text:list>
              </text:list-item>
              <text:list-item>
                <text:p>You're Wrong To Want That™</text:p>
                <text:list>
                  <text:list-item>
                    <text:p>Keep the domain model free of integration-specific concerns like wire formats</text:p>
                  </text:list-item>
                </text:list>
              </text:list-item>
            </text:list>
          </draw:text-box>
        </draw:frame>
        <presentation:notes draw:style-name="dp2">
          <draw:page-thumbnail draw:style-name="gr1" draw:layer="layout" svg:width="13.968cm" svg:height="10.476cm" svg:x="3.81cm" svg:y="2.123cm" draw:page-number="97" presentation:class="page"/>
          <draw:frame presentation:style-name="pr6"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text-style-name="P23" draw:layer="layout" svg:width="25.199cm" svg:height="12.179cm" svg:x="1.4cm" svg:y="4.914cm" presentation:class="outline" presentation:user-transformed="true">
          <draw:text-box>
            <text:p text:style-name="P22"><text:span text:style-name="T77">// instances can render an A as a String</text:span></text:p>
            <text:p text:style-name="P22"><text:span text:style-name="T29">trait Printable[A] {</text:span></text:p>
            <text:p text:style-name="P22"><text:span text:style-name="T29"><text:s text:c="2"/></text:span><text:span text:style-name="T29">def print(a: A): String</text:span></text:p>
            <text:p text:style-name="P22"><text:span text:style-name="T29">}</text:span></text:p>
          </draw:text-box>
        </draw:frame>
        <presentation:notes draw:style-name="dp2">
          <draw:page-thumbnail draw:style-name="gr1" draw:layer="layout" svg:width="13.968cm" svg:height="10.476cm" svg:x="3.81cm" svg:y="2.123cm" draw:page-number="98" presentation:class="page"/>
          <draw:frame presentation:style-name="pr6"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layer="layout" svg:width="25.199cm" svg:height="12.179cm" svg:x="1.4cm" svg:y="4.914cm" presentation:class="outline">
          <draw:text-box>
            <text:p text:style-name="P22"><text:span text:style-name="T77">// a Printable instance for Int</text:span></text:p>
            <text:p text:style-name="P22"><text:span text:style-name="T78">implicit</text:span><text:span text:style-name="T29"> object IntIsPrintable </text:span><text:span text:style-name="T29"><text:line-break/></text:span><text:span text:style-name="T29"> <text:s text:c="7"/></text:span><text:span text:style-name="T78">extends Printable[Int]</text:span><text:span text:style-name="T29"> </text:span><text:span text:style-name="T29"><text:line-break/></text:span><text:span text:style-name="T29">{</text:span></text:p>
            <text:p text:style-name="P22"><text:span text:style-name="T29"><text:s text:c="2"/></text:span><text:span text:style-name="T78">def print</text:span><text:span text:style-name="T29">(a: Int) = a.toString</text:span></text:p>
            <text:p text:style-name="P22"><text:span text:style-name="T29">}</text:span></text:p>
          </draw:text-box>
        </draw:frame>
        <presentation:notes draw:style-name="dp2">
          <draw:page-thumbnail draw:style-name="gr1" draw:layer="layout" svg:width="13.968cm" svg:height="10.476cm" svg:x="3.81cm" svg:y="2.123cm" draw:page-number="99" presentation:class="page"/>
          <draw:frame presentation:style-name="pr6"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layer="layout" svg:width="25.199cm" svg:height="12.179cm" svg:x="1.4cm" svg:y="4.914cm" presentation:class="outline">
          <draw:text-box>
            <text:p text:style-name="P22"><text:span text:style-name="T77">// an instance for Double that's not</text:span><text:span text:style-name="T77"><text:line-break/></text:span><text:span text:style-name="T77">// just .toString</text:span></text:p>
            <text:p text:style-name="P22"><text:span text:style-name="T29">implicit object DoubleIsPrintable </text:span><text:span text:style-name="T29"><text:line-break/></text:span><text:span text:style-name="T29"> <text:s text:c="7"/>extends </text:span><text:span text:style-name="T78">Printable[Double]</text:span><text:span text:style-name="T29"> </text:span><text:span text:style-name="T29"><text:line-break/></text:span><text:span text:style-name="T29">{</text:span></text:p>
            <text:p text:style-name="P22"><text:span text:style-name="T29"><text:s text:c="2"/></text:span><text:span text:style-name="T29">def print(d: Double) = </text:span><text:span text:style-name="T78">printf(“%.3f”,d)</text:span></text:p>
            <text:p text:style-name="P22"><text:span text:style-name="T29">}</text:span></text:p>
          </draw:text-box>
        </draw:frame>
        <presentation:notes draw:style-name="dp2">
          <draw:page-thumbnail draw:style-name="gr1" draw:layer="layout" svg:width="13.968cm" svg:height="10.476cm" svg:x="3.81cm" svg:y="2.123cm" draw:page-number="100" presentation:class="page"/>
          <draw:frame presentation:style-name="pr6"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text-style-name="P7" draw:layer="layout" svg:width="25.199cm" svg:height="12.179cm" svg:x="1.4cm" svg:y="4.914cm" presentation:class="outline" presentation:user-transformed="true">
          <draw:text-box>
            <text:p><text:span text:style-name="T39">// call site</text:span><text:span text:style-name="T39"><text:line-break/></text:span><text:span text:style-name="T30">def print[A](a: A)(</text:span><text:span text:style-name="T79">implicit printable: Printable[A]</text:span><text:span text:style-name="T30">) {</text:span><text:span text:style-name="T30"><text:line-break/></text:span><text:span text:style-name="T30"> <text:s/>println(printable.print(a))</text:span><text:span text:style-name="T30"><text:line-break/></text:span><text:span text:style-name="T30">}</text:span></text:p>
            <text:list text:style-name="L2">
              <text:list-item>
                <text:p><text:span text:style-name="T37">Gimme some sugar, baby!</text:span></text:p>
              </text:list-item>
            </text:list>
            <text:p><text:span text:style-name="T39">// call site</text:span><text:span text:style-name="T39"><text:line-break/></text:span><text:span text:style-name="T30">def print</text:span><text:span text:style-name="T67">[A</text:span><text:span text:style-name="T80"> : Printable</text:span><text:span text:style-name="T67">]</text:span><text:span text:style-name="T30">(a: A) {</text:span><text:span text:style-name="T30"><text:line-break/></text:span><text:span text:style-name="T30"> <text:s/>val pr = </text:span><text:span text:style-name="T80">implicitly[Printable[A]]</text:span><text:span text:style-name="T30"><text:line-break/></text:span><text:span text:style-name="T30"> <text:s/>println(</text:span><text:span text:style-name="T79">pr.print</text:span><text:span text:style-name="T30">(a))</text:span><text:span text:style-name="T30"><text:line-break/></text:span><text:span text:style-name="T30">}</text:span></text:p>
            <text:list text:continue-numbering="true" text:style-name="L2">
              <text:list-item>
                <text:p><text:span text:style-name="T61">“</text:span><text:span text:style-name="T61">Context bounds” FTW</text:span></text:p>
                <text:p><text:span text:style-name="T37"/></text:p>
              </text:list-item>
            </text:list>
          </draw:text-box>
        </draw:frame>
        <presentation:notes draw:style-name="dp2">
          <draw:page-thumbnail draw:style-name="gr1" draw:layer="layout" svg:width="13.968cm" svg:height="10.476cm" svg:x="3.81cm" svg:y="2.123cm" draw:page-number="101" presentation:class="page"/>
          <draw:frame presentation:style-name="pr6"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draw:text-box>
            <text:p>Scala: Typeclass Exercise</text:p>
          </draw:text-box>
        </draw:frame>
        <draw:frame presentation:style-name="pr5" draw:text-style-name="P18" draw:layer="layout" svg:width="25.199cm" svg:height="12.179cm" svg:x="1.4cm" svg:y="4.914cm" presentation:class="outline">
          <draw:text-box>
            <text:list text:style-name="L2">
              <text:list-item>
                <text:p><text:span text:style-name="T69">Implement the Eq typeclass for String several different ways</text:span></text:p>
                <text:list>
                  <text:list-item>
                    <text:p><text:span text:style-name="T69">case-insensitive version</text:span></text:p>
                  </text:list-item>
                  <text:list-item>
                    <text:p><text:span text:style-name="T69">perverse version (equal when reversed?)</text:span></text:p>
                  </text:list-item>
                  <text:list-item>
                    <text:p><text:span text:style-name="T69">demonstrate how to switch between the instances</text:span></text:p>
                  </text:list-item>
                </text:list>
              </text:list-item>
              <text:list-item>
                <text:p><text:span text:style-name="T69">BONUS: Implement an Eq instance for Double that tolerates minuscule differences</text:span></text:p>
              </text:list-item>
            </text:list>
          </draw:text-box>
        </draw:frame>
        <presentation:notes draw:style-name="dp2">
          <draw:page-thumbnail draw:style-name="gr1" draw:layer="layout" svg:width="13.968cm" svg:height="10.476cm" svg:x="3.81cm" svg:y="2.123cm" draw:page-number="102" presentation:class="page"/>
          <draw:frame presentation:style-name="pr6"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draw:text-box>
            <text:p>Digression A: Project Risk Factors</text:p>
          </draw:text-box>
        </draw:frame>
        <draw:frame presentation:style-name="pr5" draw:layer="layout" svg:width="25.199cm" svg:height="12.179cm" svg:x="1.4cm" svg:y="4.914cm" presentation:class="outline">
          <draw:text-box>
            <text:list text:style-name="L2">
              <text:list-item>
                <text:p>Problem domain risk factors</text:p>
                <text:list>
                  <text:list-item>
                    <text:list>
                      <text:list-item>
                        <text:p>Some problem domains are inherently full of hairy yaks</text:p>
                      </text:list-item>
                      <text:list-item>
                        <text:p>Some are not necessarily complex, but unfamiliar</text:p>
                      </text:list-item>
                    </text:list>
                  </text:list-item>
                </text:list>
              </text:list-item>
              <text:list-item>
                <text:p>Tooling/infrastructure risk factors</text:p>
                <text:list>
                  <text:list-item>
                    <text:list>
                      <text:list-item>
                        <text:p>Some tools are immature or buggy</text:p>
                      </text:list-item>
                      <text:list-item>
                        <text:p>Some are hard to use and/or unfamiliar</text:p>
                      </text:list-item>
                    </text:list>
                  </text:list-item>
                </text:list>
              </text:list-item>
              <text:list-item>
                <text:p>Scale/distributed architecture is itself a huge risk factor</text:p>
              </text:list-item>
              <text:list-item>
                <text:p>Complex + unfamiliar problem domain + tooling problems + distributed architecture = PROJECT DEATH</text:p>
              </text:list-item>
              <text:list-item>
                <text:p>Minimize as many of these risk categories as you can at any given time</text:p>
              </text:list-item>
            </text:list>
          </draw:text-box>
        </draw:frame>
        <presentation:notes draw:style-name="dp2">
          <draw:page-thumbnail draw:style-name="gr1" draw:layer="layout" svg:width="13.968cm" svg:height="10.476cm" svg:x="3.81cm" svg:y="2.123cm" draw:page-number="103" presentation:class="page"/>
          <draw:frame presentation:style-name="pr6" draw:layer="layout" svg:width="17.271cm" svg:height="12.572cm" svg:x="2.159cm" svg:y="13.271cm" presentation:class="notes" presentation:placeholder="true">
            <draw:text-box/>
          </draw:frame>
        </presentation:notes>
      </draw:page>
      <draw:page draw:name="page104" draw:style-name="dp1" draw:master-page-name="Default">
        <draw:frame presentation:style-name="pr1" draw:layer="layout" svg:width="25.199cm" svg:height="3.506cm" svg:x="1.4cm" svg:y="0.837cm" presentation:class="title">
          <draw:text-box>
            <text:p>Part 2: Akka</text:p>
          </draw:text-box>
        </draw:frame>
        <presentation:notes draw:style-name="dp2">
          <draw:page-thumbnail draw:style-name="gr1" draw:layer="layout" svg:width="13.968cm" svg:height="10.476cm" svg:x="3.81cm" svg:y="2.123cm" draw:page-number="104" presentation:class="page"/>
          <draw:frame presentation:style-name="pr6"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1" draw:layer="layout" svg:width="25.199cm" svg:height="3.506cm" svg:x="1.4cm" svg:y="0.837cm" presentation:class="title">
          <draw:text-box>
            <text:p>Actor Model of Computation</text:p>
          </draw:text-box>
        </draw:frame>
        <draw:frame presentation:style-name="pr5" draw:layer="layout" svg:width="25.199cm" svg:height="15.152cm" svg:x="1.4cm" svg:y="4.914cm" presentation:class="outline" presentation:user-transformed="true">
          <draw:text-box>
            <text:list text:style-name="L2">
              <text:list-item>
                <text:p>As old as me! (Hewitt 1973)</text:p>
              </text:list-item>
              <text:list-item>
                <text:p>An actor <text:span text:style-name="T27">can</text:span>:</text:p>
                <text:list>
                  <text:list-item>
                    <text:p>Receive messages</text:p>
                  </text:list-item>
                  <text:list-item>
                    <text:p>Send messages</text:p>
                    <text:list>
                      <text:list-item>
                        <text:p>Note that sending and receiving are <text:span text:style-name="T27">not tightly coupled</text:span>! The receipt of one message can result in <text:span text:style-name="T27">zero, one or many </text:span>sends, none of which is necessarily addressed to the sender of the original message</text:p>
                      </text:list-item>
                    </text:list>
                  </text:list-item>
                  <text:list-item>
                    <text:p>Change its own behaviour</text:p>
                  </text:list-item>
                  <text:list-item>
                    <text:p>Spawn children</text:p>
                  </text:list-item>
                </text:list>
              </text:list-item>
            </text:list>
          </draw:text-box>
        </draw:frame>
        <presentation:notes draw:style-name="dp2">
          <draw:page-thumbnail draw:style-name="gr1" draw:layer="layout" svg:width="13.968cm" svg:height="10.476cm" svg:x="3.81cm" svg:y="2.123cm" draw:page-number="105" presentation:class="page"/>
          <draw:frame presentation:style-name="pr6"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draw:text-box>
            <text:p>Actor Model of Computation</text:p>
          </draw:text-box>
        </draw:frame>
        <draw:frame presentation:style-name="pr5" draw:layer="layout" svg:width="25.199cm" svg:height="12.179cm" svg:x="1.4cm" svg:y="4.914cm" presentation:class="outline">
          <draw:text-box>
            <text:list text:style-name="L2">
              <text:list-item>
                <text:p>An actor <text:span text:style-name="T70">cannot:</text:span></text:p>
                <text:list>
                  <text:list-item>
                    <text:p><text:span text:style-name="T81">Process more than one message at a time</text:span></text:p>
                    <text:list>
                      <text:list-item>
                        <text:p><text:span text:style-name="T81">Implication: Actors can safely make use of (local) mutable state</text:span></text:p>
                      </text:list-item>
                    </text:list>
                  </text:list-item>
                </text:list>
              </text:list-item>
              <text:list-item>
                <text:p><text:span text:style-name="T81">An actor </text:span><text:span text:style-name="T27">should </text:span><text:span text:style-name="T72">not</text:span><text:span text:style-name="T27">:</text:span></text:p>
                <text:list>
                  <text:list-item>
                    <text:p><text:span text:style-name="T81">Directly observe or modify the state of other actors, except by sending/receiving messages</text:span></text:p>
                  </text:list-item>
                  <text:list-item>
                    <text:p><text:span text:style-name="T81">Send mutable messages</text:span></text:p>
                  </text:list-item>
                </text:list>
              </text:list-item>
            </text:list>
          </draw:text-box>
        </draw:frame>
        <presentation:notes draw:style-name="dp2">
          <draw:page-thumbnail draw:style-name="gr1" draw:layer="layout" svg:width="13.968cm" svg:height="10.476cm" svg:x="3.81cm" svg:y="2.123cm" draw:page-number="106" presentation:class="page"/>
          <draw:frame presentation:style-name="pr6"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draw:text-box>
            <text:p>Akka</text:p>
          </draw:text-box>
        </draw:frame>
        <draw:frame presentation:style-name="pr5" draw:layer="layout" svg:width="25.199cm" svg:height="12.179cm" svg:x="1.4cm" svg:y="4.914cm" presentation:class="outline" presentation:user-transformed="true">
          <draw:text-box>
            <text:list text:style-name="L2">
              <text:list-item>
                <text:p>Initially heavily inspired by Erlang</text:p>
              </text:list-item>
              <text:list-item>
                <text:p>Supervision hierarchy for fault tolerance</text:p>
              </text:list-item>
              <text:list-item>
                <text:p>Message passing</text:p>
              </text:list-item>
              <text:list-item>
                <text:p>Behaviour modification</text:p>
              </text:list-item>
              <text:list-item>
                <text:p>Location transparency (remoting, clustering)</text:p>
              </text:list-item>
            </text:list>
          </draw:text-box>
        </draw:frame>
        <presentation:notes draw:style-name="dp2">
          <draw:page-thumbnail draw:style-name="gr1" draw:layer="layout" svg:width="13.968cm" svg:height="10.476cm" svg:x="3.81cm" svg:y="2.123cm" draw:page-number="107" presentation:class="page"/>
          <draw:frame presentation:style-name="pr6"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25.199cm" svg:height="3.506cm" svg:x="1.4cm" svg:y="0.837cm" presentation:class="title">
          <draw:text-box>
            <text:p>Akka Basics</text:p>
          </draw:text-box>
        </draw:frame>
        <draw:frame presentation:style-name="pr5" draw:layer="layout" svg:width="25.199cm" svg:height="14.898cm" svg:x="1.4cm" svg:y="4.914cm" presentation:class="outline" presentation:user-transformed="true">
          <draw:text-box>
            <text:list text:style-name="L2">
              <text:list-item>
                <text:p>An actor's initial behaviour is defined by returning a <text:span text:style-name="T29">PartialFunction[Any,Unit]</text:span> from the <text:span text:style-name="T29">receive</text:span> method:</text:p>
              </text:list-item>
            </text:list>
            <text:p text:style-name="P24"><text:span text:style-name="T41"/></text:p>
            <text:p text:style-name="P24"><text:span text:style-name="T30">final class MyActor </text:span><text:span text:style-name="T79">extends akka.actor.Actor</text:span><text:span text:style-name="T30"> {</text:span></text:p>
            <text:p text:style-name="P24"><text:span text:style-name="T30"><text:s text:c="2"/></text:span><text:span text:style-name="T30">def receive: </text:span><text:span text:style-name="T31">PartialFunction[Any,Unit]</text:span><text:span text:style-name="T30"> = {</text:span></text:p>
            <text:p text:style-name="P24"><text:span text:style-name="T30"><text:s text:c="4"/></text:span><text:span text:style-name="T79">case MyMessage(Some(thing), Left(over)) =&gt;</text:span><text:span text:style-name="T79"><text:line-break/></text:span><text:span text:style-name="T30"> <text:s text:c="5"/></text:span><text:span text:style-name="T39">// do stuff...</text:span></text:p>
            <text:p text:style-name="P24"><text:span text:style-name="T30"><text:s text:c="4"/></text:span><text:span text:style-name="T79">case SomeOtherMessage =&gt; </text:span><text:span text:style-name="T30"><text:line-break/></text:span><text:span text:style-name="T39"> <text:s text:c="5"/>// do different stuff...</text:span></text:p>
            <text:p text:style-name="P24"><text:span text:style-name="T30"><text:s text:c="2"/></text:span><text:span text:style-name="T30">}</text:span></text:p>
            <text:p text:style-name="P24"><text:span text:style-name="T30">}</text:span></text:p>
          </draw:text-box>
        </draw:frame>
        <presentation:notes draw:style-name="dp2">
          <draw:page-thumbnail draw:style-name="gr1" draw:layer="layout" svg:width="13.968cm" svg:height="10.476cm" svg:x="3.81cm" svg:y="2.123cm" draw:page-number="108" presentation:class="page"/>
          <draw:frame presentation:style-name="pr6" draw:text-style-name="P1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draw:text-box>
            <text:p>Akka: Sending Messages</text:p>
          </draw:text-box>
        </draw:frame>
        <draw:frame presentation:style-name="pr5" draw:layer="layout" svg:width="25.199cm" svg:height="14.898cm" svg:x="1.4cm" svg:y="4.914cm" presentation:class="outline" presentation:user-transformed="true">
          <draw:text-box>
            <text:list text:style-name="L2">
              <text:list-item>
                <text:p>An actor can send a message to another:</text:p>
              </text:list-item>
            </text:list>
            <text:p text:style-name="P24"><text:span text:style-name="T41"/></text:p>
            <text:p text:style-name="P24"><text:span text:style-name="T31">final class MyActor </text:span><text:span text:style-name="T33">extends akka.actor.Actor </text:span><text:span text:style-name="T31">{</text:span></text:p>
            <text:p text:style-name="P24"><text:span text:style-name="T31"><text:s text:c="2"/></text:span><text:span text:style-name="T31">def receive = {</text:span></text:p>
            <text:p text:style-name="P24"><text:span text:style-name="T33"><text:s text:c="4"/></text:span><text:span text:style-name="T33">case MyMessage(Some(thing), Left(over)) =&gt;</text:span></text:p>
            <text:p text:style-name="P24"><text:span text:style-name="T67"><text:s text:c="6"/></text:span><text:span text:style-name="T67">val myBuddy: ActorRef = ???</text:span></text:p>
            <text:p text:style-name="P24"><text:span text:style-name="T67"><text:s text:c="6"/></text:span><text:span text:style-name="T67">myBuddy ! HiThere(over)</text:span></text:p>
            <text:p text:style-name="P24"><text:span text:style-name="T33"><text:s text:c="4"/></text:span><text:span text:style-name="T33">case SomeOtherMessage =&gt; </text:span><text:span text:style-name="T33"><text:line-break/></text:span><text:span text:style-name="T33"> <text:s text:c="5"/>// do different stuff...</text:span></text:p>
            <text:p text:style-name="P24"><text:span text:style-name="T30"><text:s text:c="2"/></text:span><text:span text:style-name="T30">}</text:span></text:p>
            <text:p text:style-name="P24"><text:span text:style-name="T30">}</text:span></text:p>
          </draw:text-box>
        </draw:frame>
        <presentation:notes draw:style-name="dp2">
          <draw:page-thumbnail draw:style-name="gr1" draw:layer="layout" svg:width="13.968cm" svg:height="10.476cm" svg:x="3.81cm" svg:y="2.123cm" draw:page-number="109" presentation:class="page"/>
          <draw:frame presentation:style-name="pr6" draw:text-style-name="P16"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draw:text-box>
            <text:p>Akka: Spawning</text:p>
          </draw:text-box>
        </draw:frame>
        <draw:frame presentation:style-name="pr5" draw:layer="layout" svg:width="25.199cm" svg:height="14.898cm" svg:x="1.4cm" svg:y="4.914cm" presentation:class="outline" presentation:user-transformed="true">
          <draw:text-box>
            <text:list text:style-name="L2">
              <text:list-item>
                <text:p>An actor can create a child...</text:p>
              </text:list-item>
            </text:list>
            <text:p text:style-name="P24"><text:span text:style-name="T41"/></text:p>
            <text:p text:style-name="P24"><text:span text:style-name="T46">final class MyActor </text:span><text:span text:style-name="T82">extends akka.actor.Actor</text:span><text:span text:style-name="T46"> {</text:span></text:p>
            <text:p text:style-name="P24"><text:span text:style-name="T46"><text:s text:c="2"/></text:span><text:span text:style-name="T46">def receive: PartialFunction[Any,Unit] = {</text:span></text:p>
            <text:p text:style-name="P24"><text:span text:style-name="T46"><text:s text:c="4"/></text:span><text:span text:style-name="T46">case MyMessage(Some(thing), Left(over)) =&gt; <text:s text:c="12"/></text:span><text:span text:style-name="T49">val kid =</text:span><text:span text:style-name="T41"> </text:span><text:span text:style-name="T47">context.actorOf</text:span><text:span text:style-name="T41">(</text:span><text:span text:style-name="T41"><text:line-break/></text:span><text:span text:style-name="T41"> <text:s text:c="7"/>Props(</text:span><text:span text:style-name="T47">new ChildActor(thing)</text:span><text:span text:style-name="T47"><text:line-break/></text:span><text:span text:style-name="T47"> <text:s text:c="5"/></text:span><text:span text:style-name="T41">)</text:span><text:span text:style-name="T41"><text:line-break/></text:span><text:span text:style-name="T41"><text:line-break/></text:span><text:span text:style-name="T41"> <text:s text:c="5"/></text:span><text:span text:style-name="T42">// kid is now started</text:span><text:span text:style-name="T42"><text:line-break/></text:span><text:span text:style-name="T42"> <text:s text:c="5"/>// let's boss him around</text:span><text:span text:style-name="T41"><text:line-break/></text:span><text:span text:style-name="T41"><text:line-break/></text:span><text:span text:style-name="T41"> <text:s text:c="5"/>kid ! GoMowTheLawn</text:span></text:p>
            <text:p text:style-name="P24"><text:span text:style-name="T41"><text:s text:c="2"/></text:span><text:span text:style-name="T46">}</text:span></text:p>
            <text:p text:style-name="P24"><text:span text:style-name="T46">}</text:span></text:p>
          </draw:text-box>
        </draw:frame>
        <presentation:notes draw:style-name="dp2">
          <draw:page-thumbnail draw:style-name="gr1" draw:layer="layout" svg:width="13.968cm" svg:height="10.476cm" svg:x="3.81cm" svg:y="2.123cm" draw:page-number="110" presentation:class="page"/>
          <draw:frame presentation:style-name="pr6" draw:text-style-name="P16"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25.199cm" svg:height="3.506cm" svg:x="1.4cm" svg:y="0.837cm" presentation:class="title">
          <draw:text-box>
            <text:p>Akka: Replying to Messages</text:p>
          </draw:text-box>
        </draw:frame>
        <draw:frame presentation:style-name="pr5" draw:layer="layout" svg:width="25.199cm" svg:height="14.898cm" svg:x="1.4cm" svg:y="4.914cm" presentation:class="outline" presentation:user-transformed="true">
          <draw:text-box>
            <text:list text:style-name="L2">
              <text:list-item>
                <text:p>An actor can reply to messages...</text:p>
              </text:list-item>
            </text:list>
            <text:p text:style-name="P24"><text:span text:style-name="T41"/></text:p>
            <text:p text:style-name="P24"><text:span text:style-name="T53">final class MyActor </text:span><text:span text:style-name="T83">extends akka.actor.Actor</text:span><text:span text:style-name="T53"> {</text:span></text:p>
            <text:p text:style-name="P24"><text:span text:style-name="T53"><text:s text:c="2"/></text:span><text:span text:style-name="T53">def receive: PartialFunction[Any,Unit] = {</text:span></text:p>
            <text:p text:style-name="P24"><text:span text:style-name="T53"><text:s text:c="4"/></text:span><text:span text:style-name="T53">case MyMessage(Some(thing), Left(over)) =&gt;</text:span></text:p>
            <text:p text:style-name="P24"><text:span text:style-name="T83"><text:s text:c="6"/></text:span><text:span text:style-name="T55">sender() ! HeyHowsItGoing(over, “there”)</text:span></text:p>
            <text:p text:style-name="P24"><text:span text:style-name="T51"><text:s text:c="2"/></text:span><text:span text:style-name="T53">}</text:span></text:p>
            <text:p text:style-name="P24"><text:span text:style-name="T53">}</text:span></text:p>
          </draw:text-box>
        </draw:frame>
        <presentation:notes draw:style-name="dp2">
          <draw:page-thumbnail draw:style-name="gr1" draw:layer="layout" svg:width="13.968cm" svg:height="10.476cm" svg:x="3.81cm" svg:y="2.123cm" draw:page-number="111" presentation:class="page"/>
          <draw:frame presentation:style-name="pr6" draw:text-style-name="P16"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draw:text-box>
            <text:p>Akka: Blocking on Replies</text:p>
          </draw:text-box>
        </draw:frame>
        <draw:frame presentation:style-name="pr5" draw:layer="layout" svg:width="25.199cm" svg:height="14.898cm" svg:x="1.4cm" svg:y="4.914cm" presentation:class="outline" presentation:user-transformed="true">
          <draw:text-box>
            <text:list text:style-name="L2">
              <text:list-item>
                <text:p>An actor can wait for a reply to its message...</text:p>
                <text:list>
                  <text:list-item>
                    <text:p>But try to avoid it! <text:s/>You're blocking a thread, and cannot process any other messages while waiting.<text:line-break/></text:p>
                  </text:list-item>
                </text:list>
              </text:list-item>
            </text:list>
            <text:p text:style-name="P24"><text:span text:style-name="T84">import akka.pattern.ask</text:span></text:p>
            <text:p text:style-name="P24"><text:span text:style-name="T85">final class MyActor </text:span><text:span text:style-name="T86">extends akka.actor.Actor</text:span><text:span text:style-name="T85"> {</text:span></text:p>
            <text:p text:style-name="P24"><text:span text:style-name="T85"><text:s text:c="2"/></text:span><text:span text:style-name="T85">def receive: PartialFunction[Any,Unit] = {</text:span></text:p>
            <text:p text:style-name="P24"><text:span text:style-name="T85"><text:s text:c="4"/></text:span><text:span text:style-name="T85">case MyMessage(Some(thing), Left(over)) =&gt;</text:span></text:p>
            <text:p text:style-name="P24"><text:span text:style-name="T87"><text:s text:c="6"/></text:span><text:span text:style-name="T87">val myBuddy: ActorRef = ???</text:span></text:p>
            <text:p text:style-name="P24"><text:span text:style-name="T87"><text:s text:c="6"/></text:span><text:span text:style-name="T87">val replyF</text:span><text:span text:style-name="T86">: Future[Howdy]</text:span><text:span text:style-name="T87"> = </text:span><text:span text:style-name="T87"><text:line-break/></text:span><text:span text:style-name="T87"> <text:s text:c="7"/></text:span><text:span text:style-name="T88">(myBuddy ?</text:span><text:span text:style-name="T87"> Hey(over, “there”)</text:span><text:span text:style-name="T88">).mapTo[Howdy]</text:span></text:p>
            <text:p text:style-name="P24"><text:span text:style-name="T87"><text:s text:c="6"/></text:span><text:span text:style-name="T87">val reply</text:span><text:span text:style-name="T86">: Howdy</text:span><text:span text:style-name="T87"> = </text:span><text:span text:style-name="T88">Await.result(</text:span><text:span text:style-name="T87">replyF, </text:span><text:span text:style-name="T88">30.seconds)</text:span></text:p>
            <text:p text:style-name="P24"><text:span text:style-name="T89"><text:s text:c="2"/></text:span><text:span text:style-name="T85">}</text:span></text:p>
            <text:p text:style-name="P24"><text:span text:style-name="T85">}</text:span></text:p>
          </draw:text-box>
        </draw:frame>
        <presentation:notes draw:style-name="dp2">
          <draw:page-thumbnail draw:style-name="gr1" draw:layer="layout" svg:width="13.968cm" svg:height="10.476cm" svg:x="3.81cm" svg:y="2.123cm" draw:page-number="112" presentation:class="page"/>
          <draw:frame presentation:style-name="pr6" draw:text-style-name="P16"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draw:text-box>
            <text:p>Akka: Replies</text:p>
          </draw:text-box>
        </draw:frame>
        <draw:frame presentation:style-name="pr5" draw:layer="layout" svg:width="25.199cm" svg:height="14.898cm" svg:x="1.4cm" svg:y="4.914cm" presentation:class="outline" presentation:user-transformed="true">
          <draw:text-box>
            <text:list text:style-name="L2">
              <text:list-item>
                <text:p>Much better to treat replies as just another message</text:p>
                <text:list>
                  <text:list-item>
                    <text:p>If there are multiple ongoing “conversations”, include fields in the messages to track which conversation each message belongs to</text:p>
                  </text:list-item>
                </text:list>
              </text:list-item>
            </text:list>
            <text:p text:style-name="P24"><text:span text:style-name="T41"/></text:p>
            <text:p text:style-name="P24"><text:span text:style-name="T85">final class MyActor </text:span><text:span text:style-name="T86">extends akka.actor.Actor</text:span><text:span text:style-name="T85"> {</text:span></text:p>
            <text:p text:style-name="P24"><text:span text:style-name="T85"><text:s text:c="2"/></text:span><text:span text:style-name="T85">def receive: PartialFunction[Any,Unit] = {</text:span></text:p>
            <text:p text:style-name="P24"><text:span text:style-name="T85"><text:s text:c="4"/></text:span><text:span text:style-name="T85">case MyMessage(Some(thing), Left(over)) =&gt;</text:span></text:p>
            <text:p text:style-name="P24"><text:span text:style-name="T87"><text:s text:c="6"/></text:span><text:span text:style-name="T87">val myBuddy: ActorRef = ???</text:span><text:span text:style-name="T87"><text:line-break/></text:span><text:span text:style-name="T87"> <text:s text:c="5"/>myBuddy ! Hey(over, “there”)</text:span></text:p>
            <text:p text:style-name="P24"><text:span text:style-name="T87"><text:s text:c="4"/></text:span><text:span text:style-name="T87">case Howdy(...) =&gt; </text:span><text:span text:style-name="T87"><text:line-break/></text:span><text:span text:style-name="T90"> <text:s text:c="5"/>// Continue the conversation in a civilized way</text:span><text:span text:style-name="T87"><text:line-break/></text:span><text:span text:style-name="T89"> <text:s/></text:span><text:span text:style-name="T85">}</text:span></text:p>
            <text:p text:style-name="P24"><text:span text:style-name="T85">}</text:span></text:p>
          </draw:text-box>
        </draw:frame>
        <presentation:notes draw:style-name="dp2">
          <draw:page-thumbnail draw:style-name="gr1" draw:layer="layout" svg:width="13.968cm" svg:height="10.476cm" svg:x="3.81cm" svg:y="2.123cm" draw:page-number="113" presentation:class="page"/>
          <draw:frame presentation:style-name="pr6" draw:text-style-name="P16"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draw:text-box>
            <text:p>Akka: Forwarding Messages</text:p>
          </draw:text-box>
        </draw:frame>
        <draw:frame presentation:style-name="pr5" draw:layer="layout" svg:width="25.199cm" svg:height="14.898cm" svg:x="1.4cm" svg:y="4.914cm" presentation:class="outline" presentation:user-transformed="true">
          <draw:text-box>
            <text:list text:style-name="L2">
              <text:list-item>
                <text:p>An actor can forward a message to another actor</text:p>
                <text:list>
                  <text:list-item>
                    <text:p>original sender is preserved, replies pass us by</text:p>
                  </text:list-item>
                </text:list>
              </text:list-item>
            </text:list>
            <text:p text:style-name="P24"><text:span text:style-name="T41"/></text:p>
            <text:p text:style-name="P24"><text:span text:style-name="T85">final class MyActor </text:span><text:span text:style-name="T86">extends akka.actor.Actor</text:span><text:span text:style-name="T85"> {</text:span></text:p>
            <text:p text:style-name="P24"><text:span text:style-name="T85"><text:s text:c="2"/></text:span><text:span text:style-name="T85">def receive: PartialFunction[Any,Unit] = {</text:span></text:p>
            <text:p text:style-name="P24"><text:span text:style-name="T85"><text:s text:c="4"/></text:span><text:span text:style-name="T87">case msg: MyMessage =&gt;</text:span></text:p>
            <text:p text:style-name="P24"><text:span text:style-name="T87"><text:s text:c="6"/></text:span><text:span text:style-name="T87">val myBuddy: ActorRef = ???</text:span><text:span text:style-name="T87"><text:line-break/></text:span><text:span text:style-name="T87"><text:line-break/></text:span><text:span text:style-name="T87"> <text:s text:c="5"/>myBuddy</text:span><text:span text:style-name="T88">.forward</text:span><text:span text:style-name="T87">(msg)</text:span></text:p>
            <text:p text:style-name="P24"><text:span text:style-name="T89"><text:s text:c="2"/></text:span><text:span text:style-name="T85">}</text:span></text:p>
            <text:p text:style-name="P24"><text:span text:style-name="T85">}</text:span></text:p>
          </draw:text-box>
        </draw:frame>
        <presentation:notes draw:style-name="dp2">
          <draw:page-thumbnail draw:style-name="gr1" draw:layer="layout" svg:width="13.968cm" svg:height="10.476cm" svg:x="3.81cm" svg:y="2.123cm" draw:page-number="114" presentation:class="page"/>
          <draw:frame presentation:style-name="pr6" draw:text-style-name="P16"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draw:text-box>
            <text:p>Akka: Watching Other Actors</text:p>
          </draw:text-box>
        </draw:frame>
        <draw:frame presentation:style-name="pr5" draw:layer="layout" svg:width="25.199cm" svg:height="14.898cm" svg:x="1.4cm" svg:y="4.914cm" presentation:class="outline" presentation:user-transformed="true">
          <draw:text-box>
            <text:list text:style-name="L2">
              <text:list-item>
                <text:p>An actor can request to be notified when another actor (not necessarily its child) has terminated:</text:p>
              </text:list-item>
            </text:list>
            <text:p text:style-name="P24"><text:span text:style-name="T41"/></text:p>
            <text:p text:style-name="P24"><text:span text:style-name="T46">final class MyActor </text:span><text:span text:style-name="T82">extends akka.actor.Actor</text:span><text:span text:style-name="T46"> {</text:span></text:p>
            <text:p text:style-name="P24"><text:span text:style-name="T46"><text:s text:c="2"/></text:span><text:span text:style-name="T46">def receive = {</text:span></text:p>
            <text:p text:style-name="P24"><text:span text:style-name="T46"><text:s text:c="4"/></text:span><text:span text:style-name="T46">case MyMessage(Some(thing), Left(over)) =&gt; <text:s text:c="8"/></text:span></text:p>
            <text:p text:style-name="P24"><text:span text:style-name="T49"><text:s text:c="6"/></text:span><text:span text:style-name="T49">val myBuddy: ActorRef = ???</text:span></text:p>
            <text:p text:style-name="P24"><text:span text:style-name="T49"><text:s text:c="6"/></text:span><text:span text:style-name="T91">context.watch(</text:span><text:span text:style-name="T50">myBuddy</text:span><text:span text:style-name="T91">)</text:span></text:p>
            <text:p text:style-name="P24"><text:span text:style-name="T41"><text:line-break/></text:span><text:span text:style-name="T46"> <text:s text:c="3"/></text:span><text:span text:style-name="T46">case SomeOtherMessage(...) =&gt; // ...</text:span><text:span text:style-name="T46"><text:line-break/></text:span><text:span text:style-name="T46"/></text:p>
            <text:p text:style-name="P24"><text:span text:style-name="T41"><text:s text:c="4"/></text:span><text:span text:style-name="T47">case </text:span><text:span text:style-name="T91">Terminated(</text:span><text:span text:style-name="T47">victim</text:span><text:span text:style-name="T91">)</text:span><text:span text:style-name="T47"> =&gt;</text:span><text:span text:style-name="T41"> </text:span><text:span text:style-name="T41"><text:line-break/></text:span><text:span text:style-name="T47"> <text:s text:c="5"/>lament()</text:span><text:span text:style-name="T47"><text:line-break/></text:span><text:span text:style-name="T47"> <text:s text:c="5"/>wail()</text:span><text:span text:style-name="T47"><text:line-break/></text:span><text:span text:style-name="T47"><text:line-break/></text:span><text:span text:style-name="T92"> <text:s text:c="5"/>// I can't go on without you, buddy!</text:span><text:span text:style-name="T92"><text:line-break/></text:span><text:span text:style-name="T47"> <text:s text:c="5"/>context.stop(self)</text:span></text:p>
            <text:p text:style-name="P24"><text:span text:style-name="T41"><text:s text:c="2"/></text:span><text:span text:style-name="T46">}</text:span></text:p>
            <text:p text:style-name="P24"><text:span text:style-name="T46">}</text:span></text:p>
          </draw:text-box>
        </draw:frame>
        <presentation:notes draw:style-name="dp2">
          <draw:page-thumbnail draw:style-name="gr1" draw:layer="layout" svg:width="13.968cm" svg:height="10.476cm" svg:x="3.81cm" svg:y="2.123cm" draw:page-number="115" presentation:class="page"/>
          <draw:frame presentation:style-name="pr6" draw:text-style-name="P16"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4" draw:layer="layout" svg:width="25.199cm" svg:height="3.506cm" svg:x="1.4cm" svg:y="0.837cm" presentation:class="title">
          <draw:text-box>
            <text:p>Akka: ReceiveTimeout</text:p>
          </draw:text-box>
        </draw:frame>
        <draw:frame presentation:style-name="pr5" draw:layer="layout" svg:width="25.199cm" svg:height="14.898cm" svg:x="1.4cm" svg:y="4.914cm" presentation:class="outline" presentation:user-transformed="true">
          <draw:text-box>
            <text:list text:style-name="L2">
              <text:list-item>
                <text:p>An actor can request to be notified when no message has been received in some timeout:</text:p>
              </text:list-item>
            </text:list>
            <text:p text:style-name="P24"><text:span text:style-name="T41"/></text:p>
            <text:p text:style-name="P24"><text:span text:style-name="T46">final class MyActor </text:span><text:span text:style-name="T82">extends akka.actor.Actor</text:span><text:span text:style-name="T46"> {</text:span></text:p>
            <text:p text:style-name="P24"><text:span text:style-name="T46"><text:s text:c="2"/></text:span><text:span text:style-name="T46">def receive: PartialFunction[Any,Unit] = {</text:span></text:p>
            <text:p text:style-name="P24"><text:span text:style-name="T46"><text:s text:c="4"/></text:span><text:span text:style-name="T46">case MyMessage(Some(thing), Left(over)) =&gt;</text:span></text:p>
            <text:p text:style-name="P24"><text:span text:style-name="T46"><text:s text:c="6"/></text:span><text:span text:style-name="T46">val kid = </text:span><text:span text:style-name="T82">context.actorOf</text:span><text:span text:style-name="T46">(</text:span><text:span text:style-name="T46"><text:line-break/></text:span><text:span text:style-name="T46"> <text:s text:c="7"/>Props(</text:span><text:span text:style-name="T82">new ChildActor(thing)</text:span><text:span text:style-name="T82"><text:line-break/></text:span><text:span text:style-name="T82"> <text:s text:c="5"/></text:span><text:span text:style-name="T46">)</text:span><text:span text:style-name="T41"><text:line-break/></text:span><text:span text:style-name="T41"><text:line-break/></text:span><text:span text:style-name="T41"> <text:s text:c="5"/></text:span><text:span text:style-name="T47">context.setReceiveTimeout(10.seconds)</text:span><text:span text:style-name="T41"><text:line-break/></text:span><text:span text:style-name="T41"><text:line-break/></text:span><text:span text:style-name="T46"> <text:s text:c="3"/>case SomeOtherMessage(...) =&gt; </text:span><text:span text:style-name="T46"><text:line-break/></text:span><text:span text:style-name="T46"> <text:s text:c="5"/>// ...</text:span></text:p>
            <text:p text:style-name="P24"><text:span text:style-name="T41"><text:s text:c="4"/></text:span><text:span text:style-name="T47">case ReceiveTimeout =&gt;</text:span><text:span text:style-name="T41"> </text:span><text:span text:style-name="T41"><text:line-break/></text:span><text:span text:style-name="T42"> <text:s text:c="5"/>// I know when I'm not wanted... :(</text:span></text:p>
            <text:p text:style-name="P24"><text:span text:style-name="T47"><text:s text:c="6"/></text:span><text:span text:style-name="T47">context.stop(self)</text:span></text:p>
            <text:p text:style-name="P24"><text:span text:style-name="T41"><text:s text:c="2"/></text:span><text:span text:style-name="T46">}</text:span></text:p>
            <text:p text:style-name="P24"><text:span text:style-name="T46">}</text:span></text:p>
          </draw:text-box>
        </draw:frame>
        <presentation:notes draw:style-name="dp2">
          <draw:page-thumbnail draw:style-name="gr1" draw:layer="layout" svg:width="13.968cm" svg:height="10.476cm" svg:x="3.81cm" svg:y="2.123cm" draw:page-number="116" presentation:class="page"/>
          <draw:frame presentation:style-name="pr6" draw:text-style-name="P16"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layer="layout" svg:width="25.199cm" svg:height="3.506cm" svg:x="1.4cm" svg:y="0.837cm" presentation:class="title">
          <draw:text-box>
            <text:p>Akka: Scheduler</text:p>
          </draw:text-box>
        </draw:frame>
        <draw:frame presentation:style-name="pr5" draw:layer="layout" svg:width="25.199cm" svg:height="14.898cm" svg:x="1.4cm" svg:y="4.914cm" presentation:class="outline" presentation:user-transformed="true">
          <draw:text-box>
            <text:list text:style-name="L2">
              <text:list-item>
                <text:p>Akka includes a scheduler for periodic tasks</text:p>
              </text:list-item>
            </text:list>
            <text:p text:style-name="P24"><text:span text:style-name="T41"/></text:p>
            <text:p text:style-name="P24"><text:span text:style-name="T46">final class MyActor </text:span><text:span text:style-name="T82">extends akka.actor.Actor</text:span><text:span text:style-name="T46"> {</text:span></text:p>
            <text:p text:style-name="P24"><text:span text:style-name="T46"><text:s text:c="2"/></text:span><text:span text:style-name="T46">def receive: PartialFunction[Any,Unit] = {</text:span></text:p>
            <text:p text:style-name="P24"><text:span text:style-name="T46"><text:s text:c="4"/></text:span><text:span text:style-name="T46">case MyMessage(Some(thing), Left(over)) =&gt;</text:span></text:p>
            <text:p text:style-name="P24"><text:span text:style-name="T41"><text:s text:c="6"/></text:span><text:span text:style-name="T47">context.system.scheduler.schedule(</text:span><text:span text:style-name="T47"><text:line-break/></text:span><text:span text:style-name="T47"> <text:s text:c="7"/>10.seconds, </text:span><text:span text:style-name="T92">// Initial delay</text:span><text:span text:style-name="T47"><text:line-break/></text:span><text:span text:style-name="T47"> <text:s text:c="7"/>1.second, <text:s text:c="2"/></text:span><text:span text:style-name="T92">// Period</text:span><text:span text:style-name="T47"><text:line-break/></text:span><text:span text:style-name="T47"> <text:s text:c="7"/>self, <text:s text:c="6"/></text:span><text:span text:style-name="T92">// Whom to send the message to</text:span><text:span text:style-name="T47"><text:line-break/></text:span><text:span text:style-name="T47"> <text:s text:c="7"/>TheTick <text:s text:c="4"/></text:span><text:span text:style-name="T92">// What message to send</text:span><text:span text:style-name="T92"><text:line-break/></text:span><text:span text:style-name="T92"> <text:s text:c="5"/></text:span><text:span text:style-name="T50">)</text:span><text:span text:style-name="T41"><text:line-break/></text:span><text:span text:style-name="T41"><text:line-break/></text:span><text:span text:style-name="T46"> <text:s text:c="3"/>case SomeOtherMessage(...) =&gt; </text:span><text:span text:style-name="T46"><text:line-break/></text:span><text:span text:style-name="T46"> <text:s text:c="5"/>// ...</text:span></text:p>
            <text:p text:style-name="P24"><text:span text:style-name="T41"><text:s text:c="4"/></text:span><text:span text:style-name="T47">case TheTick =&gt;</text:span><text:span text:style-name="T41"> </text:span><text:span text:style-name="T41"><text:line-break/></text:span><text:span text:style-name="T47"> <text:s text:c="5"/>doPeriodicVillainCleanup()</text:span></text:p>
            <text:p text:style-name="P24"><text:span text:style-name="T41"><text:s text:c="2"/></text:span><text:span text:style-name="T46">}</text:span></text:p>
            <text:p text:style-name="P24"><text:span text:style-name="T46">}</text:span></text:p>
          </draw:text-box>
        </draw:frame>
        <presentation:notes draw:style-name="dp2">
          <draw:page-thumbnail draw:style-name="gr1" draw:layer="layout" svg:width="13.968cm" svg:height="10.476cm" svg:x="3.81cm" svg:y="2.123cm" draw:page-number="117" presentation:class="page"/>
          <draw:frame presentation:style-name="pr6" draw:text-style-name="P16"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draw:text-box>
            <text:p>Akka: Behaviour Modification</text:p>
          </draw:text-box>
        </draw:frame>
        <draw:frame presentation:style-name="pr5" draw:layer="layout" svg:width="25.199cm" svg:height="14.898cm" svg:x="1.4cm" svg:y="4.914cm" presentation:class="outline" presentation:user-transformed="true">
          <draw:text-box>
            <text:list text:style-name="L2">
              <text:list-item>
                <text:p>An actor can change its behaviour</text:p>
                <text:list>
                  <text:list-item>
                    <text:p>Pass new state as parameters to the behaviour methods</text:p>
                  </text:list-item>
                  <text:list-item>
                    <text:p>Cleaner than keeping a bunch of dirty vars around</text:p>
                  </text:list-item>
                  <text:list-item>
                    <text:p>Analogous to the recursive “loop” function in Erlang</text:p>
                  </text:list-item>
                </text:list>
              </text:list-item>
              <text:list-item>
                <text:p>Behaviours are permanent by default<text:line-break/></text:p>
              </text:list-item>
            </text:list>
            <text:p text:style-name="P24"><text:span text:style-name="T46">final class MyActor </text:span><text:span text:style-name="T48">extends akka.actor.Actor </text:span><text:span text:style-name="T46">{</text:span></text:p>
            <text:p text:style-name="P24"><text:span text:style-name="T46"><text:s text:c="2"/></text:span><text:span text:style-name="T46">def receive = {</text:span></text:p>
            <text:p text:style-name="P24"><text:span text:style-name="T46"><text:s text:c="4"/></text:span><text:span text:style-name="T46">case MyMessage(Some(thing), Left(over)) =&gt;</text:span><text:span text:style-name="T46"><text:line-break/></text:span><text:span text:style-name="T50"> <text:s text:c="5"/></text:span><text:span text:style-name="T91">context.become</text:span><text:span text:style-name="T50">(thinkDifferent(thing))</text:span><text:span text:style-name="T46"><text:line-break/></text:span><text:span text:style-name="T41"> <text:s/></text:span><text:span text:style-name="T46">}</text:span><text:span text:style-name="T46"><text:line-break/></text:span><text:span text:style-name="T46"><text:line-break/></text:span><text:span text:style-name="T50"> <text:s/>def thinkDifferent(thing: Thing): Receive = {</text:span><text:span text:style-name="T50"><text:line-break/></text:span><text:span text:style-name="T50"> <text:s text:c="3"/>case SomeOtherMessage(...) =&gt;</text:span><text:span text:style-name="T50"><text:line-break/></text:span><text:span text:style-name="T50"> <text:s/>}</text:span></text:p>
            <text:p text:style-name="P24"><text:span text:style-name="T46">}</text:span></text:p>
          </draw:text-box>
        </draw:frame>
        <presentation:notes draw:style-name="dp2">
          <draw:page-thumbnail draw:style-name="gr1" draw:layer="layout" svg:width="13.968cm" svg:height="10.476cm" svg:x="3.81cm" svg:y="2.123cm" draw:page-number="118" presentation:class="page"/>
          <draw:frame presentation:style-name="pr6" draw:text-style-name="P16"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4" draw:layer="layout" svg:width="25.199cm" svg:height="3.506cm" svg:x="1.4cm" svg:y="0.837cm" presentation:class="title">
          <draw:text-box>
            <text:p>Akka: Behaviour Modification</text:p>
          </draw:text-box>
        </draw:frame>
        <draw:frame presentation:style-name="pr5" draw:layer="layout" svg:width="25.199cm" svg:height="14.898cm" svg:x="1.4cm" svg:y="4.914cm" presentation:class="outline" presentation:user-transformed="true">
          <draw:text-box>
            <text:list text:style-name="L2">
              <text:list-item>
                <text:p>If a temporary change in behaviour is desired, behaviours can be pushed onto and popped off of a stack</text:p>
              </text:list-item>
            </text:list>
            <text:p text:style-name="P24"><text:span text:style-name="T41"/></text:p>
            <text:p text:style-name="P24"><text:span text:style-name="T46">final class MyActor </text:span><text:span text:style-name="T48">extends akka.actor.Actor </text:span><text:span text:style-name="T46">{</text:span></text:p>
            <text:p text:style-name="P24"><text:span text:style-name="T46"><text:s text:c="2"/></text:span><text:span text:style-name="T46">def receive = {</text:span></text:p>
            <text:p text:style-name="P24"><text:span text:style-name="T46"><text:s text:c="4"/></text:span><text:span text:style-name="T46">case MyMessage(Some(thing), Left(over)) =&gt;</text:span><text:span text:style-name="T46"><text:line-break/></text:span><text:span text:style-name="T50"> <text:s text:c="5"/>context</text:span><text:span text:style-name="T91">.become</text:span><text:span text:style-name="T50">(justASec</text:span><text:span text:style-name="T91">, discardOld=false</text:span><text:span text:style-name="T50">)</text:span><text:span text:style-name="T46"><text:line-break/></text:span><text:span text:style-name="T41"> <text:s/></text:span><text:span text:style-name="T46">}</text:span><text:span text:style-name="T46"><text:line-break/></text:span><text:span text:style-name="T46"><text:line-break/></text:span><text:span text:style-name="T50"> <text:s/>def justASec: Receive = {</text:span></text:p>
            <text:p text:style-name="P24"><text:span text:style-name="T50"><text:s text:c="4"/></text:span><text:span text:style-name="T50">case SomeOtherMessage(...) =&gt;</text:span><text:span text:style-name="T50"><text:line-break/></text:span><text:span text:style-name="T93"> <text:s text:c="5"/>// do something, quick!</text:span></text:p>
            <text:p text:style-name="P24"><text:span text:style-name="T50"><text:s text:c="6"/></text:span><text:span text:style-name="T50">doStuff()</text:span><text:span text:style-name="T50"><text:line-break/></text:span><text:span text:style-name="T93"><text:line-break/></text:span><text:span text:style-name="T50"> <text:s text:c="5"/></text:span><text:span text:style-name="T91">context.unbecome()</text:span><text:span text:style-name="T50"><text:line-break/></text:span><text:span text:style-name="T50"> <text:s/>}</text:span></text:p>
            <text:p text:style-name="P24"><text:span text:style-name="T46">}</text:span></text:p>
          </draw:text-box>
        </draw:frame>
        <presentation:notes draw:style-name="dp2">
          <draw:page-thumbnail draw:style-name="gr1" draw:layer="layout" svg:width="13.968cm" svg:height="10.476cm" svg:x="3.81cm" svg:y="2.123cm" draw:page-number="119" presentation:class="page"/>
          <draw:frame presentation:style-name="pr6" draw:text-style-name="P16"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4" draw:layer="layout" svg:width="25.199cm" svg:height="3.506cm" svg:x="1.4cm" svg:y="0.837cm" presentation:class="title">
          <draw:text-box>
            <text:p>Akka: Lifecycle Hooks (1/2)</text:p>
          </draw:text-box>
        </draw:frame>
        <draw:frame presentation:style-name="pr5" draw:layer="layout" svg:width="25.199cm" svg:height="12.179cm" svg:x="1.4cm" svg:y="4.914cm" presentation:class="outline">
          <draw:text-box>
            <text:list text:style-name="L2">
              <text:list-item>
                <text:p><text:span text:style-name="T36">Can be overridden if desired </text:span></text:p>
              </text:list-item>
              <text:list-item>
                <text:p><text:span text:style-name="T29">def preStart(): Unit</text:span></text:p>
                <text:list>
                  <text:list-item>
                    <text:p>Called after the actor is initialized, but before it's started</text:p>
                  </text:list-item>
                  <text:list-item>
                    <text:p>No message can be received from any other actor until preStart is completed</text:p>
                  </text:list-item>
                  <text:list-item>
                    <text:p>A good place to send yourself an init message!</text:p>
                    <text:list>
                      <text:list-item>
                        <text:p>Don't do initialization in your constructor/body!</text:p>
                      </text:list-item>
                      <text:list-item>
                        <text:p>Exceptions sometimes get eaten by grues</text:p>
                      </text:list-item>
                    </text:list>
                  </text:list-item>
                </text:list>
              </text:list-item>
            </text:list>
          </draw:text-box>
        </draw:frame>
        <presentation:notes draw:style-name="dp2">
          <draw:page-thumbnail draw:style-name="gr1" draw:layer="layout" svg:width="13.968cm" svg:height="10.476cm" svg:x="3.81cm" svg:y="2.123cm" draw:page-number="120" presentation:class="page"/>
          <draw:frame presentation:style-name="pr6"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25.199cm" svg:height="3.506cm" svg:x="1.4cm" svg:y="0.837cm" presentation:class="title">
          <draw:text-box>
            <text:p>Akka: Lifecycle Hooks (2/2)</text:p>
          </draw:text-box>
        </draw:frame>
        <draw:frame presentation:style-name="pr5" draw:layer="layout" svg:width="25.199cm" svg:height="14.39cm" svg:x="1.4cm" svg:y="4.914cm" presentation:class="outline" presentation:user-transformed="true">
          <draw:text-box>
            <text:list text:style-name="L2">
              <text:list-item>
                <text:p><text:span text:style-name="T29">def postStop(): Unit</text:span></text:p>
                <text:list>
                  <text:list-item>
                    <text:p>Called after the actor has stopped<text:line-break/></text:p>
                  </text:list-item>
                </text:list>
              </text:list-item>
              <text:list-item>
                <text:p><text:span text:style-name="T29">def preRestart(reason: Throwable, </text:span><text:span text:style-name="T29"><text:line-break/></text:span><text:span text:style-name="T29"> <text:s text:c="13"/>message: Option[Any])</text:span><text:span text:style-name="T29"><text:line-break/></text:span><text:span text:style-name="T29"> <text:s text:c="20"/>: Unit</text:span></text:p>
                <text:list>
                  <text:list-item>
                    <text:p>Called after the actor has crashed, but before it has been restarted</text:p>
                  </text:list-item>
                  <text:list-item>
                    <text:p>The exception that caused/signaled the crash is provided</text:p>
                  </text:list-item>
                  <text:list-item>
                    <text:p>If the crash was caused by a particular message, it's provided</text:p>
                  </text:list-item>
                </text:list>
              </text:list-item>
            </text:list>
          </draw:text-box>
        </draw:frame>
        <presentation:notes draw:style-name="dp2">
          <draw:page-thumbnail draw:style-name="gr1" draw:layer="layout" svg:width="13.968cm" svg:height="10.476cm" svg:x="3.81cm" svg:y="2.123cm" draw:page-number="121" presentation:class="page"/>
          <draw:frame presentation:style-name="pr6"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25.199cm" svg:height="3.506cm" svg:x="1.4cm" svg:y="0.837cm" presentation:class="title">
          <draw:text-box>
            <text:p>Akka: Supervision Hierarchy</text:p>
          </draw:text-box>
        </draw:frame>
        <draw:frame presentation:style-name="pr5" draw:layer="layout" svg:width="25.199cm" svg:height="12.179cm" svg:x="1.4cm" svg:y="4.914cm" presentation:class="outline">
          <draw:text-box>
            <text:list text:style-name="L2">
              <text:list-item>
                <text:p>Every actor has a parent</text:p>
              </text:list-item>
              <text:list-item>
                <text:p>When an actor dies:</text:p>
                <text:list>
                  <text:list-item>
                    <text:p>its parent (and any watchers) are notified</text:p>
                  </text:list-item>
                  <text:list-item>
                    <text:p>the parent actor can choose how to react:</text:p>
                    <text:list>
                      <text:list-item>
                        <text:p>restart the failed child (default)</text:p>
                        <text:list>
                          <text:list-item>
                            <text:p>Can set a maximum restarts per time policy, to prevent flapping</text:p>
                          </text:list-item>
                        </text:list>
                      </text:list-item>
                      <text:list-item>
                        <text:p>restart all its children</text:p>
                      </text:list-item>
                      <text:list-item>
                        <text:p>escalate the failure (i.e. crash itself, relying on its own parent to handle the situation)</text:p>
                      </text:list-item>
                    </text:list>
                  </text:list-item>
                </text:list>
              </text:list-item>
            </text:list>
          </draw:text-box>
        </draw:frame>
        <presentation:notes draw:style-name="dp2">
          <draw:page-thumbnail draw:style-name="gr1" draw:layer="layout" svg:width="13.968cm" svg:height="10.476cm" svg:x="3.81cm" svg:y="2.123cm" draw:page-number="122" presentation:class="page"/>
          <draw:frame presentation:style-name="pr6"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25.199cm" svg:height="3.506cm" svg:x="1.4cm" svg:y="0.837cm" presentation:class="title">
          <draw:text-box>
            <text:p>Akka Bootstrapping</text:p>
          </draw:text-box>
        </draw:frame>
        <draw:frame presentation:style-name="pr5" draw:layer="layout" svg:width="25.199cm" svg:height="14.644cm" svg:x="1.4cm" svg:y="4.914cm" presentation:class="outline" presentation:user-transformed="true">
          <draw:text-box>
            <text:list text:style-name="L2">
              <text:list-item>
                <text:p>Create an ActorSystem</text:p>
                <text:list>
                  <text:list-item>
                    <text:p>They're heavyweight (among other things, they have a thread pool), so one per JVM is good, unless you have some special needs<text:span text:style-name="T28"><text:line-break/></text:span><text:span text:style-name="T28"/></text:p>
                  </text:list-item>
                </text:list>
              </text:list-item>
            </text:list>
            <text:p text:style-name="P25"><text:span text:style-name="T94">object MyProgram {</text:span></text:p>
            <text:p text:style-name="P25"><text:span text:style-name="T94"><text:s text:c="2"/></text:span><text:span text:style-name="T94">def main(args: Array[String]) {</text:span><text:span text:style-name="T28"><text:line-break/></text:span><text:span text:style-name="T28"> <text:s text:c="3"/>val system = ActorSystem(“myProgram”)</text:span><text:span text:style-name="T28"><text:line-break/></text:span><text:span text:style-name="T28"><text:line-break/></text:span><text:span text:style-name="T28"> <text:s text:c="3"/>val rootActor = system.actorOf(</text:span><text:span text:style-name="T28"><text:line-break/></text:span><text:span text:style-name="T28"> <text:s text:c="5"/>Props(new RootActor())</text:span><text:span text:style-name="T28"><text:line-break/></text:span><text:span text:style-name="T28"> <text:s text:c="3"/>)</text:span><text:span text:style-name="T28"><text:line-break/></text:span><text:span text:style-name="T28"><text:line-break/></text:span><text:span text:style-name="T95"> <text:s text:c="3"/>// rootActor is started now</text:span></text:p>
            <text:p text:style-name="P25"><text:span text:style-name="T94"><text:s text:c="2"/></text:span><text:span text:style-name="T94">}</text:span></text:p>
            <text:p text:style-name="P25"><text:span text:style-name="T94">}</text:span><text:span text:style-name="T94"><text:line-break/></text:span><text:span text:style-name="T94"/></text:p>
            <text:list text:continue-numbering="true" text:style-name="L2">
              <text:list-item>
                <text:p>Root actors (direct children of an ActorSystem) get <text:span text:style-name="T27">Special High Intensity Supervision</text:span> by default</text:p>
              </text:list-item>
            </text:list>
          </draw:text-box>
        </draw:frame>
        <presentation:notes draw:style-name="dp2">
          <draw:page-thumbnail draw:style-name="gr1" draw:layer="layout" svg:width="13.968cm" svg:height="10.476cm" svg:x="3.81cm" svg:y="2.123cm" draw:page-number="123" presentation:class="page"/>
          <draw:frame presentation:style-name="pr6"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4" draw:layer="layout" svg:width="25.199cm" svg:height="3.506cm" svg:x="1.4cm" svg:y="0.837cm" presentation:class="title">
          <draw:text-box>
            <text:p>Akka Bootstrapping (2)</text:p>
          </draw:text-box>
        </draw:frame>
        <draw:frame presentation:style-name="pr5" draw:layer="layout" svg:width="25.199cm" svg:height="12.179cm" svg:x="1.4cm" svg:y="4.914cm" presentation:class="outline">
          <draw:text-box>
            <text:list text:style-name="L2">
              <text:list-item>
                <text:p>The ActorSystem won't shut down automatically</text:p>
                <text:list>
                  <text:list-item>
                    <text:p>any actor can do it; Root is a good candidate<text:line-break/> <text:span text:style-name="T64">context.system.shutdown()</text:span></text:p>
                  </text:list-item>
                  <text:list-item>
                    <text:p>Some other signaling mechanism can be used</text:p>
                  </text:list-item>
                  <text:list-item>
                    <text:p>Or just run forever until killed</text:p>
                    <text:list>
                      <text:list-item>
                        <text:p>No, really!</text:p>
                      </text:list-item>
                    </text:list>
                  </text:list-item>
                </text:list>
              </text:list-item>
            </text:list>
          </draw:text-box>
        </draw:frame>
        <presentation:notes draw:style-name="dp2">
          <draw:page-thumbnail draw:style-name="gr1" draw:layer="layout" svg:width="13.968cm" svg:height="10.476cm" svg:x="3.81cm" svg:y="2.123cm" draw:page-number="124" presentation:class="page"/>
          <draw:frame presentation:style-name="pr6"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4" draw:layer="layout" svg:width="25.199cm" svg:height="3.506cm" svg:x="1.4cm" svg:y="0.837cm" presentation:class="title">
          <draw:text-box>
            <text:p>Akka: Exercises</text:p>
          </draw:text-box>
        </draw:frame>
        <draw:frame presentation:style-name="pr5" draw:text-style-name="P18" draw:layer="layout" svg:width="25.199cm" svg:height="14.644cm" svg:x="1.4cm" svg:y="4.914cm" presentation:class="outline" presentation:user-transformed="true">
          <draw:text-box>
            <text:list text:style-name="L2">
              <text:list-item>
                <text:p><text:span text:style-name="T69">Two-actor ping/pong</text:span></text:p>
                <text:list>
                  <text:list-item>
                    <text:p><text:span text:style-name="T69">Count the number of round trips, log it</text:span></text:p>
                  </text:list-item>
                  <text:list-item>
                    <text:p><text:span text:style-name="T69">Implement rate limiting</text:span><text:span text:style-name="T69"><text:line-break/></text:span><text:span text:style-name="T69"/></text:p>
                  </text:list-item>
                </text:list>
              </text:list-item>
              <text:list-item>
                <text:p><text:span text:style-name="T69">Guess the Number game</text:span></text:p>
                <text:list>
                  <text:list-item>
                    <text:p><text:span text:style-name="T69">Single-player game</text:span></text:p>
                  </text:list-item>
                  <text:list-item>
                    <text:p><text:span text:style-name="T69">One actor instance per player/game</text:span></text:p>
                  </text:list-item>
                  <text:list-item>
                    <text:p><text:span text:style-name="T69">Receives Guess messages, replies with one of: </text:span></text:p>
                    <text:list>
                      <text:list-item>
                        <text:p><text:span text:style-name="T69">High</text:span></text:p>
                      </text:list-item>
                      <text:list-item>
                        <text:p><text:span text:style-name="T69">Low</text:span></text:p>
                      </text:list-item>
                      <text:list-item>
                        <text:p><text:span text:style-name="T69">Won</text:span></text:p>
                      </text:list-item>
                      <text:list-item>
                        <text:p><text:span text:style-name="T69">Lost</text:span></text:p>
                      </text:list-item>
                    </text:list>
                  </text:list-item>
                </text:list>
              </text:list-item>
            </text:list>
          </draw:text-box>
        </draw:frame>
        <presentation:notes draw:style-name="dp2">
          <draw:page-thumbnail draw:style-name="gr1" draw:layer="layout" svg:width="13.968cm" svg:height="10.476cm" svg:x="3.81cm" svg:y="2.123cm" draw:page-number="125" presentation:class="page"/>
          <draw:frame presentation:style-name="pr6"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4" draw:text-style-name="P26" draw:layer="layout" svg:width="25.199cm" svg:height="3.506cm" svg:x="1.4cm" svg:y="0.837cm" presentation:class="title">
          <draw:text-box>
            <text:p><text:span text:style-name="T96">Digression B: Avoid Premature Abstraction (1/2)</text:span></text:p>
          </draw:text-box>
        </draw:frame>
        <draw:frame presentation:style-name="pr5" draw:layer="layout" svg:width="25.199cm" svg:height="12.179cm" svg:x="1.4cm" svg:y="4.914cm" presentation:class="outline">
          <draw:text-box>
            <text:list text:style-name="L2">
              <text:list-item>
                <text:p>Founder of Architecture Astronauts Anon group on FB</text:p>
              </text:list-item>
              <text:list-item>
                <text:p>I keep stepping on the YAGNI rake in the grass, one day I'll learn...</text:p>
              </text:list-item>
              <text:list-item>
                <text:p>Delay abstraction until repetition is too painful</text:p>
              </text:list-item>
              <text:list-item>
                <text:p>Trust your tools</text:p>
                <text:list>
                  <text:list-item>
                    <text:p>Branch early, branch often</text:p>
                  </text:list-item>
                  <text:list-item>
                    <text:p>Be willing to abandon failed experiments before you fall in love with them</text:p>
                  </text:list-item>
                  <text:list-item>
                    <text:p>Refactor mercilessly, but make sure it compiles before you SHIPIT :)</text:p>
                  </text:list-item>
                  <text:list-item>
                    <text:p>Types!!!</text:p>
                    <text:list>
                      <text:list-item>
                        <text:p>Sadly, actors...</text:p>
                      </text:list-item>
                    </text:list>
                  </text:list-item>
                </text:list>
              </text:list-item>
            </text:list>
          </draw:text-box>
        </draw:frame>
        <presentation:notes draw:style-name="dp2">
          <draw:page-thumbnail draw:style-name="gr1" draw:layer="layout" svg:width="13.968cm" svg:height="10.476cm" svg:x="3.81cm" svg:y="2.123cm" draw:page-number="126" presentation:class="page"/>
          <draw:frame presentation:style-name="pr6"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4" draw:text-style-name="P26" draw:layer="layout" svg:width="25.199cm" svg:height="3.506cm" svg:x="1.4cm" svg:y="0.837cm" presentation:class="title">
          <draw:text-box>
            <text:p><text:span text:style-name="T96">Digression B: Avoid Premature Abstraction (1/2)</text:span></text:p>
          </draw:text-box>
        </draw:frame>
        <draw:frame presentation:style-name="pr5" draw:layer="layout" svg:width="25.199cm" svg:height="12.179cm" svg:x="1.4cm" svg:y="4.914cm" presentation:class="outline">
          <draw:text-box>
            <text:list text:style-name="L2">
              <text:list-item>
                <text:p>Richer languages/libraries =&gt; less temptation for premature abstraction; lots of nice ones already there for you</text:p>
                <text:list>
                  <text:list-item>
                    <text:p>Either/Option/Pattern matching instead of polymorphism</text:p>
                  </text:list-item>
                  <text:list-item>
                    <text:p>Actors instead of hodgepodge of buggy, confusing, low-level concurrency/message-passing/fault tolerance constructs</text:p>
                  </text:list-item>
                </text:list>
              </text:list-item>
              <text:list-item>
                <text:p>More concise languages/libraries =&gt; reduced code volume =&gt; less need for abstraction (abstraction primarily benefits readers)</text:p>
              </text:list-item>
              <text:list-item>
                <text:p>Small code is best code</text:p>
              </text:list-item>
            </text:list>
          </draw:text-box>
        </draw:frame>
        <presentation:notes draw:style-name="dp2">
          <draw:page-thumbnail draw:style-name="gr1" draw:layer="layout" svg:width="13.968cm" svg:height="10.476cm" svg:x="3.81cm" svg:y="2.123cm" draw:page-number="127" presentation:class="page"/>
          <draw:frame presentation:style-name="pr6" draw:layer="layout" svg:width="17.271cm" svg:height="12.572cm" svg:x="2.159cm" svg:y="13.271cm" presentation:class="notes" presentation:placeholder="true">
            <draw:text-box/>
          </draw:frame>
        </presentation:notes>
      </draw:page>
      <draw:page draw:name="page128" draw:style-name="dp1" draw:master-page-name="Default">
        <draw:frame presentation:style-name="pr1" draw:layer="layout" svg:width="25.199cm" svg:height="3.506cm" svg:x="1.4cm" svg:y="0.837cm" presentation:class="title">
          <draw:text-box>
            <text:p>Part 3: Spray</text:p>
          </draw:text-box>
        </draw:frame>
        <presentation:notes draw:style-name="dp2">
          <draw:page-thumbnail draw:style-name="gr1" draw:layer="layout" svg:width="13.968cm" svg:height="10.476cm" svg:x="3.81cm" svg:y="2.123cm" draw:page-number="128" presentation:class="page"/>
          <draw:frame presentation:style-name="pr6"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ray: What is it?</text:p>
          </draw:text-box>
        </draw:frame>
        <draw:frame presentation:style-name="pr5" draw:layer="layout" svg:width="25.199cm" svg:height="12.179cm" svg:x="1.4cm" svg:y="4.914cm" presentation:class="outline">
          <draw:text-box>
            <text:list text:style-name="L2">
              <text:list-item>
                <text:p>Asynchronous HTTP client and server library</text:p>
                <text:list>
                  <text:list-item>
                    <text:p>We're ignoring the client today</text:p>
                  </text:list-item>
                </text:list>
              </text:list-item>
              <text:list-item>
                <text:p>Very good performance</text:p>
              </text:list-item>
              <text:list-item>
                <text:p>Built with Akka, gets along well with other actors</text:p>
              </text:list-item>
              <text:list-item>
                <text:p>Designed to be embedded</text:p>
                <text:list>
                  <text:list-item>
                    <text:p>Not an app server!</text:p>
                  </text:list-item>
                </text:list>
              </text:list-item>
              <text:list-item>
                <text:p>In the process of being adopted, becoming Akka-HTTP</text:p>
              </text:list-item>
              <text:list-item>
                <text:p>Not really a web framework <text:span text:style-name="T21">per se</text:span>, more of a service framework</text:p>
                <text:list>
                  <text:list-item>
                    <text:p>Generating HTML is passé :)</text:p>
                  </text:list-item>
                  <text:list-item>
                    <text:p>No template system built-in, use whatever you want</text:p>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6"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draw:text-box>
            <text:p>Spray: Architecture</text:p>
          </draw:text-box>
        </draw:frame>
        <draw:frame presentation:style-name="pr5" draw:layer="layout" svg:width="25.199cm" svg:height="12.179cm" svg:x="1.4cm" svg:y="4.914cm" presentation:class="outline" presentation:user-transformed="true">
          <draw:text-box>
            <text:list text:style-name="L2">
              <text:list-item>
                <text:p>Request and Response are immutable</text:p>
                <text:list>
                  <text:list-item>
                    <text:p>Huge requests and responses use explicit chunking</text:p>
                  </text:list-item>
                </text:list>
              </text:list-item>
              <text:list-item>
                <text:p>Type safety wherever feasible</text:p>
              </text:list-item>
            </text:list>
            <text:p text:style-name="P27"><text:span text:style-name="T89">import HttpHeaders.`Content-Length`</text:span></text:p>
            <text:p text:style-name="P27"><text:span text:style-name="T89">val contentLength</text:span><text:span text:style-name="T85">: Option[Long]</text:span><text:span text:style-name="T89"> = </text:span><text:span text:style-name="T89"><text:line-break/></text:span><text:span text:style-name="T89"> <text:s/>request.</text:span><text:span text:style-name="T97">header[`Content-Length`]</text:span><text:span text:style-name="T89">.map(</text:span><text:span text:style-name="T97">_.length</text:span><text:span text:style-name="T89">)</text:span></text:p>
          </draw:text-box>
        </draw:frame>
        <draw:custom-shape draw:style-name="gr3" draw:text-style-name="P9" draw:layer="layout" svg:width="2.099cm" svg:height="0.935cm" draw:transform="rotate (-1.37584304934713) translate (16.865cm 12.4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3.952cm" svg:height="0.962cm" svg:x="14.986cm" svg:y="14.732cm">
          <draw:text-box>
            <text:p>Option#map</text:p>
          </draw:text-box>
        </draw:frame>
        <draw:custom-shape draw:style-name="gr3" draw:text-style-name="P9" draw:layer="layout" svg:width="2.099cm" svg:height="0.935cm" draw:transform="rotate (-0.937590874171354) translate (19.55cm 12.1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7.366cm" svg:height="2.849cm" svg:x="20.066cm" svg:y="14.169cm">
          <draw:text-box>
            <text:p>Long-typed attribute of Content-Length header <text:span text:style-name="T98">(header parsing is already done)</text:span></text:p>
          </draw:text-box>
        </draw:frame>
        <draw:custom-shape draw:style-name="gr3" draw:text-style-name="P9" draw:layer="layout" svg:width="2.54cm" svg:height="1.016cm" draw:transform="rotate (-2.05111093694374) translate (13.208cm 12.66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4.826cm" svg:height="1.673cm" svg:x="7.366cm" svg:y="14.583cm">
          <draw:text-box>
            <text:p>This is a type,<text:line-break/>not a String. :)</text:p>
          </draw:text-box>
        </draw:frame>
        <presentation:notes draw:style-name="dp2">
          <draw:page-thumbnail draw:style-name="gr1" draw:layer="layout" svg:width="13.968cm" svg:height="10.476cm" svg:x="3.81cm" svg:y="2.123cm" draw:page-number="130" presentation:class="page"/>
          <draw:frame presentation:style-name="pr6"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4" draw:layer="layout" svg:width="25.199cm" svg:height="3.506cm" svg:x="1.4cm" svg:y="0.837cm" presentation:class="title">
          <draw:text-box>
            <text:p>Spray: Features</text:p>
          </draw:text-box>
        </draw:frame>
        <draw:frame presentation:style-name="pr5" draw:layer="layout" svg:width="25.199cm" svg:height="12.179cm" svg:x="1.4cm" svg:y="4.914cm" presentation:class="outline">
          <draw:text-box>
            <text:list text:style-name="L2">
              <text:list-item>
                <text:p>Built-in SSL support</text:p>
              </text:list-item>
              <text:list-item>
                <text:p>Two different ways to build services:</text:p>
                <text:list>
                  <text:list-item>
                    <text:p>Raw actors, for bare metal services</text:p>
                    <text:list>
                      <text:list-item>
                        <text:p>REALLY raw. :)</text:p>
                      </text:list-item>
                    </text:list>
                  </text:list-item>
                  <text:list-item>
                    <text:p>Routing DSL, for web apps</text:p>
                  </text:list-item>
                </text:list>
              </text:list-item>
            </text:list>
          </draw:text-box>
        </draw:frame>
        <presentation:notes draw:style-name="dp2">
          <draw:page-thumbnail draw:style-name="gr1" draw:layer="layout" svg:width="13.968cm" svg:height="10.476cm" svg:x="3.81cm" svg:y="2.123cm" draw:page-number="131" presentation:class="page"/>
          <draw:frame presentation:style-name="pr6"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draw:text-box>
            <text:p>Spray: Raw Actors Mode</text:p>
          </draw:text-box>
        </draw:frame>
        <draw:frame presentation:style-name="pr5" draw:text-style-name="P13" draw:layer="layout" svg:width="25.199cm" svg:height="14.39cm" svg:x="1.4cm" svg:y="4.914cm" presentation:class="outline" presentation:user-transformed="true">
          <draw:text-box>
            <text:p><text:span text:style-name="T41">final class MyHandler extends Actor {</text:span></text:p>
            <text:p><text:span text:style-name="T41"><text:s text:c="2"/></text:span><text:span text:style-name="T41">def receive = {</text:span></text:p>
            <text:p><text:span text:style-name="T41"><text:s text:c="4"/></text:span><text:span text:style-name="T41">case </text:span><text:span text:style-name="T64">HttpRequest(HttpMethods.GET, </text:span><text:span text:style-name="T64"><text:line-break/></text:span><text:span text:style-name="T64"> <text:s text:c="20"/>Uri.Path(“/hello”), </text:span><text:span text:style-name="T64"><text:line-break/></text:span><text:span text:style-name="T64"> <text:s text:c="20"/>headers, _, _)</text:span><text:span text:style-name="T41"> =&gt; </text:span></text:p>
            <text:p><text:span text:style-name="T42"><text:s text:c="6"/></text:span><text:span text:style-name="T42">// the sender of the request *is* the connection</text:span><text:span text:style-name="T42"><text:line-break/></text:span><text:span text:style-name="T41"> <text:s text:c="5"/>sender() ! </text:span><text:span text:style-name="T64">HttpResponse(</text:span><text:span text:style-name="T64"><text:line-break/></text:span><text:span text:style-name="T64"> <text:s text:c="18"/>StatusCodes.OK,</text:span><text:span text:style-name="T64"><text:line-break/></text:span><text:span text:style-name="T64"> <text:s text:c="18"/>HttpEntity(</text:span><text:span text:style-name="T64"><text:line-break/></text:span><text:span text:style-name="T64"> <text:s text:c="20"/>MediaTypes.`text/html`,</text:span><text:span text:style-name="T64"><text:line-break/></text:span><text:span text:style-name="T64"> <text:s text:c="20"/>“&lt;h1&gt;Hi there!&lt;/h1&gt;”</text:span><text:span text:style-name="T64"><text:line-break/></text:span><text:span text:style-name="T64"> <text:s text:c="18"/>)</text:span><text:span text:style-name="T64"><text:line-break/></text:span><text:span text:style-name="T64"> <text:s text:c="16"/>)</text:span></text:p>
            <text:p><text:span text:style-name="T41"><text:s text:c="2"/></text:span><text:span text:style-name="T41">}</text:span></text:p>
            <text:p><text:span text:style-name="T41">}</text:span></text:p>
          </draw:text-box>
        </draw:frame>
        <presentation:notes draw:style-name="dp2">
          <draw:page-thumbnail draw:style-name="gr1" draw:layer="layout" svg:width="13.968cm" svg:height="10.476cm" svg:x="3.81cm" svg:y="2.123cm" draw:page-number="132" presentation:class="page"/>
          <draw:frame presentation:style-name="pr6"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ray: Routing DSL Mode</text:p>
          </draw:text-box>
        </draw:frame>
        <draw:frame presentation:style-name="pr5" draw:text-style-name="P13" draw:layer="layout" svg:width="25.199cm" svg:height="15.152cm" svg:x="1.4cm" svg:y="4.814cm" presentation:class="outline" presentation:user-transformed="true">
          <draw:text-box>
            <text:list text:style-name="L2">
              <text:list-item>
                <text:p><text:span text:style-name="T37">Extremely simplistic example</text:span></text:p>
              </text:list-item>
            </text:list>
            <text:p text:style-name="P28"><text:span text:style-name="T30">object Main extends App </text:span><text:span text:style-name="T99">with</text:span><text:span text:style-name="T30"> </text:span><text:span text:style-name="T99">SimpleRoutingApp</text:span><text:span text:style-name="T30"> {</text:span><text:span text:style-name="T30"><text:line-break/></text:span><text:span text:style-name="T30"> <text:s/>implicit val system = ActorSystem("my-system")</text:span></text:p>
            <text:p text:style-name="P28"><text:span text:style-name="T30"><text:s text:c="2"/></text:span><text:span text:style-name="T99">startServer(interface = "localhost", port = 8080) {</text:span><text:span text:style-name="T99"><text:line-break/></text:span><text:span text:style-name="T99"> <text:s text:c="3"/>path("hello") {</text:span><text:span text:style-name="T99"><text:line-break/></text:span><text:span text:style-name="T99"> <text:s text:c="5"/>get {</text:span><text:span text:style-name="T99"><text:line-break/></text:span><text:span text:style-name="T99"> <text:s text:c="7"/>complete {</text:span><text:span text:style-name="T99"><text:line-break/></text:span><text:span text:style-name="T99"> <text:s text:c="9"/>&lt;h1&gt;Say hello to spray&lt;/h1&gt;</text:span><text:span text:style-name="T99"><text:line-break/></text:span><text:span text:style-name="T99"> <text:s text:c="7"/>}</text:span><text:span text:style-name="T99"><text:line-break/></text:span><text:span text:style-name="T99"> <text:s text:c="5"/>}</text:span><text:span text:style-name="T99"><text:line-break/></text:span><text:span text:style-name="T99"> <text:s text:c="3"/>}</text:span><text:span text:style-name="T99"><text:line-break/></text:span><text:span text:style-name="T99"> <text:s/>}</text:span><text:span text:style-name="T30"><text:line-break/></text:span><text:span text:style-name="T30">}s</text:span></text:p>
            <text:p><text:span text:style-name="T41"/></text:p>
          </draw:text-box>
        </draw:frame>
        <presentation:notes draw:style-name="dp2">
          <draw:page-thumbnail draw:style-name="gr1" draw:layer="layout" svg:width="13.968cm" svg:height="10.476cm" svg:x="3.81cm" svg:y="2.123cm" draw:page-number="133" presentation:class="page"/>
          <draw:frame presentation:style-name="pr6"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4" draw:layer="layout" svg:width="25.199cm" svg:height="3.506cm" svg:x="1.4cm" svg:y="0.837cm" presentation:class="title">
          <draw:text-box>
            <text:p>Spray: Routing DSL Directives</text:p>
          </draw:text-box>
        </draw:frame>
        <draw:frame presentation:style-name="pr5" draw:layer="layout" svg:width="25.199cm" svg:height="12.179cm" svg:x="1.4cm" svg:y="4.914cm" presentation:class="outline">
          <draw:text-box>
            <text:list text:style-name="L2">
              <text:list-item>
                <text:p>Many, <text:span text:style-name="T60">many, </text:span><text:span text:style-name="T100">many,</text:span> <text:span text:style-name="T2">many, </text:span><text:span text:style-name="T101">many, </text:span><text:span text:style-name="T102">many</text:span> built-in features</text:p>
                <text:list>
                  <text:list-item>
                    <text:p>static file serving, partial GETs, directory listings</text:p>
                  </text:list-item>
                  <text:list-item>
                    <text:p>caching, compression</text:p>
                  </text:list-item>
                  <text:list-item>
                    <text:p>logging </text:p>
                  </text:list-item>
                  <text:list-item>
                    <text:p>request/response encoding and decoding</text:p>
                  </text:list-item>
                  <text:list-item>
                    <text:p>cookies</text:p>
                  </text:list-item>
                  <text:list-item>
                    <text:p>form fields, URL parameters</text:p>
                  </text:list-item>
                </text:list>
              </text:list-item>
              <text:list-item>
                <text:p>Way too many to cover in a day, let alone an hour</text:p>
              </text:list-item>
            </text:list>
          </draw:text-box>
        </draw:frame>
        <presentation:notes draw:style-name="dp2">
          <draw:page-thumbnail draw:style-name="gr1" draw:layer="layout" svg:width="13.968cm" svg:height="10.476cm" svg:x="3.81cm" svg:y="2.123cm" draw:page-number="134" presentation:class="page"/>
          <draw:frame presentation:style-name="pr6"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ray: Selected Directives</text:p>
          </draw:text-box>
        </draw:frame>
        <draw:frame presentation:style-name="pr5" draw:layer="layout" svg:width="25.199cm" svg:height="12.179cm" svg:x="1.4cm" svg:y="4.914cm" presentation:class="outline">
          <draw:text-box>
            <text:list text:style-name="L2">
              <text:list-item>
                <text:p>path, pathPrefix, pathEnd</text:p>
              </text:list-item>
              <text:list-item>
                <text:p>get/put/post/delete</text:p>
              </text:list-item>
              <text:list-item>
                <text:p>complete</text:p>
              </text:list-item>
              <text:list-item>
                <text:p>http://spray.io/documentation/1.2.1/spray-routing/predefined-directives-alphabetically/</text:p>
              </text:list-item>
            </text:list>
          </draw:text-box>
        </draw:frame>
        <presentation:notes draw:style-name="dp2">
          <draw:page-thumbnail draw:style-name="gr1" draw:layer="layout" svg:width="13.968cm" svg:height="10.476cm" svg:x="3.81cm" svg:y="2.123cm" draw:page-number="135" presentation:class="page"/>
          <draw:frame presentation:style-name="pr6"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4" draw:layer="layout" svg:width="25.199cm" svg:height="3.506cm" svg:x="1.4cm" svg:y="0.837cm" presentation:class="title">
          <draw:text-box>
            <text:p>Spray: Exercise</text:p>
          </draw:text-box>
        </draw:frame>
        <draw:frame presentation:style-name="pr5" draw:text-style-name="P29" draw:layer="layout" svg:width="25.199cm" svg:height="12.179cm" svg:x="1.4cm" svg:y="4.914cm" presentation:class="outline">
          <draw:text-box>
            <text:list text:style-name="L2">
              <text:list-item>
                <text:p><text:span text:style-name="T103">Build a web app that drives the Guess the Number actor</text:span></text:p>
              </text:list-item>
            </text:list>
          </draw:text-box>
        </draw:frame>
        <presentation:notes draw:style-name="dp2">
          <draw:page-thumbnail draw:style-name="gr1" draw:layer="layout" svg:width="13.968cm" svg:height="10.476cm" svg:x="3.81cm" svg:y="2.123cm" draw:page-number="136" presentation:class="page"/>
          <draw:frame presentation:style-name="pr6"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4" draw:text-style-name="P26" draw:layer="layout" svg:width="25.199cm" svg:height="3.506cm" svg:x="1.4cm" svg:y="0.837cm" presentation:class="title">
          <draw:text-box>
            <text:p><text:span text:style-name="T96">Digression C: State is Just a Library in Scala <text:s/>(1/2)</text:span></text:p>
          </draw:text-box>
        </draw:frame>
        <draw:frame presentation:style-name="pr5" draw:layer="layout" svg:width="25.199cm" svg:height="12.179cm" svg:x="1.4cm" svg:y="4.914cm" presentation:class="outline" presentation:user-transformed="true">
          <draw:text-box>
            <text:list text:style-name="L2">
              <text:list-item>
                <text:p>Shared mutable state is hard, make someone else do it</text:p>
              </text:list-item>
              <text:list-item>
                <text:p>Use STM for unavoidable sharing</text:p>
              </text:list-item>
              <text:list-item>
                <text:p>Actors, become not mutate</text:p>
                <text:list>
                  <text:list-item>
                    <text:p>bucket brigade—each member only knows how to handle his own bucket of state</text:p>
                  </text:list-item>
                  <text:list-item>
                    <text:p>Akka is Just A Library (so were the original scala-actors)</text:p>
                  </text:list-item>
                </text:list>
              </text:list-item>
            </text:list>
          </draw:text-box>
        </draw:frame>
        <presentation:notes draw:style-name="dp2">
          <draw:page-thumbnail draw:style-name="gr1" draw:layer="layout" svg:width="13.968cm" svg:height="10.476cm" svg:x="3.81cm" svg:y="2.123cm" draw:page-number="137" presentation:class="page"/>
          <draw:frame presentation:style-name="pr6"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text-style-name="P26" draw:layer="layout" svg:width="25.199cm" svg:height="3.506cm" svg:x="1.4cm" svg:y="0.837cm" presentation:class="title">
          <draw:text-box>
            <text:p><text:span text:style-name="T96">Digression C: State is Just a Library in Scala <text:s/>(2/2)</text:span></text:p>
          </draw:text-box>
        </draw:frame>
        <draw:frame presentation:style-name="pr5" draw:layer="layout" svg:width="25.199cm" svg:height="12.179cm" svg:x="1.4cm" svg:y="4.914cm" presentation:class="outline" presentation:user-transformed="true">
          <draw:text-box>
            <text:list text:style-name="L2">
              <text:list-item>
                <text:p>Make the database handle the long-lived mutations for you, it's good at that</text:p>
              </text:list-item>
              <text:list-item>
                <text:p>Immutable domain model is a huge win</text:p>
                <text:list>
                  <text:list-item>
                    <text:p>In-memory objects can't be inconsistent, only out of date</text:p>
                  </text:list-item>
                  <text:list-item>
                    <text:p>Share freely, never defensively copy</text:p>
                  </text:list-item>
                </text:list>
              </text:list-item>
            </text:list>
          </draw:text-box>
        </draw:frame>
        <presentation:notes draw:style-name="dp2">
          <draw:page-thumbnail draw:style-name="gr1" draw:layer="layout" svg:width="13.968cm" svg:height="10.476cm" svg:x="3.81cm" svg:y="2.123cm" draw:page-number="138" presentation:class="page"/>
          <draw:frame presentation:style-name="pr6" draw:layer="layout" svg:width="17.271cm" svg:height="12.572cm" svg:x="2.159cm" svg:y="13.271cm" presentation:class="notes" presentation:placeholder="true">
            <draw:text-box/>
          </draw:frame>
        </presentation:notes>
      </draw:page>
      <draw:page draw:name="page139" draw:style-name="dp1" draw:master-page-name="Default">
        <draw:frame presentation:style-name="pr4" draw:layer="layout" svg:width="25.199cm" svg:height="3.506cm" svg:x="1.4cm" svg:y="0.837cm" presentation:class="title">
          <draw:text-box>
            <text:p>Part 4: Spray-JSON</text:p>
          </draw:text-box>
        </draw:frame>
        <presentation:notes draw:style-name="dp2">
          <draw:page-thumbnail draw:style-name="gr1" draw:layer="layout" svg:width="13.968cm" svg:height="10.476cm" svg:x="3.81cm" svg:y="2.123cm" draw:page-number="139" presentation:class="page"/>
          <draw:frame presentation:style-name="pr6"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4" draw:layer="layout" svg:width="25.199cm" svg:height="3.506cm" svg:x="1.4cm" svg:y="0.837cm" presentation:class="title">
          <draw:text-box>
            <text:p>Spray-JSON: What is it?</text:p>
          </draw:text-box>
        </draw:frame>
        <draw:frame presentation:style-name="pr5" draw:layer="layout" svg:width="25.199cm" svg:height="12.179cm" svg:x="1.4cm" svg:y="4.914cm" presentation:class="outline">
          <draw:text-box>
            <text:list text:style-name="L2">
              <text:list-item>
                <text:p>A JSON serialization/deserialization library</text:p>
              </text:list-item>
              <text:list-item>
                <text:p>Not coupled to Spray HTTP at all</text:p>
              </text:list-item>
              <text:list-item>
                <text:p>Ser/des formats are totally customizable</text:p>
                <text:list>
                  <text:list-item>
                    <text:p>But the default formats are fine and easy to use</text:p>
                  </text:list-item>
                  <text:list-item>
                    <text:p>Keep the formats out of your domain model classes</text:p>
                  </text:list-item>
                </text:list>
              </text:list-item>
              <text:list-item>
                <text:p>Easy round-tripping between domain objects, AST, and bytes/strings</text:p>
              </text:list-item>
            </text:list>
          </draw:text-box>
        </draw:frame>
        <presentation:notes draw:style-name="dp2">
          <draw:page-thumbnail draw:style-name="gr1" draw:layer="layout" svg:width="13.968cm" svg:height="10.476cm" svg:x="3.81cm" svg:y="2.123cm" draw:page-number="140" presentation:class="page"/>
          <draw:frame presentation:style-name="pr6"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draw:frame presentation:style-name="pr4" draw:layer="layout" svg:width="25.199cm" svg:height="3.506cm" svg:x="1.4cm" svg:y="0.837cm" presentation:class="title">
          <draw:text-box>
            <text:p>Spray-JSON: AST</text:p>
          </draw:text-box>
        </draw:frame>
        <draw:frame presentation:style-name="pr5" draw:layer="layout" svg:width="25.199cm" svg:height="12.179cm" svg:x="1.4cm" svg:y="4.914cm" presentation:class="outline" presentation:user-transformed="true">
          <draw:text-box>
            <text:list text:style-name="L2">
              <text:list-item>
                <text:p>JsValue</text:p>
                <text:list>
                  <text:list-item>
                    <text:p>JsObject</text:p>
                  </text:list-item>
                  <text:list-item>
                    <text:p>JsArray</text:p>
                  </text:list-item>
                  <text:list-item>
                    <text:p>JsNull</text:p>
                  </text:list-item>
                  <text:list-item>
                    <text:p>JsString</text:p>
                  </text:list-item>
                  <text:list-item>
                    <text:p>etc.</text:p>
                  </text:list-item>
                </text:list>
              </text:list-item>
            </text:list>
          </draw:text-box>
        </draw:frame>
        <presentation:notes draw:style-name="dp2">
          <draw:page-thumbnail draw:style-name="gr1" draw:layer="layout" svg:width="13.968cm" svg:height="10.476cm" svg:x="3.81cm" svg:y="2.123cm" draw:page-number="141" presentation:class="page"/>
          <draw:frame presentation:style-name="pr6"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draw:frame presentation:style-name="pr4" draw:layer="layout" svg:width="25.199cm" svg:height="3.506cm" svg:x="1.4cm" svg:y="0.837cm" presentation:class="title">
          <draw:text-box>
            <text:p>Spray-JSON: Example Domain</text:p>
          </draw:text-box>
        </draw:frame>
        <draw:frame presentation:style-name="pr5" draw:text-style-name="P13" draw:layer="layout" svg:width="25.199cm" svg:height="12.179cm" svg:x="1.4cm" svg:y="4.914cm" presentation:class="outline" presentation:user-transformed="true">
          <draw:text-box>
            <text:p><text:span text:style-name="T41">case class Person(name: String, age: Int)</text:span></text:p>
            <text:p><text:span text:style-name="T41">case class Family(surname: String, </text:span><text:span text:style-name="T41"><text:line-break/></text:span><text:span text:style-name="T41"> <text:s text:c="18"/>people: Seq[Person])</text:span></text:p>
            <text:p><text:span text:style-name="T41">case class Dwelling(address: Address, </text:span><text:span text:style-name="T41"><text:line-break/></text:span><text:span text:style-name="T41"> <text:s text:c="18"/>families: Seq[Family])</text:span></text:p>
            <text:p><text:span text:style-name="T41">case class Address(street1: String, </text:span><text:span text:style-name="T41"><text:line-break/></text:span><text:span text:style-name="T41"> <text:s text:c="18"/>street2: Option[String], </text:span><text:span text:style-name="T41"><text:line-break/></text:span><text:span text:style-name="T41"> <text:s text:c="21"/>city: String, </text:span><text:span text:style-name="T41"><text:line-break/></text:span><text:span text:style-name="T41"> <text:s text:c="17"/>province: String, </text:span><text:span text:style-name="T41"><text:line-break/></text:span><text:span text:style-name="T41"> <text:s text:c="15"/>postalCode: String, </text:span><text:span text:style-name="T41"><text:line-break/></text:span><text:span text:style-name="T41"> <text:s text:c="18"/>country: String)</text:span></text:p>
          </draw:text-box>
        </draw:frame>
        <presentation:notes draw:style-name="dp2">
          <draw:page-thumbnail draw:style-name="gr1" draw:layer="layout" svg:width="13.968cm" svg:height="10.476cm" svg:x="3.81cm" svg:y="2.123cm" draw:page-number="142" presentation:class="page"/>
          <draw:frame presentation:style-name="pr6"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draw:frame presentation:style-name="pr4" draw:layer="layout" svg:width="25.199cm" svg:height="3.506cm" svg:x="1.4cm" svg:y="0.837cm" presentation:class="title">
          <draw:text-box>
            <text:p>Spray-JSON: Parsing &amp; Printing</text:p>
          </draw:text-box>
        </draw:frame>
        <draw:frame presentation:style-name="pr5" draw:layer="layout" svg:width="25.199cm" svg:height="15.152cm" svg:x="1.4cm" svg:y="4.914cm" presentation:class="outline" presentation:user-transformed="true">
          <draw:text-box>
            <text:list text:style-name="L2">
              <text:list-item>
                <text:p>Parsing</text:p>
                <text:list>
                  <text:list-item>
                    <text:p>JsonReader typeclass</text:p>
                  </text:list-item>
                </text:list>
              </text:list-item>
            </text:list>
            <text:p text:style-name="P30"><text:span text:style-name="T29">trait JsonReader[T] {</text:span></text:p>
            <text:p text:style-name="P30"><text:span text:style-name="T29"><text:s text:c="2"/></text:span><text:span text:style-name="T29">def read(json: JsValue): T</text:span></text:p>
            <text:p text:style-name="P30"><text:span text:style-name="T29">}</text:span></text:p>
            <text:list text:continue-numbering="true" text:style-name="L2">
              <text:list-item>
                <text:list>
                  <text:list-item>
                    <text:p>Take an AST node, produce a T</text:p>
                  </text:list-item>
                </text:list>
                <text:p><text:line-break/></text:p>
              </text:list-item>
            </text:list>
          </draw:text-box>
        </draw:frame>
        <presentation:notes draw:style-name="dp2">
          <draw:page-thumbnail draw:style-name="gr1" draw:layer="layout" svg:width="13.968cm" svg:height="10.476cm" svg:x="3.81cm" svg:y="2.123cm" draw:page-number="143" presentation:class="page"/>
          <draw:frame presentation:style-name="pr6"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draw:frame presentation:style-name="pr4" draw:layer="layout" svg:width="25.199cm" svg:height="3.506cm" svg:x="1.4cm" svg:y="0.837cm" presentation:class="title">
          <draw:text-box>
            <text:p>Spray-JSON: Parsing &amp; Printing</text:p>
          </draw:text-box>
        </draw:frame>
        <draw:frame presentation:style-name="pr5" draw:layer="layout" svg:width="25.199cm" svg:height="12.179cm" svg:x="1.4cm" svg:y="4.914cm" presentation:class="outline">
          <draw:text-box>
            <text:list text:style-name="L2">
              <text:list-item>
                <text:p>Printing</text:p>
                <text:list>
                  <text:list-item>
                    <text:p>JsonWriter typeclass</text:p>
                  </text:list-item>
                </text:list>
              </text:list-item>
            </text:list>
            <text:p text:style-name="P31"><text:span text:style-name="T104">trait JsonWriter[T] {</text:span></text:p>
            <text:p text:style-name="P31"><text:span text:style-name="T104"><text:s text:c="2"/></text:span><text:span text:style-name="T104">def write(obj: T): JsValue</text:span></text:p>
            <text:p text:style-name="P31"><text:span text:style-name="T104">}</text:span></text:p>
            <text:list text:continue-numbering="true" text:style-name="L2">
              <text:list-item>
                <text:list>
                  <text:list-item>
                    <text:p>Take a T, produce an AST node</text:p>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draw:frame presentation:style-name="pr4" draw:text-style-name="P32" draw:layer="layout" svg:width="25.199cm" svg:height="3.506cm" svg:x="1.4cm" svg:y="0.837cm" presentation:class="title">
          <draw:text-box>
            <text:p><text:span text:style-name="T105">Spray-JSON: Manual Parsing Horrors</text:span></text:p>
          </draw:text-box>
        </draw:frame>
        <draw:frame presentation:style-name="pr5" draw:layer="layout" svg:width="25.199cm" svg:height="15.152cm" svg:x="1.4cm" svg:y="4.914cm" presentation:class="outline" presentation:user-transformed="true">
          <draw:text-box>
            <text:list text:style-name="L2">
              <text:list-item>
                <text:p>Here's one horrible way to do it. This is only the parser, not the printer. :(<text:line-break/><text:line-break/><text:span text:style-name="T104">object PersonReader extends JsonReader[Person] {</text:span><text:span text:style-name="T104"><text:line-break/></text:span><text:span text:style-name="T104"> <text:s/>def read(json: JsValue): Person = json match {</text:span></text:p>
              </text:list-item>
            </text:list>
            <text:p><text:span text:style-name="T104"><text:s text:c="4"/></text:span><text:span text:style-name="T104">case JsObject(fields) =&gt; </text:span><text:span text:style-name="T104"><text:line-break/></text:span><text:span text:style-name="T104"> <text:s text:c="5"/>fields.get(“name”) match {</text:span><text:span text:style-name="T104"><text:line-break/></text:span><text:span text:style-name="T104"> <text:s text:c="7"/>case Some(JsString(name)) =&gt;</text:span><text:span text:style-name="T104"><text:line-break/></text:span><text:span text:style-name="T104"> <text:s text:c="9"/>fields.get(“age”) match {</text:span><text:span text:style-name="T104"><text:line-break/></text:span><text:span text:style-name="T104"> <text:s text:c="11"/>case Some(JsNumber(age)) =&gt; </text:span><text:span text:style-name="T104"><text:line-break/></text:span><text:span text:style-name="T104"> <text:s text:c="13"/>Person(name, age.toInt)</text:span><text:span text:style-name="T104"><text:line-break/></text:span><text:span text:style-name="T104"> <text:s text:c="11"/>case None =&gt;</text:span><text:span text:style-name="T104"><text:line-break/></text:span><text:span text:style-name="T104"> <text:s text:c="13"/>sys.error(“age is required”)</text:span></text:p>
            <text:p><text:span text:style-name="T104"><text:s text:c="8"/></text:span><text:span text:style-name="T104">case None =&gt; </text:span><text:span text:style-name="T104"><text:line-break/></text:span><text:span text:style-name="T104"> <text:s text:c="9"/>sys.error(“name is required”)</text:span><text:span text:style-name="T104"><text:line-break/></text:span><text:span text:style-name="T104"> <text:s text:c="5"/>} <text:s text:c="5"/></text:span></text:p>
            <text:p><text:span text:style-name="T104"><text:s text:c="4"/></text:span><text:span text:style-name="T104">case other =&gt;</text:span><text:span text:style-name="T104"><text:line-break/></text:span><text:span text:style-name="T104"> <text:s text:c="5"/>sys.error(s“Can't deserialize a Person from a $other”)</text:span></text:p>
            <text:p><text:span text:style-name="T104"><text:s text:c="2"/></text:span><text:span text:style-name="T104">} </text:span></text:p>
            <text:p><text:span text:style-name="T104">}</text:span></text:p>
          </draw:text-box>
        </draw:frame>
        <presentation:notes draw:style-name="dp2">
          <draw:page-thumbnail draw:style-name="gr1" draw:layer="layout" svg:width="13.968cm" svg:height="10.476cm" svg:x="3.81cm" svg:y="2.123cm" draw:page-number="145" presentation:class="page"/>
          <draw:frame presentation:style-name="pr6"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draw:frame presentation:style-name="pr4" draw:text-style-name="P32" draw:layer="layout" svg:width="25.199cm" svg:height="3.506cm" svg:x="1.4cm" svg:y="0.837cm" presentation:class="title">
          <draw:text-box>
            <text:p><text:span text:style-name="T105">Spray-JSON: Manual Parsing Horrors</text:span></text:p>
          </draw:text-box>
        </draw:frame>
        <draw:frame presentation:style-name="pr5" draw:layer="layout" svg:width="25.199cm" svg:height="15.152cm" svg:x="1.4cm" svg:y="4.914cm" presentation:class="outline" presentation:user-transformed="true">
          <draw:text-box>
            <text:list text:style-name="L2">
              <text:list-item>
                <text:p>Here's a slightly less horrible way to do it. This is only the parser, not the printer. :(<text:line-break/><text:line-break/><text:span text:style-name="T104">object PersonReader extends JsonReader[Person] {</text:span><text:span text:style-name="T104"><text:line-break/></text:span><text:span text:style-name="T104"> <text:s/>def read(json: JsValue): Person = json match {</text:span></text:p>
              </text:list-item>
            </text:list>
            <text:p><text:span text:style-name="T104"><text:s text:c="4"/></text:span><text:span text:style-name="T104">case JsObject(fields) =&gt; </text:span></text:p>
            <text:p><text:span text:style-name="T104"><text:s text:c="6"/></text:span><text:span text:style-name="T104">val mPerson: Option[Person] = for {</text:span><text:span text:style-name="T104"><text:line-break/></text:span><text:span text:style-name="T104"> <text:s text:c="7"/>JsString(name) &lt;- fields.get(“name”)</text:span><text:span text:style-name="T104"><text:line-break/></text:span><text:span text:style-name="T104"> <text:s text:c="7"/>JsNumber(age) &lt;- fields.get(“age”)</text:span><text:span text:style-name="T104"><text:line-break/></text:span><text:span text:style-name="T104"> <text:s text:c="5"/>} yield Person(name, age.toInt)</text:span><text:span text:style-name="T104"><text:line-break/></text:span><text:span text:style-name="T104"><text:line-break/></text:span><text:span text:style-name="T106"> <text:s text:c="5"/>// One problem with using Option here is we</text:span><text:span text:style-name="T106"><text:line-break/></text:span><text:span text:style-name="T106"> <text:s text:c="5"/>// can't tell which field was missing</text:span><text:span text:style-name="T106"><text:line-break/></text:span><text:span text:style-name="T104"> <text:s text:c="5"/>mPerson.getOrElse(sys.error(“A required field was missing”))</text:span><text:span text:style-name="T104"><text:line-break/></text:span><text:span text:style-name="T104"><text:line-break/></text:span><text:span text:style-name="T104"> <text:s text:c="3"/>case other =&gt;</text:span><text:span text:style-name="T104"><text:line-break/></text:span><text:span text:style-name="T104"> <text:s text:c="5"/>sys.error(s“Can't deserialize a Person from a $other”)</text:span></text:p>
            <text:p><text:span text:style-name="T104"><text:s text:c="2"/></text:span><text:span text:style-name="T104">} </text:span></text:p>
            <text:p><text:span text:style-name="T104">}</text:span></text:p>
          </draw:text-box>
        </draw:frame>
        <presentation:notes draw:style-name="dp2">
          <draw:page-thumbnail draw:style-name="gr1" draw:layer="layout" svg:width="13.968cm" svg:height="10.476cm" svg:x="3.81cm" svg:y="2.123cm" draw:page-number="146" presentation:class="page"/>
          <draw:frame presentation:style-name="pr6"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draw:text-box>
            <text:p>Spray-JSON Parsing</text:p>
          </draw:text-box>
        </draw:frame>
        <draw:frame presentation:style-name="pr5" draw:layer="layout" svg:width="25.199cm" svg:height="12.179cm" svg:x="1.4cm" svg:y="4.914cm" presentation:class="outline">
          <draw:text-box>
            <text:list text:style-name="L2">
              <text:list-item>
                <text:p text:style-name="P33">And here's the nice way!</text:p>
              </text:list-item>
            </text:list>
            <text:p text:style-name="P34"><text:span text:style-name="T30">import </text:span><text:span text:style-name="T79">spray.json.DefaultJsonProtocol._</text:span></text:p>
            <text:p text:style-name="P34"><text:span text:style-name="T30">implicit val personFormat = </text:span><text:span text:style-name="T79">jsonFormat2</text:span><text:span text:style-name="T30">(Person)</text:span></text:p>
            <text:p text:style-name="P34"><text:span text:style-name="T30">implicit val familyFormat = </text:span><text:span text:style-name="T79">jsonFormat2</text:span><text:span text:style-name="T30">(Family)</text:span></text:p>
            <text:p text:style-name="P34"><text:span text:style-name="T30">// etc...</text:span></text:p>
            <text:list text:continue-numbering="true" text:style-name="L2">
              <text:list-header>
                <text:p text:style-name="P33"/>
              </text:list-header>
              <text:list-item>
                <text:p text:style-name="P33">The JsonWriter is also included in the default format</text:p>
              </text:list-item>
              <text:list-item>
                <text:p text:style-name="P33">Only a teensy bit of reflection used, to get the constructor parameter names</text:p>
              </text:list-item>
            </text:list>
          </draw:text-box>
        </draw:frame>
        <draw:custom-shape draw:style-name="gr3" draw:text-style-name="P9" draw:layer="layout" svg:width="2.54cm" svg:height="1.016cm" draw:transform="rotate (0.882613002733532) translate (17.018cm 7.2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8.571cm" svg:height="0.962cm" svg:x="19.05cm" svg:y="4.826cm">
          <draw:text-box>
            <text:p>Number of fields in this class</text:p>
          </draw:text-box>
        </draw:frame>
        <draw:custom-shape draw:style-name="gr3" draw:text-style-name="P9" draw:layer="layout" svg:width="2.54cm" svg:height="1.016cm" draw:transform="rotate (0.160570291183478) translate (20.19cm 7.2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3.914cm" svg:height="2.783cm" svg:x="23.01cm" svg:y="6.604cm">
          <draw:text-box>
            <text:p>Companion </text:p>
            <text:p>Object<text:line-break/><text:span text:style-name="T34">(w/apply </text:span><text:span text:style-name="T34"><text:line-break/></text:span><text:span text:style-name="T34">method)</text:span></text:p>
          </draw:text-box>
        </draw:frame>
        <presentation:notes draw:style-name="dp2">
          <draw:page-thumbnail draw:style-name="gr1" draw:layer="layout" svg:width="13.968cm" svg:height="10.476cm" svg:x="3.81cm" svg:y="2.123cm" draw:page-number="147" presentation:class="page"/>
          <draw:frame presentation:style-name="pr6"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draw:frame presentation:style-name="pr4" draw:layer="layout" svg:width="25.199cm" svg:height="3.506cm" svg:x="1.4cm" svg:y="0.837cm" presentation:class="title">
          <draw:text-box>
            <text:p>Spray-JSON Usage: Parsing</text:p>
          </draw:text-box>
        </draw:frame>
        <draw:frame presentation:style-name="pr5" draw:layer="layout" svg:width="25.199cm" svg:height="12.179cm" svg:x="1.4cm" svg:y="4.914cm" presentation:class="outline" presentation:user-transformed="true">
          <draw:text-box>
            <text:list text:style-name="L2">
              <text:list-item>
                <text:p>Assuming the implicit JsonFormats are in scope...</text:p>
              </text:list-item>
            </text:list>
            <text:p text:style-name="P35"><text:span text:style-name="T30">import spray.json._</text:span><text:span text:style-name="T30"><text:line-break/></text:span><text:span text:style-name="T30">import spray.json.DefaultJsonProtocol._</text:span></text:p>
            <text:p text:style-name="P35"><text:span text:style-name="T39">// get the String from somewhere</text:span><text:span text:style-name="T30"><text:line-break/></text:span><text:span text:style-name="T30">val personJson: String = ???</text:span></text:p>
            <text:p text:style-name="P35"><text:span text:style-name="T39">// parse to AST</text:span><text:span text:style-name="T30"><text:line-break/></text:span><text:span text:style-name="T30">val personAst: JsValue = personJson</text:span><text:span text:style-name="T99">.asJson</text:span></text:p>
            <text:p text:style-name="P35"><text:span text:style-name="T39">// convert to Person</text:span><text:span text:style-name="T30"><text:line-break/></text:span><text:span text:style-name="T30">val person: Person = personAst</text:span><text:span text:style-name="T99">.convertTo[</text:span><text:span text:style-name="T30">Person</text:span><text:span text:style-name="T99">]</text:span></text:p>
          </draw:text-box>
        </draw:frame>
        <presentation:notes draw:style-name="dp2">
          <draw:page-thumbnail draw:style-name="gr1" draw:layer="layout" svg:width="13.968cm" svg:height="10.476cm" svg:x="3.81cm" svg:y="2.123cm" draw:page-number="148" presentation:class="page"/>
          <draw:frame presentation:style-name="pr6"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ray-JSON Usage: Printing</text:p>
          </draw:text-box>
        </draw:frame>
        <draw:frame presentation:style-name="pr5" draw:layer="layout" svg:width="25.199cm" svg:height="12.179cm" svg:x="1.4cm" svg:y="4.914cm" presentation:class="outline" presentation:user-transformed="true">
          <draw:text-box>
            <text:list text:style-name="L2">
              <text:list-item>
                <text:p>Again, assuming the implicit JsonFormats are in scope...</text:p>
              </text:list-item>
            </text:list>
            <text:p text:style-name="P35"><text:span text:style-name="T30">import spray.json._</text:span><text:span text:style-name="T30"><text:line-break/></text:span><text:span text:style-name="T30">import spray.json.DefaultJsonProtocol._</text:span></text:p>
            <text:p text:style-name="P35"><text:span text:style-name="T39">// get the Person from somewhere</text:span><text:span text:style-name="T30"><text:line-break/></text:span><text:span text:style-name="T30">val person: Person = ???</text:span></text:p>
            <text:p text:style-name="P35"><text:span text:style-name="T39">// convert to AST</text:span><text:span text:style-name="T30"><text:line-break/></text:span><text:span text:style-name="T30">val personAst: JsValue = person</text:span><text:span text:style-name="T99">.toJson</text:span></text:p>
            <text:p text:style-name="P35"><text:span text:style-name="T39">// convert to String</text:span><text:span text:style-name="T30"><text:line-break/></text:span><text:span text:style-name="T30">val personJson: String = personAst</text:span><text:span text:style-name="T99">.compactPrint</text:span><text:span text:style-name="T99"><text:line-break/></text:span><text:span text:style-name="T99"><text:tab/></text:span><text:span text:style-name="T99"><text:tab/></text:span><text:span text:style-name="T99"><text:tab/></text:span><text:span text:style-name="T99"><text:tab/></text:span><text:span text:style-name="T99"><text:tab/></text:span><text:span text:style-name="T99"><text:tab/></text:span><text:span text:style-name="T99"><text:tab/></text:span><text:span text:style-name="T99"><text:tab/></text:span><text:span text:style-name="T99"><text:tab/></text:span><text:span text:style-name="T99"> </text:span><text:span text:style-name="T39">// or .prettyPrint</text:span></text:p>
          </draw:text-box>
        </draw:frame>
        <presentation:notes draw:style-name="dp2">
          <draw:page-thumbnail draw:style-name="gr1" draw:layer="layout" svg:width="13.968cm" svg:height="10.476cm" svg:x="3.81cm" svg:y="2.123cm" draw:page-number="149" presentation:class="page"/>
          <draw:frame presentation:style-name="pr6"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4" draw:layer="layout" svg:width="25.199cm" svg:height="3.506cm" svg:x="1.4cm" svg:y="0.837cm" presentation:class="title">
          <draw:text-box>
            <text:p>Spray-JSON: Problems</text:p>
          </draw:text-box>
        </draw:frame>
        <draw:frame presentation:style-name="pr5" draw:layer="layout" svg:width="25.199cm" svg:height="12.179cm" svg:x="1.4cm" svg:y="4.914cm" presentation:class="outline">
          <draw:text-box>
            <text:list text:style-name="L2">
              <text:list-item>
                <text:p>Exclusively uses exceptions for error handling :(</text:p>
                <text:list>
                  <text:list-item>
                    <text:p>I've filed a feature request to add Either/Validation support</text:p>
                  </text:list-item>
                </text:list>
              </text:list-item>
              <text:list-item>
                <text:p>Parsing performance is not stellar on large documents; should be fixed soon</text:p>
              </text:list-item>
              <text:list-item>
                <text:p>No streaming API (entire document must fit in memory, unsuitable for huge documents)</text:p>
              </text:list-item>
            </text:list>
          </draw:text-box>
        </draw:frame>
        <presentation:notes draw:style-name="dp2">
          <draw:page-thumbnail draw:style-name="gr1" draw:layer="layout" svg:width="13.968cm" svg:height="10.476cm" svg:x="3.81cm" svg:y="2.123cm" draw:page-number="150" presentation:class="page"/>
          <draw:frame presentation:style-name="pr6"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4" draw:layer="layout" svg:width="25.199cm" svg:height="3.506cm" svg:x="1.4cm" svg:y="0.837cm" presentation:class="title">
          <draw:text-box>
            <text:p>Spray-JSON: Exercise</text:p>
          </draw:text-box>
        </draw:frame>
        <draw:frame presentation:style-name="pr5" draw:layer="layout" svg:width="25.199cm" svg:height="12.179cm" svg:x="1.4cm" svg:y="4.914cm" presentation:class="outline" presentation:user-transformed="true">
          <draw:text-box>
            <text:list text:style-name="L2">
              <text:list-item>
                <text:p>Build a new REST front-end for the Guess a Number game</text:p>
                <text:list>
                  <text:list-item>
                    <text:p>JSON in and out</text:p>
                  </text:list-item>
                  <text:list-item>
                    <text:p>Test with cURL or what have you</text:p>
                  </text:list-item>
                </text:list>
              </text:list-item>
            </text:list>
          </draw:text-box>
        </draw:frame>
        <presentation:notes draw:style-name="dp2">
          <draw:page-thumbnail draw:style-name="gr1" draw:layer="layout" svg:width="13.968cm" svg:height="10.476cm" svg:x="3.81cm" svg:y="2.123cm" draw:page-number="151" presentation:class="page"/>
          <draw:frame presentation:style-name="pr6"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4" draw:text-style-name="P32" draw:layer="layout" svg:width="25.199cm" svg:height="3.506cm" svg:x="1.4cm" svg:y="0.837cm" presentation:class="title">
          <draw:text-box>
            <text:p><text:span text:style-name="T105">Digression D: Location Transparency</text:span></text:p>
          </draw:text-box>
        </draw:frame>
        <draw:frame presentation:style-name="pr5" draw:layer="layout" svg:width="25.199cm" svg:height="14.898cm" svg:x="1.4cm" svg:y="4.914cm" presentation:class="outline" presentation:user-transformed="true">
          <draw:text-box>
            <text:list text:style-name="L2">
              <text:list-item>
                <text:p>Want to be able to shift from local to distributed, without distorting our architecture beyond recognition</text:p>
              </text:list-item>
              <text:list-item>
                <text:p>e.g. move from high-efficiency, all-in-one-VM server to high-throughput, big cluster</text:p>
              </text:list-item>
              <text:list-item>
                <text:p>Akka</text:p>
                <text:list>
                  <text:list-item>
                    <text:p>ActorRef abstraction is powerful</text:p>
                  </text:list-item>
                  <text:list-item>
                    <text:p>local is a performance optimization, everything is async message passing anyway</text:p>
                  </text:list-item>
                  <text:list-item>
                    <text:p>remote is slower and more likely to fail, but the failures exhibit the same way (timeouts happen anyway... Might be due to bugs, load, crashes, squirrels, EBS being pissy, high load cloud-neighbours)</text:p>
                  </text:list-item>
                  <text:list-item>
                    <text:p>clustering decouples topological decisions from our core code</text:p>
                    <text:list>
                      <text:list-item>
                        <text:p>Configure it only at the entry points, core service code shouldn't have to care (except the distribution of failure modes might shift around)</text:p>
                      </text:list-item>
                    </text:list>
                  </text:list-item>
                </text:list>
              </text:list-item>
            </text:list>
          </draw:text-box>
        </draw:frame>
        <presentation:notes draw:style-name="dp2">
          <draw:page-thumbnail draw:style-name="gr1" draw:layer="layout" svg:width="13.968cm" svg:height="10.476cm" svg:x="3.81cm" svg:y="2.123cm" draw:page-number="152" presentation:class="page"/>
          <draw:frame presentation:style-name="pr6"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base Access (sorry... :( )</text:p>
          </draw:text-box>
        </draw:frame>
        <draw:frame presentation:style-name="pr5" draw:layer="layout" svg:width="25.199cm" svg:height="14.39cm" svg:x="1.4cm" svg:y="4.914cm" presentation:class="outline" presentation:user-transformed="true">
          <draw:text-box>
            <text:list text:style-name="L2">
              <text:list-item>
                <text:p>Async/non-blocking DB access layer?</text:p>
                <text:list>
                  <text:list-item>
                    <text:p>I'd like to be able to recommend one, but I ran out of time to do any real research</text:p>
                  </text:list-item>
                  <text:list-item>
                    <text:p>Also, it's pretty bleeding edge</text:p>
                  </text:list-item>
                </text:list>
              </text:list-item>
              <text:list-item>
                <text:p>Hibernate/JPA works, although it's ugly</text:p>
              </text:list-item>
              <text:list-item>
                <text:p>I like MapperDAO, but if you're picky about both your object model and your relational model, you'll have trouble</text:p>
              </text:list-item>
              <text:list-item>
                <text:p>Slick isn't an ORM, but has a nice query abstraction</text:p>
              </text:list-item>
              <text:list-item>
                <text:p>Most NoSQL databases have reasonably good Scala clients</text:p>
              </text:list-item>
            </text:list>
          </draw:text-box>
        </draw:frame>
        <presentation:notes draw:style-name="dp2">
          <draw:page-thumbnail draw:style-name="gr1" draw:layer="layout" svg:width="13.968cm" svg:height="10.476cm" svg:x="3.81cm" svg:y="2.123cm" draw:page-number="153" presentation:class="page"/>
          <draw:frame presentation:style-name="pr6"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draw:frame presentation:style-name="pr4" draw:layer="layout" svg:width="25.199cm" svg:height="3.506cm" svg:x="1.4cm" svg:y="0.837cm" presentation:class="title">
          <draw:text-box>
            <text:p>ASK ALL THE QUESTIONS!</text:p>
          </draw:text-box>
        </draw:frame>
        <draw:frame presentation:style-name="pr5" draw:layer="layout" svg:width="25.199cm" svg:height="12.179cm" svg:x="1.4cm" svg:y="4.914cm" presentation:class="outline">
          <draw:text-box>
            <text:list text:style-name="L2">
              <text:list-item>
                <text:p>Oh, to make up for being a little underprepared and sleep-deprived...</text:p>
                <text:list>
                  <text:list-item>
                    <text:p>You get a car! <text:s/>And YOU get a car!</text:p>
                  </text:list-item>
                  <text:list-item>
                    <text:p>I mean... </text:p>
                    <text:list>
                      <text:list-item>
                        <text:p>Two hours free email consulting</text:p>
                      </text:list-item>
                      <text:list-item>
                        <text:p>Or, buy me lunch/dinner/beer and I'll hang out with your team and let you pepper me with questions for an hour or two</text:p>
                      </text:list-item>
                    </text:list>
                  </text:list-item>
                </text:list>
              </text:list-item>
            </text:list>
          </draw:text-box>
        </draw:frame>
        <presentation:notes draw:style-name="dp2">
          <draw:page-thumbnail draw:style-name="gr1" draw:layer="layout" svg:width="13.968cm" svg:height="10.476cm" svg:x="3.81cm" svg:y="2.123cm" draw:page-number="15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1" svg:font-family="'Lucida Console'" style:font-pitch="fixed"/>
    <style:font-face style:name="Liberation Sans5" svg:font-family="'Liberation Sans'" style:font-family-generic="swiss" style:font-pitch="fixed"/>
    <style:font-face style:name="Lucida Console2" svg:font-family="'Lucida Console'" style:font-family-generic="swiss" style:font-pitch="fixed"/>
    <style:font-face style:name="Liberation Sans2" svg:font-family="'Liberation Sans'" style:font-pitch="variable"/>
    <style:font-face style:name="Lucida Console" svg:font-family="'Lucida Conso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iberation Sans3" svg:font-family="'Liberation Sans'" style:font-family-generic="swiss" style:font-pitch="variable"/>
    <style:font-face style:name="Liberation Sans4" svg:font-family="'Liberation Sans'" style:font-adornments="Italic"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Cruise</meta:initial-creator>
    <meta:creation-date>2014-05-22T18:57:25.452240802</meta:creation-date>
    <meta:editing-duration>PT15H28M57S</meta:editing-duration>
    <meta:editing-cycles>57</meta:editing-cycles>
    <dc:date>2014-05-23T16:05:39.936171582</dc:date>
    <meta:generator>LibreOffice/4.2.4.2$Linux_X86_64 LibreOffice_project/420$Build-2</meta:generator>
    <meta:document-statistic meta:object-count="692"/>
  </office:meta>
</office:document-meta>
</file>